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2815in" svg:height="8.1567in" svg:x="10.1031in" svg:y="1.9657in">
            <draw:object draw:notify-on-update-of-ranges="Sheet1.A1:Sheet1.A14 Sheet1.A15:Sheet1.A15 Sheet1.B1:Sheet1.B14 Sheet1.C1:Sheet1.C14 Sheet1.C15:Sheet1.C15 Sheet1.D1:Sheet1.D14 Sheet1.E1:Sheet1.E14 Sheet1.E15:Sheet1.E15 Sheet1.F1:Sheet1.F14 Sheet1.J4:Sheet1.J4 Sheet1.I1:Sheet1.I179 Sheet1.G1:Sheet1.G17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style-name="ce1" office:value-type="float" office:value="36.68" calcext:value-type="float">
            <text:p>36.68</text:p>
          </table:table-cell>
          <table:table-cell table:style-name="ce1" office:value-type="float" office:value="29800" calcext:value-type="float">
            <text:p>29800</text:p>
          </table:table-cell>
          <table:table-cell table:style-name="ce1" office:value-type="float" office:value="87.08" calcext:value-type="float">
            <text:p>87.08</text:p>
          </table:table-cell>
          <table:table-cell table:style-name="ce1" office:value-type="float" office:value="10512" calcext:value-type="float">
            <text:p>10512</text:p>
          </table:table-cell>
          <table:table-cell table:style-name="ce1" office:value-type="float" office:value="162.5" calcext:value-type="float">
            <text:p>162.5</text:p>
          </table:table-cell>
          <table:table-cell table:style-name="ce1" office:value-type="float" office:value="6210" calcext:value-type="float">
            <text:p>6210</text:p>
          </table:table-cell>
          <table:table-cell office:value-type="float" office:value="20" calcext:value-type="float">
            <text:p>20</text:p>
          </table:table-cell>
          <table:table-cell table:formula="of:=CONVERT([.G1]; &quot;F&quot;; &quot;K&quot;)" office:value-type="float" office:value="266.483333333333" calcext:value-type="float">
            <text:p>266.483333333333</text:p>
          </table:table-cell>
          <table:table-cell table:formula="of:=10000 * EXP( 4100 * (1/[.H1] - 1/298.15))" office:value-type="float" office:value="51248.9584760399" calcext:value-type="float">
            <text:p>51248.9584760399</text:p>
          </table:table-cell>
          <table:table-cell/>
        </table:table-row>
        <table:table-row table:style-name="ro1">
          <table:table-cell table:style-name="ce1" office:value-type="float" office:value="36.32" calcext:value-type="float">
            <text:p>36.32</text:p>
          </table:table-cell>
          <table:table-cell table:style-name="ce1" office:value-type="float" office:value="29300" calcext:value-type="float">
            <text:p>29300</text:p>
          </table:table-cell>
          <table:table-cell table:style-name="ce1" office:value-type="float" office:value="87.08" calcext:value-type="float">
            <text:p>87.08</text:p>
          </table:table-cell>
          <table:table-cell table:style-name="ce1" office:value-type="float" office:value="9780" calcext:value-type="float">
            <text:p>9780</text:p>
          </table:table-cell>
          <table:table-cell table:style-name="ce1" office:value-type="float" office:value="161.6" calcext:value-type="float">
            <text:p>161.6</text:p>
          </table:table-cell>
          <table:table-cell table:style-name="ce1" office:value-type="float" office:value="3880" calcext:value-type="float">
            <text:p>3880</text:p>
          </table:table-cell>
          <table:table-cell table:formula="of:=[.G1]+1" office:value-type="float" office:value="21" calcext:value-type="float">
            <text:p>21</text:p>
          </table:table-cell>
          <table:table-cell table:formula="of:=CONVERT([.G2]; &quot;F&quot;; &quot;K&quot;)" office:value-type="float" office:value="267.038888888889" calcext:value-type="float">
            <text:p>267.038888888889</text:p>
          </table:table-cell>
          <table:table-cell table:formula="of:=10000 * EXP( 4100 * (1/[.H2] - 1/298.15))" office:value-type="float" office:value="49634.5263552575" calcext:value-type="float">
            <text:p>49634.5263552575</text:p>
          </table:table-cell>
          <table:table-cell/>
        </table:table-row>
        <table:table-row table:style-name="ro1">
          <table:table-cell table:style-name="ce1" office:value-type="float" office:value="37.4" calcext:value-type="float">
            <text:p>37.4</text:p>
          </table:table-cell>
          <table:table-cell table:style-name="ce1" office:value-type="float" office:value="28000" calcext:value-type="float">
            <text:p>28000</text:p>
          </table:table-cell>
          <table:table-cell table:style-name="ce1" office:value-type="float" office:value="87.44" calcext:value-type="float">
            <text:p>87.44</text:p>
          </table:table-cell>
          <table:table-cell table:style-name="ce1" office:value-type="float" office:value="9640" calcext:value-type="float">
            <text:p>9640</text:p>
          </table:table-cell>
          <table:table-cell table:style-name="ce1" office:value-type="float" office:value="130.82" calcext:value-type="float">
            <text:p>130.82</text:p>
          </table:table-cell>
          <table:table-cell table:style-name="ce1" office:value-type="float" office:value="440" calcext:value-type="float">
            <text:p>440</text:p>
          </table:table-cell>
          <table:table-cell table:formula="of:=[.G2]+1" office:value-type="float" office:value="22" calcext:value-type="float">
            <text:p>22</text:p>
          </table:table-cell>
          <table:table-cell table:formula="of:=CONVERT([.G3]; &quot;F&quot;; &quot;K&quot;)" office:value-type="float" office:value="267.594444444444" calcext:value-type="float">
            <text:p>267.594444444444</text:p>
          </table:table-cell>
          <table:table-cell table:formula="of:=10000 * EXP( 4100 * (1/[.H3] - 1/298.15))" office:value-type="float" office:value="48077.3410598973" calcext:value-type="float">
            <text:p>48077.3410598973</text:p>
          </table:table-cell>
          <table:table-cell/>
        </table:table-row>
        <table:table-row table:style-name="ro1">
          <table:table-cell table:style-name="ce1" office:value-type="float" office:value="37.04" calcext:value-type="float">
            <text:p>37.04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87.44" calcext:value-type="float">
            <text:p>87.44</text:p>
          </table:table-cell>
          <table:table-cell table:style-name="ce1" office:value-type="float" office:value="10630" calcext:value-type="float">
            <text:p>10630</text:p>
          </table:table-cell>
          <table:table-cell table:style-name="ce1" office:value-type="float" office:value="149.9" calcext:value-type="float">
            <text:p>149.9</text:p>
          </table:table-cell>
          <table:table-cell table:style-name="ce1" office:value-type="float" office:value="3800" calcext:value-type="float">
            <text:p>3800</text:p>
          </table:table-cell>
          <table:table-cell table:formula="of:=[.G3]+1" office:value-type="float" office:value="23" calcext:value-type="float">
            <text:p>23</text:p>
          </table:table-cell>
          <table:table-cell table:formula="of:=CONVERT([.G4]; &quot;F&quot;; &quot;K&quot;)" office:value-type="float" office:value="268.15" calcext:value-type="float">
            <text:p>268.15</text:p>
          </table:table-cell>
          <table:table-cell table:formula="of:=10000 * EXP( 4100 * (1/[.H4] - 1/298.15))" office:value-type="float" office:value="46575.1606542209" calcext:value-type="float">
            <text:p>46575.1606542209</text:p>
          </table:table-cell>
          <table:table-cell office:value-type="string" calcext:value-type="string">
            <text:p>Expected</text:p>
          </table:table-cell>
        </table:table-row>
        <table:table-row table:style-name="ro1">
          <table:table-cell table:style-name="ce1" office:value-type="float" office:value="36.86" calcext:value-type="float">
            <text:p>36.86</text:p>
          </table:table-cell>
          <table:table-cell table:style-name="ce1" office:value-type="float" office:value="32220" calcext:value-type="float">
            <text:p>32220</text:p>
          </table:table-cell>
          <table:table-cell table:style-name="ce1" office:value-type="float" office:value="90.86" calcext:value-type="float">
            <text:p>90.86</text:p>
          </table:table-cell>
          <table:table-cell table:style-name="ce1" office:value-type="float" office:value="10069" calcext:value-type="float">
            <text:p>10069</text:p>
          </table:table-cell>
          <table:table-cell table:style-name="ce1" office:value-type="float" office:value="153.86" calcext:value-type="float">
            <text:p>153.86</text:p>
          </table:table-cell>
          <table:table-cell table:style-name="ce1" office:value-type="float" office:value="3059" calcext:value-type="float">
            <text:p>3059</text:p>
          </table:table-cell>
          <table:table-cell table:formula="of:=[.G4]+1" office:value-type="float" office:value="24" calcext:value-type="float">
            <text:p>24</text:p>
          </table:table-cell>
          <table:table-cell table:formula="of:=CONVERT([.G5]; &quot;F&quot;; &quot;K&quot;)" office:value-type="float" office:value="268.705555555556" calcext:value-type="float">
            <text:p>268.705555555556</text:p>
          </table:table-cell>
          <table:table-cell table:formula="of:=10000 * EXP( 4100 * (1/[.H5] - 1/298.15))" office:value-type="float" office:value="45125.8388924289" calcext:value-type="float">
            <text:p>45125.8388924289</text:p>
          </table:table-cell>
          <table:table-cell/>
        </table:table-row>
        <table:table-row table:style-name="ro1">
          <table:table-cell table:style-name="ce1" office:value-type="float" office:value="36.86" calcext:value-type="float">
            <text:p>36.86</text:p>
          </table:table-cell>
          <table:table-cell table:style-name="ce1" office:value-type="float" office:value="28600" calcext:value-type="float">
            <text:p>28600</text:p>
          </table:table-cell>
          <table:table-cell table:style-name="ce1" office:value-type="float" office:value="87.08" calcext:value-type="float">
            <text:p>87.08</text:p>
          </table:table-cell>
          <table:table-cell table:style-name="ce1" office:value-type="float" office:value="9780" calcext:value-type="float">
            <text:p>9780</text:p>
          </table:table-cell>
          <table:table-cell table:style-name="ce1" office:value-type="float" office:value="162.86" calcext:value-type="float">
            <text:p>162.86</text:p>
          </table:table-cell>
          <table:table-cell table:style-name="ce1" office:value-type="float" office:value="5100" calcext:value-type="float">
            <text:p>5100</text:p>
          </table:table-cell>
          <table:table-cell table:formula="of:=[.G5]+1" office:value-type="float" office:value="25" calcext:value-type="float">
            <text:p>25</text:p>
          </table:table-cell>
          <table:table-cell table:formula="of:=CONVERT([.G6]; &quot;F&quot;; &quot;K&quot;)" office:value-type="float" office:value="269.261111111111" calcext:value-type="float">
            <text:p>269.261111111111</text:p>
          </table:table-cell>
          <table:table-cell table:formula="of:=10000 * EXP( 4100 * (1/[.H6] - 1/298.15))" office:value-type="float" office:value="43727.3208113607" calcext:value-type="float">
            <text:p>43727.3208113607</text:p>
          </table:table-cell>
          <table:table-cell/>
        </table:table-row>
        <table:table-row table:style-name="ro1">
          <table:table-cell table:style-name="ce1" office:value-type="float" office:value="36.68" calcext:value-type="float">
            <text:p>36.68</text:p>
          </table:table-cell>
          <table:table-cell table:style-name="ce1" office:value-type="float" office:value="32201" calcext:value-type="float">
            <text:p>32201</text:p>
          </table:table-cell>
          <table:table-cell table:style-name="ce1" office:value-type="float" office:value="86.72" calcext:value-type="float">
            <text:p>86.72</text:p>
          </table:table-cell>
          <table:table-cell table:style-name="ce1" office:value-type="float" office:value="10450" calcext:value-type="float">
            <text:p>10450</text:p>
          </table:table-cell>
          <table:table-cell table:style-name="ce1" office:value-type="float" office:value="177.26" calcext:value-type="float">
            <text:p>177.26</text:p>
          </table:table-cell>
          <table:table-cell table:style-name="ce1" office:value-type="float" office:value="4122" calcext:value-type="float">
            <text:p>4122</text:p>
          </table:table-cell>
          <table:table-cell table:formula="of:=[.G6]+1" office:value-type="float" office:value="26" calcext:value-type="float">
            <text:p>26</text:p>
          </table:table-cell>
          <table:table-cell table:formula="of:=CONVERT([.G7]; &quot;F&quot;; &quot;K&quot;)" office:value-type="float" office:value="269.816666666667" calcext:value-type="float">
            <text:p>269.816666666667</text:p>
          </table:table-cell>
          <table:table-cell table:formula="of:=10000 * EXP( 4100 * (1/[.H7] - 1/298.15))" office:value-type="float" office:value="42377.6385405558" calcext:value-type="float">
            <text:p>42377.6385405558</text:p>
          </table:table-cell>
          <table:table-cell/>
        </table:table-row>
        <table:table-row table:style-name="ro1">
          <table:table-cell table:style-name="ce1" office:value-type="float" office:value="36.86" calcext:value-type="float">
            <text:p>36.86</text:p>
          </table:table-cell>
          <table:table-cell table:style-name="ce1" office:value-type="float" office:value="32200" calcext:value-type="float">
            <text:p>32200</text:p>
          </table:table-cell>
          <table:table-cell table:style-name="ce1" office:value-type="float" office:value="87.08" calcext:value-type="float">
            <text:p>87.08</text:p>
          </table:table-cell>
          <table:table-cell table:style-name="ce1" office:value-type="float" office:value="9919.8" calcext:value-type="float">
            <text:p>9919.8</text:p>
          </table:table-cell>
          <table:table-cell table:style-name="ce1" office:value-type="float" office:value="162.86" calcext:value-type="float">
            <text:p>162.86</text:p>
          </table:table-cell>
          <table:table-cell table:style-name="ce1" office:value-type="float" office:value="4650" calcext:value-type="float">
            <text:p>4650</text:p>
          </table:table-cell>
          <table:table-cell table:formula="of:=[.G7]+1" office:value-type="float" office:value="27" calcext:value-type="float">
            <text:p>27</text:p>
          </table:table-cell>
          <table:table-cell table:formula="of:=CONVERT([.G8]; &quot;F&quot;; &quot;K&quot;)" office:value-type="float" office:value="270.372222222222" calcext:value-type="float">
            <text:p>270.372222222222</text:p>
          </table:table-cell>
          <table:table-cell table:formula="of:=10000 * EXP( 4100 * (1/[.H8] - 1/298.15))" office:value-type="float" office:value="41074.907318267" calcext:value-type="float">
            <text:p>41074.907318267</text:p>
          </table:table-cell>
          <table:table-cell/>
        </table:table-row>
        <table:table-row table:style-name="ro1">
          <table:table-cell table:style-name="ce1" office:value-type="float" office:value="36.14" calcext:value-type="float">
            <text:p>36.14</text:p>
          </table:table-cell>
          <table:table-cell table:style-name="ce1" office:value-type="float" office:value="10194" calcext:value-type="float">
            <text:p>10194</text:p>
          </table:table-cell>
          <table:table-cell table:style-name="ce1" office:value-type="float" office:value="87.26" calcext:value-type="float">
            <text:p>87.26</text:p>
          </table:table-cell>
          <table:table-cell table:style-name="ce1" office:value-type="float" office:value="9990" calcext:value-type="float">
            <text:p>9990</text:p>
          </table:table-cell>
          <table:table-cell table:style-name="ce1" office:value-type="float" office:value="143.96" calcext:value-type="float">
            <text:p>143.96</text:p>
          </table:table-cell>
          <table:table-cell table:style-name="ce1" office:value-type="float" office:value="3650" calcext:value-type="float">
            <text:p>3650</text:p>
          </table:table-cell>
          <table:table-cell table:formula="of:=[.G8]+1" office:value-type="float" office:value="28" calcext:value-type="float">
            <text:p>28</text:p>
          </table:table-cell>
          <table:table-cell table:formula="of:=CONVERT([.G9]; &quot;F&quot;; &quot;K&quot;)" office:value-type="float" office:value="270.927777777778" calcext:value-type="float">
            <text:p>270.927777777778</text:p>
          </table:table-cell>
          <table:table-cell table:formula="of:=10000 * EXP( 4100 * (1/[.H9] - 1/298.15))" office:value-type="float" office:value="39817.3217026538" calcext:value-type="float">
            <text:p>39817.3217026538</text:p>
          </table:table-cell>
          <table:table-cell/>
        </table:table-row>
        <table:table-row table:style-name="ro1">
          <table:table-cell table:style-name="ce1" office:value-type="float" office:value="36.32" calcext:value-type="float">
            <text:p>36.32</text:p>
          </table:table-cell>
          <table:table-cell table:style-name="ce1" office:value-type="float" office:value="31920" calcext:value-type="float">
            <text:p>31920</text:p>
          </table:table-cell>
          <table:table-cell table:style-name="ce1" office:value-type="float" office:value="86.36" calcext:value-type="float">
            <text:p>86.36</text:p>
          </table:table-cell>
          <table:table-cell table:style-name="ce1" office:value-type="float" office:value="8036" calcext:value-type="float">
            <text:p>8036</text:p>
          </table:table-cell>
          <table:table-cell table:style-name="ce1" office:value-type="float" office:value="180.32" calcext:value-type="float">
            <text:p>180.32</text:p>
          </table:table-cell>
          <table:table-cell table:style-name="ce1" office:value-type="float" office:value="4346" calcext:value-type="float">
            <text:p>4346</text:p>
          </table:table-cell>
          <table:table-cell table:formula="of:=[.G9]+1" office:value-type="float" office:value="29" calcext:value-type="float">
            <text:p>29</text:p>
          </table:table-cell>
          <table:table-cell table:formula="of:=CONVERT([.G10]; &quot;F&quot;; &quot;K&quot;)" office:value-type="float" office:value="271.483333333333" calcext:value-type="float">
            <text:p>271.483333333333</text:p>
          </table:table-cell>
          <table:table-cell table:formula="of:=10000 * EXP( 4100 * (1/[.H10] - 1/298.15))" office:value-type="float" office:value="38603.1519679783" calcext:value-type="float">
            <text:p>38603.1519679783</text:p>
          </table:table-cell>
          <table:table-cell/>
        </table:table-row>
        <table:table-row table:style-name="ro1"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22000" calcext:value-type="float">
            <text:p>22000</text:p>
          </table:table-cell>
          <table:table-cell table:style-name="ce1" office:value-type="float" office:value="87.08" calcext:value-type="float">
            <text:p>87.08</text:p>
          </table:table-cell>
          <table:table-cell table:style-name="ce1" office:value-type="float" office:value="9200" calcext:value-type="float">
            <text:p>9200</text:p>
          </table:table-cell>
          <table:table-cell table:style-name="ce1" office:value-type="float" office:value="165.2" calcext:value-type="float">
            <text:p>165.2</text:p>
          </table:table-cell>
          <table:table-cell table:style-name="ce1" office:value-type="float" office:value="3700" calcext:value-type="float">
            <text:p>3700</text:p>
          </table:table-cell>
          <table:table-cell table:formula="of:=[.G10]+1" office:value-type="float" office:value="30" calcext:value-type="float">
            <text:p>30</text:p>
          </table:table-cell>
          <table:table-cell table:formula="of:=CONVERT([.G11]; &quot;F&quot;; &quot;K&quot;)" office:value-type="float" office:value="272.038888888889" calcext:value-type="float">
            <text:p>272.038888888889</text:p>
          </table:table-cell>
          <table:table-cell table:formula="of:=10000 * EXP( 4100 * (1/[.H11] - 1/298.15))" office:value-type="float" office:value="37430.7406761889" calcext:value-type="float">
            <text:p>37430.7406761889</text:p>
          </table:table-cell>
          <table:table-cell/>
        </table:table-row>
        <table:table-row table:style-name="ro1">
          <table:table-cell table:style-name="ce1" office:value-type="float" office:value="36.7" calcext:value-type="float">
            <text:p>36.7</text:p>
          </table:table-cell>
          <table:table-cell table:style-name="ce1" office:value-type="float" office:value="30900" calcext:value-type="float">
            <text:p>30900</text:p>
          </table:table-cell>
          <table:table-cell table:style-name="ce1" office:value-type="float" office:value="87.44" calcext:value-type="float">
            <text:p>87.44</text:p>
          </table:table-cell>
          <table:table-cell table:style-name="ce1" office:value-type="float" office:value="9998" calcext:value-type="float">
            <text:p>9998</text:p>
          </table:table-cell>
          <table:table-cell table:style-name="ce1" office:value-type="float" office:value="127.4" calcext:value-type="float">
            <text:p>127.4</text:p>
          </table:table-cell>
          <table:table-cell table:style-name="ce1" office:value-type="float" office:value="7300" calcext:value-type="float">
            <text:p>7300</text:p>
          </table:table-cell>
          <table:table-cell table:formula="of:=[.G11]+1" office:value-type="float" office:value="31" calcext:value-type="float">
            <text:p>31</text:p>
          </table:table-cell>
          <table:table-cell table:formula="of:=CONVERT([.G12]; &quot;F&quot;; &quot;K&quot;)" office:value-type="float" office:value="272.594444444444" calcext:value-type="float">
            <text:p>272.594444444444</text:p>
          </table:table-cell>
          <table:table-cell table:formula="of:=10000 * EXP( 4100 * (1/[.H12] - 1/298.15))" office:value-type="float" office:value="36298.4994148056" calcext:value-type="float">
            <text:p>36298.4994148056</text:p>
          </table:table-cell>
          <table:table-cell/>
        </table:table-row>
        <table:table-row table:style-name="ro1"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13500" calcext:value-type="float">
            <text:p>13500</text:p>
          </table:table-cell>
          <table:table-cell table:style-name="ce1" office:value-type="float" office:value="87.44" calcext:value-type="float">
            <text:p>87.44</text:p>
          </table:table-cell>
          <table:table-cell table:style-name="ce1" office:value-type="float" office:value="8670" calcext:value-type="float">
            <text:p>8670</text:p>
          </table:table-cell>
          <table:table-cell table:style-name="ce1" office:value-type="float" office:value="144.32" calcext:value-type="float">
            <text:p>144.32</text:p>
          </table:table-cell>
          <table:table-cell table:style-name="ce1" office:value-type="float" office:value="3500" calcext:value-type="float">
            <text:p>3500</text:p>
          </table:table-cell>
          <table:table-cell table:formula="of:=[.G12]+1" office:value-type="float" office:value="32" calcext:value-type="float">
            <text:p>32</text:p>
          </table:table-cell>
          <table:table-cell table:formula="of:=CONVERT([.G13]; &quot;F&quot;; &quot;K&quot;)" office:value-type="float" office:value="273.15" calcext:value-type="float">
            <text:p>273.15</text:p>
          </table:table-cell>
          <table:table-cell table:formula="of:=10000 * EXP( 4100 * (1/[.H13] - 1/298.15))" office:value-type="float" office:value="35204.9056925203" calcext:value-type="float">
            <text:p>35204.9056925203</text:p>
          </table:table-cell>
          <table:table-cell/>
        </table:table-row>
        <table:table-row table:style-name="ro1">
          <table:table-cell table:style-name="ce1" office:value-type="float" office:value="36.4" calcext:value-type="float">
            <text:p>36.4</text:p>
          </table:table-cell>
          <table:table-cell table:style-name="ce1" office:value-type="float" office:value="23000" calcext:value-type="float">
            <text:p>23000</text:p>
          </table:table-cell>
          <table:table-cell table:style-name="ce1" office:value-type="float" office:value="87.09" calcext:value-type="float">
            <text:p>87.09</text:p>
          </table:table-cell>
          <table:table-cell table:style-name="ce1" office:value-type="float" office:value="9980" calcext:value-type="float">
            <text:p>9980</text:p>
          </table:table-cell>
          <table:table-cell table:style-name="ce1" office:value-type="float" office:value="144.32" calcext:value-type="float">
            <text:p>144.32</text:p>
          </table:table-cell>
          <table:table-cell table:style-name="ce1" office:value-type="float" office:value="3650" calcext:value-type="float">
            <text:p>3650</text:p>
          </table:table-cell>
          <table:table-cell table:formula="of:=[.G13]+1" office:value-type="float" office:value="33" calcext:value-type="float">
            <text:p>33</text:p>
          </table:table-cell>
          <table:table-cell table:formula="of:=CONVERT([.G14]; &quot;F&quot;; &quot;K&quot;)" office:value-type="float" office:value="273.705555555556" calcext:value-type="float">
            <text:p>273.705555555556</text:p>
          </table:table-cell>
          <table:table-cell table:formula="of:=10000 * EXP( 4100 * (1/[.H14] - 1/298.15))" office:value-type="float" office:value="34148.4999843931" calcext:value-type="float">
            <text:p>34148.4999843931</text:p>
          </table:table-cell>
          <table:table-cell/>
        </table:table-row>
        <table:table-row table:style-name="ro1"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Room Temp</text:p>
          </table:table-cell>
          <table:table-cell/>
          <table:table-cell office:value-type="string" calcext:value-type="string">
            <text:p>Hot</text:p>
          </table:table-cell>
          <table:table-cell/>
          <table:table-cell table:formula="of:=[.G14]+1" office:value-type="float" office:value="34" calcext:value-type="float">
            <text:p>34</text:p>
          </table:table-cell>
          <table:table-cell table:formula="of:=CONVERT([.G15]; &quot;F&quot;; &quot;K&quot;)" office:value-type="float" office:value="274.261111111111" calcext:value-type="float">
            <text:p>274.261111111111</text:p>
          </table:table-cell>
          <table:table-cell table:formula="of:=10000 * EXP( 4100 * (1/[.H15] - 1/298.15))" office:value-type="float" office:value="33127.8829189708" calcext:value-type="float">
            <text:p>33127.8829189708</text:p>
          </table:table-cell>
          <table:table-cell/>
        </table:table-row>
        <table:table-row table:style-name="ro1">
          <table:table-cell table:number-columns-repeated="6"/>
          <table:table-cell table:formula="of:=[.G15]+1" office:value-type="float" office:value="35" calcext:value-type="float">
            <text:p>35</text:p>
          </table:table-cell>
          <table:table-cell table:formula="of:=CONVERT([.G16]; &quot;F&quot;; &quot;K&quot;)" office:value-type="float" office:value="274.816666666667" calcext:value-type="float">
            <text:p>274.816666666667</text:p>
          </table:table-cell>
          <table:table-cell table:formula="of:=10000 * EXP( 4100 * (1/[.H16] - 1/298.15))" office:value-type="float" office:value="32141.7126000685" calcext:value-type="float">
            <text:p>32141.7126000685</text:p>
          </table:table-cell>
          <table:table-cell/>
        </table:table-row>
        <table:table-row table:style-name="ro1">
          <table:table-cell table:number-columns-repeated="6"/>
          <table:table-cell table:formula="of:=[.G16]+1" office:value-type="float" office:value="36" calcext:value-type="float">
            <text:p>36</text:p>
          </table:table-cell>
          <table:table-cell table:formula="of:=CONVERT([.G17]; &quot;F&quot;; &quot;K&quot;)" office:value-type="float" office:value="275.372222222222" calcext:value-type="float">
            <text:p>275.372222222222</text:p>
          </table:table-cell>
          <table:table-cell table:formula="of:=10000 * EXP( 4100 * (1/[.H17] - 1/298.15))" office:value-type="float" office:value="31188.7020563485" calcext:value-type="float">
            <text:p>31188.7020563485</text:p>
          </table:table-cell>
          <table:table-cell/>
        </table:table-row>
        <table:table-row table:style-name="ro1">
          <table:table-cell table:number-columns-repeated="6"/>
          <table:table-cell table:formula="of:=[.G17]+1" office:value-type="float" office:value="37" calcext:value-type="float">
            <text:p>37</text:p>
          </table:table-cell>
          <table:table-cell table:formula="of:=CONVERT([.G18]; &quot;F&quot;; &quot;K&quot;)" office:value-type="float" office:value="275.927777777778" calcext:value-type="float">
            <text:p>275.927777777778</text:p>
          </table:table-cell>
          <table:table-cell table:formula="of:=10000 * EXP( 4100 * (1/[.H18] - 1/298.15))" office:value-type="float" office:value="30267.6168122046" calcext:value-type="float">
            <text:p>30267.6168122046</text:p>
          </table:table-cell>
          <table:table-cell/>
        </table:table-row>
        <table:table-row table:style-name="ro1">
          <table:table-cell table:number-columns-repeated="6"/>
          <table:table-cell table:formula="of:=[.G18]+1" office:value-type="float" office:value="38" calcext:value-type="float">
            <text:p>38</text:p>
          </table:table-cell>
          <table:table-cell table:formula="of:=CONVERT([.G19]; &quot;F&quot;; &quot;K&quot;)" office:value-type="float" office:value="276.483333333333" calcext:value-type="float">
            <text:p>276.483333333333</text:p>
          </table:table-cell>
          <table:table-cell table:formula="of:=10000 * EXP( 4100 * (1/[.H19] - 1/298.15))" office:value-type="float" office:value="29377.272573805" calcext:value-type="float">
            <text:p>29377.272573805</text:p>
          </table:table-cell>
          <table:table-cell/>
        </table:table-row>
        <table:table-row table:style-name="ro1">
          <table:table-cell table:number-columns-repeated="6"/>
          <table:table-cell table:formula="of:=[.G19]+1" office:value-type="float" office:value="39" calcext:value-type="float">
            <text:p>39</text:p>
          </table:table-cell>
          <table:table-cell table:formula="of:=CONVERT([.G20]; &quot;F&quot;; &quot;K&quot;)" office:value-type="float" office:value="277.038888888889" calcext:value-type="float">
            <text:p>277.038888888889</text:p>
          </table:table-cell>
          <table:table-cell table:formula="of:=10000 * EXP( 4100 * (1/[.H20] - 1/298.15))" office:value-type="float" office:value="28516.5330244791" calcext:value-type="float">
            <text:p>28516.5330244791</text:p>
          </table:table-cell>
          <table:table-cell/>
        </table:table-row>
        <table:table-row table:style-name="ro1">
          <table:table-cell table:number-columns-repeated="6"/>
          <table:table-cell table:formula="of:=[.G20]+1" office:value-type="float" office:value="40" calcext:value-type="float">
            <text:p>40</text:p>
          </table:table-cell>
          <table:table-cell table:formula="of:=CONVERT([.G21]; &quot;F&quot;; &quot;K&quot;)" office:value-type="float" office:value="277.594444444444" calcext:value-type="float">
            <text:p>277.594444444444</text:p>
          </table:table-cell>
          <table:table-cell table:formula="of:=10000 * EXP( 4100 * (1/[.H21] - 1/298.15))" office:value-type="float" office:value="27684.3077239458" calcext:value-type="float">
            <text:p>27684.3077239458</text:p>
          </table:table-cell>
          <table:table-cell/>
        </table:table-row>
        <table:table-row table:style-name="ro1">
          <table:table-cell table:number-columns-repeated="6"/>
          <table:table-cell table:formula="of:=[.G21]+1" office:value-type="float" office:value="41" calcext:value-type="float">
            <text:p>41</text:p>
          </table:table-cell>
          <table:table-cell table:formula="of:=CONVERT([.G22]; &quot;F&quot;; &quot;K&quot;)" office:value-type="float" office:value="278.15" calcext:value-type="float">
            <text:p>278.15</text:p>
          </table:table-cell>
          <table:table-cell table:formula="of:=10000 * EXP( 4100 * (1/[.H22] - 1/298.15))" office:value-type="float" office:value="26879.550106172" calcext:value-type="float">
            <text:p>26879.550106172</text:p>
          </table:table-cell>
          <table:table-cell/>
        </table:table-row>
        <table:table-row table:style-name="ro1">
          <table:table-cell table:number-columns-repeated="6"/>
          <table:table-cell table:formula="of:=[.G22]+1" office:value-type="float" office:value="42" calcext:value-type="float">
            <text:p>42</text:p>
          </table:table-cell>
          <table:table-cell table:formula="of:=CONVERT([.G23]; &quot;F&quot;; &quot;K&quot;)" office:value-type="float" office:value="278.705555555556" calcext:value-type="float">
            <text:p>278.705555555556</text:p>
          </table:table-cell>
          <table:table-cell table:formula="of:=10000 * EXP( 4100 * (1/[.H23] - 1/298.15))" office:value-type="float" office:value="26101.2555709271" calcext:value-type="float">
            <text:p>26101.2555709271</text:p>
          </table:table-cell>
          <table:table-cell/>
        </table:table-row>
        <table:table-row table:style-name="ro1">
          <table:table-cell table:number-columns-repeated="6"/>
          <table:table-cell table:formula="of:=[.G23]+1" office:value-type="float" office:value="43" calcext:value-type="float">
            <text:p>43</text:p>
          </table:table-cell>
          <table:table-cell table:formula="of:=CONVERT([.G24]; &quot;F&quot;; &quot;K&quot;)" office:value-type="float" office:value="279.261111111111" calcext:value-type="float">
            <text:p>279.261111111111</text:p>
          </table:table-cell>
          <table:table-cell table:formula="of:=10000 * EXP( 4100 * (1/[.H24] - 1/298.15))" office:value-type="float" office:value="25348.4596643643" calcext:value-type="float">
            <text:p>25348.459664364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cent diff</text:p>
          </table:table-cell>
          <table:table-cell table:number-columns-repeated="2"/>
          <table:table-cell table:formula="of:=[.G24]+1" office:value-type="float" office:value="44" calcext:value-type="float">
            <text:p>44</text:p>
          </table:table-cell>
          <table:table-cell table:formula="of:=CONVERT([.G25]; &quot;F&quot;; &quot;K&quot;)" office:value-type="float" office:value="279.816666666667" calcext:value-type="float">
            <text:p>279.816666666667</text:p>
          </table:table-cell>
          <table:table-cell table:formula="of:=10000 * EXP( 4100 * (1/[.H25] - 1/298.15))" office:value-type="float" office:value="24620.2363442017" calcext:value-type="float">
            <text:p>24620.2363442017</text:p>
          </table:table-cell>
          <table:table-cell/>
        </table:table-row>
        <table:table-row table:style-name="ro1">
          <table:table-cell table:style-name="ce1" office:value-type="float" office:value="672.8" calcext:value-type="float">
            <text:p>672.8</text:p>
          </table:table-cell>
          <table:table-cell table:style-name="ce1" office:value-type="float" office:value="0.99982" calcext:value-type="float">
            <text:p>0.99982</text:p>
          </table:table-cell>
          <table:table-cell table:style-name="ce1" office:value-type="float" office:value="46.823" calcext:value-type="float">
            <text:p>46.823</text:p>
          </table:table-cell>
          <table:table-cell/>
          <table:table-cell table:style-name="ce3" table:formula="of:=ABS([.B26]-1)/1 * 100" office:value-type="float" office:value="0.0179999999999958" calcext:value-type="float">
            <text:p>0.017999999999996</text:p>
          </table:table-cell>
          <table:table-cell table:formula="of:=ABS([.C26]-47)/47 * 100" office:value-type="float" office:value="0.37659574468085" calcext:value-type="float">
            <text:p>0.37659574468085</text:p>
          </table:table-cell>
          <table:table-cell table:formula="of:=[.G25]+1" office:value-type="float" office:value="45" calcext:value-type="float">
            <text:p>45</text:p>
          </table:table-cell>
          <table:table-cell table:formula="of:=CONVERT([.G26]; &quot;F&quot;; &quot;K&quot;)" office:value-type="float" office:value="280.372222222222" calcext:value-type="float">
            <text:p>280.372222222222</text:p>
          </table:table-cell>
          <table:table-cell table:formula="of:=10000 * EXP( 4100 * (1/[.H26] - 1/298.15))" office:value-type="float" office:value="23915.6963253111" calcext:value-type="float">
            <text:p>23915.6963253111</text:p>
          </table:table-cell>
          <table:table-cell/>
        </table:table-row>
        <table:table-row table:style-name="ro1">
          <table:table-cell table:style-name="ce1" office:value-type="float" office:value="670.69" calcext:value-type="float">
            <text:p>670.69</text:p>
          </table:table-cell>
          <table:table-cell table:style-name="ce1" office:value-type="float" office:value="0.9893" calcext:value-type="float">
            <text:p>0.9893</text:p>
          </table:table-cell>
          <table:table-cell table:style-name="ce1" office:value-type="float" office:value="46.5" calcext:value-type="float">
            <text:p>46.5</text:p>
          </table:table-cell>
          <table:table-cell/>
          <table:table-cell table:style-name="ce3" table:formula="of:=ABS([.B27]-1)/1 * 100" office:value-type="float" office:value="1.06999999999999" calcext:value-type="float">
            <text:p>1.06999999999999</text:p>
          </table:table-cell>
          <table:table-cell table:formula="of:=ABS([.C27]-47)/47 * 100" office:value-type="float" office:value="1.06382978723404" calcext:value-type="float">
            <text:p>1.06382978723404</text:p>
          </table:table-cell>
          <table:table-cell table:formula="of:=[.G26]+1" office:value-type="float" office:value="46" calcext:value-type="float">
            <text:p>46</text:p>
          </table:table-cell>
          <table:table-cell table:formula="of:=CONVERT([.G27]; &quot;F&quot;; &quot;K&quot;)" office:value-type="float" office:value="280.927777777778" calcext:value-type="float">
            <text:p>280.927777777778</text:p>
          </table:table-cell>
          <table:table-cell table:formula="of:=10000 * EXP( 4100 * (1/[.H27] - 1/298.15))" office:value-type="float" office:value="23233.9855017452" calcext:value-type="float">
            <text:p>23233.9855017452</text:p>
          </table:table-cell>
          <table:table-cell/>
        </table:table-row>
        <table:table-row table:style-name="ro1">
          <table:table-cell table:style-name="ce1" office:value-type="float" office:value="670.3" calcext:value-type="float">
            <text:p>670.3</text:p>
          </table:table-cell>
          <table:table-cell table:style-name="ce1" office:value-type="float" office:value="0.994" calcext:value-type="float">
            <text:p>0.994</text:p>
          </table:table-cell>
          <table:table-cell table:style-name="ce1" office:value-type="float" office:value="46.35" calcext:value-type="float">
            <text:p>46.35</text:p>
          </table:table-cell>
          <table:table-cell/>
          <table:table-cell table:style-name="ce3" table:formula="of:=ABS([.B28]-1)/1 * 100" office:value-type="float" office:value="0.600000000000001" calcext:value-type="float">
            <text:p>0.600000000000001</text:p>
          </table:table-cell>
          <table:table-cell table:formula="of:=ABS([.C28]-47)/47 * 100" office:value-type="float" office:value="1.38297872340425" calcext:value-type="float">
            <text:p>1.38297872340425</text:p>
          </table:table-cell>
          <table:table-cell table:formula="of:=[.G27]+1" office:value-type="float" office:value="47" calcext:value-type="float">
            <text:p>47</text:p>
          </table:table-cell>
          <table:table-cell table:formula="of:=CONVERT([.G28]; &quot;F&quot;; &quot;K&quot;)" office:value-type="float" office:value="281.483333333333" calcext:value-type="float">
            <text:p>281.483333333333</text:p>
          </table:table-cell>
          <table:table-cell table:formula="of:=10000 * EXP( 4100 * (1/[.H28] - 1/298.15))" office:value-type="float" office:value="22574.2834414373" calcext:value-type="float">
            <text:p>22574.2834414373</text:p>
          </table:table-cell>
          <table:table-cell/>
        </table:table-row>
        <table:table-row table:style-name="ro1">
          <table:table-cell table:style-name="ce1" office:value-type="float" office:value="668.5" calcext:value-type="float">
            <text:p>668.5</text:p>
          </table:table-cell>
          <table:table-cell table:style-name="ce1" office:value-type="float" office:value="0.9999" calcext:value-type="float">
            <text:p>0.9999</text:p>
          </table:table-cell>
          <table:table-cell table:style-name="ce1" office:value-type="float" office:value="46.81" calcext:value-type="float">
            <text:p>46.81</text:p>
          </table:table-cell>
          <table:table-cell/>
          <table:table-cell table:style-name="ce3" table:formula="of:=ABS([.B29]-1)/1 * 100" office:value-type="float" office:value="0.0099999999999989" calcext:value-type="float">
            <text:p>0.009999999999999</text:p>
          </table:table-cell>
          <table:table-cell table:formula="of:=ABS([.C29]-47)/47 * 100" office:value-type="float" office:value="0.404255319148931" calcext:value-type="float">
            <text:p>0.404255319148931</text:p>
          </table:table-cell>
          <table:table-cell table:formula="of:=[.G28]+1" office:value-type="float" office:value="48" calcext:value-type="float">
            <text:p>48</text:p>
          </table:table-cell>
          <table:table-cell table:formula="of:=CONVERT([.G29]; &quot;F&quot;; &quot;K&quot;)" office:value-type="float" office:value="282.038888888889" calcext:value-type="float">
            <text:p>282.038888888889</text:p>
          </table:table-cell>
          <table:table-cell table:formula="of:=10000 * EXP( 4100 * (1/[.H29] - 1/298.15))" office:value-type="float" office:value="21935.8019500065" calcext:value-type="float">
            <text:p>21935.8019500065</text:p>
          </table:table-cell>
          <table:table-cell/>
        </table:table-row>
        <table:table-row table:style-name="ro1">
          <table:table-cell table:style-name="ce1" office:value-type="float" office:value="673.88" calcext:value-type="float">
            <text:p>673.88</text:p>
          </table:table-cell>
          <table:table-cell table:style-name="ce1" office:value-type="float" office:value="0.97919" calcext:value-type="float">
            <text:p>0.97919</text:p>
          </table:table-cell>
          <table:table-cell table:style-name="ce1" office:value-type="float" office:value="46.424" calcext:value-type="float">
            <text:p>46.424</text:p>
          </table:table-cell>
          <table:table-cell/>
          <table:table-cell table:style-name="ce3" table:formula="of:=ABS([.B30]-1)/1 * 100" office:value-type="float" office:value="2.08099999999999" calcext:value-type="float">
            <text:p>2.08099999999999</text:p>
          </table:table-cell>
          <table:table-cell table:formula="of:=ABS([.C30]-47)/47 * 100" office:value-type="float" office:value="1.22553191489362" calcext:value-type="float">
            <text:p>1.22553191489362</text:p>
          </table:table-cell>
          <table:table-cell table:formula="of:=[.G29]+1" office:value-type="float" office:value="49" calcext:value-type="float">
            <text:p>49</text:p>
          </table:table-cell>
          <table:table-cell table:formula="of:=CONVERT([.G30]; &quot;F&quot;; &quot;K&quot;)" office:value-type="float" office:value="282.594444444444" calcext:value-type="float">
            <text:p>282.594444444444</text:p>
          </table:table-cell>
          <table:table-cell table:formula="of:=10000 * EXP( 4100 * (1/[.H30] - 1/298.15))" office:value-type="float" office:value="21317.7837002882" calcext:value-type="float">
            <text:p>21317.7837002882</text:p>
          </table:table-cell>
          <table:table-cell/>
        </table:table-row>
        <table:table-row table:style-name="ro1">
          <table:table-cell table:style-name="ce1" office:value-type="float" office:value="674.43" calcext:value-type="float">
            <text:p>674.43</text:p>
          </table:table-cell>
          <table:table-cell table:style-name="ce1" office:value-type="float" office:value="0.99245" calcext:value-type="float">
            <text:p>0.99245</text:p>
          </table:table-cell>
          <table:table-cell table:style-name="ce1" office:value-type="float" office:value="46.444" calcext:value-type="float">
            <text:p>46.444</text:p>
          </table:table-cell>
          <table:table-cell/>
          <table:table-cell table:style-name="ce3" table:formula="of:=ABS([.B31]-1)/1 * 100" office:value-type="float" office:value="0.754999999999995" calcext:value-type="float">
            <text:p>0.754999999999995</text:p>
          </table:table-cell>
          <table:table-cell table:formula="of:=ABS([.C31]-47)/47 * 100" office:value-type="float" office:value="1.18297872340425" calcext:value-type="float">
            <text:p>1.18297872340425</text:p>
          </table:table-cell>
          <table:table-cell table:formula="of:=[.G30]+1" office:value-type="float" office:value="50" calcext:value-type="float">
            <text:p>50</text:p>
          </table:table-cell>
          <table:table-cell table:formula="of:=CONVERT([.G31]; &quot;F&quot;; &quot;K&quot;)" office:value-type="float" office:value="283.15" calcext:value-type="float">
            <text:p>283.15</text:p>
          </table:table-cell>
          <table:table-cell table:formula="of:=10000 * EXP( 4100 * (1/[.H31] - 1/298.15))" office:value-type="float" office:value="20719.5009243823" calcext:value-type="float">
            <text:p>20719.5009243823</text:p>
          </table:table-cell>
          <table:table-cell/>
        </table:table-row>
        <table:table-row table:style-name="ro1">
          <table:table-cell table:style-name="ce1" office:value-type="float" office:value="671.04" calcext:value-type="float">
            <text:p>671.04</text:p>
          </table:table-cell>
          <table:table-cell table:style-name="ce1" office:value-type="float" office:value="0.984" calcext:value-type="float">
            <text:p>0.984</text:p>
          </table:table-cell>
          <table:table-cell table:style-name="ce1" office:value-type="float" office:value="46.65" calcext:value-type="float">
            <text:p>46.65</text:p>
          </table:table-cell>
          <table:table-cell/>
          <table:table-cell table:style-name="ce3" table:formula="of:=ABS([.B32]-1)/1 * 100" office:value-type="float" office:value="1.6" calcext:value-type="float">
            <text:p>1.6</text:p>
          </table:table-cell>
          <table:table-cell table:formula="of:=ABS([.C32]-47)/47 * 100" office:value-type="float" office:value="0.744680851063833" calcext:value-type="float">
            <text:p>0.744680851063833</text:p>
          </table:table-cell>
          <table:table-cell table:formula="of:=[.G31]+1" office:value-type="float" office:value="51" calcext:value-type="float">
            <text:p>51</text:p>
          </table:table-cell>
          <table:table-cell table:formula="of:=CONVERT([.G32]; &quot;F&quot;; &quot;K&quot;)" office:value-type="float" office:value="283.705555555556" calcext:value-type="float">
            <text:p>283.705555555556</text:p>
          </table:table-cell>
          <table:table-cell table:formula="of:=10000 * EXP( 4100 * (1/[.H32] - 1/298.15))" office:value-type="float" office:value="20140.2541651784" calcext:value-type="float">
            <text:p>20140.2541651784</text:p>
          </table:table-cell>
          <table:table-cell/>
        </table:table-row>
        <table:table-row table:style-name="ro1">
          <table:table-cell table:style-name="ce1" office:value-type="float" office:value="674.43" calcext:value-type="float">
            <text:p>674.43</text:p>
          </table:table-cell>
          <table:table-cell table:style-name="ce1" office:value-type="float" office:value="0.987" calcext:value-type="float">
            <text:p>0.987</text:p>
          </table:table-cell>
          <table:table-cell table:style-name="ce1" office:value-type="float" office:value="46.63" calcext:value-type="float">
            <text:p>46.63</text:p>
          </table:table-cell>
          <table:table-cell/>
          <table:table-cell table:style-name="ce3" table:formula="of:=ABS([.B33]-1)/1 * 100" office:value-type="float" office:value="1.3" calcext:value-type="float">
            <text:p>1.3</text:p>
          </table:table-cell>
          <table:table-cell table:formula="of:=ABS([.C33]-47)/47 * 100" office:value-type="float" office:value="0.787234042553186" calcext:value-type="float">
            <text:p>0.787234042553186</text:p>
          </table:table-cell>
          <table:table-cell table:formula="of:=[.G32]+1" office:value-type="float" office:value="52" calcext:value-type="float">
            <text:p>52</text:p>
          </table:table-cell>
          <table:table-cell table:formula="of:=CONVERT([.G33]; &quot;F&quot;; &quot;K&quot;)" office:value-type="float" office:value="284.261111111111" calcext:value-type="float">
            <text:p>284.261111111111</text:p>
          </table:table-cell>
          <table:table-cell table:formula="of:=10000 * EXP( 4100 * (1/[.H33] - 1/298.15))" office:value-type="float" office:value="19579.3710844765" calcext:value-type="float">
            <text:p>19579.3710844765</text:p>
          </table:table-cell>
          <table:table-cell/>
        </table:table-row>
        <table:table-row table:style-name="ro1">
          <table:table-cell table:style-name="ce1" office:value-type="float" office:value="673.02" calcext:value-type="float">
            <text:p>673.02</text:p>
          </table:table-cell>
          <table:table-cell table:style-name="ce1" office:value-type="float" office:value="0.99078" calcext:value-type="float">
            <text:p>0.99078</text:p>
          </table:table-cell>
          <table:table-cell table:style-name="ce1" office:value-type="float" office:value="46.372" calcext:value-type="float">
            <text:p>46.372</text:p>
          </table:table-cell>
          <table:table-cell/>
          <table:table-cell table:style-name="ce3" table:formula="of:=ABS([.B34]-1)/1 * 100" office:value-type="float" office:value="0.921999999999989" calcext:value-type="float">
            <text:p>0.921999999999989</text:p>
          </table:table-cell>
          <table:table-cell table:formula="of:=ABS([.C34]-47)/47 * 100" office:value-type="float" office:value="1.33617021276596" calcext:value-type="float">
            <text:p>1.33617021276596</text:p>
          </table:table-cell>
          <table:table-cell table:formula="of:=[.G33]+1" office:value-type="float" office:value="53" calcext:value-type="float">
            <text:p>53</text:p>
          </table:table-cell>
          <table:table-cell table:formula="of:=CONVERT([.G34]; &quot;F&quot;; &quot;K&quot;)" office:value-type="float" office:value="284.816666666667" calcext:value-type="float">
            <text:p>284.816666666667</text:p>
          </table:table-cell>
          <table:table-cell table:formula="of:=10000 * EXP( 4100 * (1/[.H34] - 1/298.15))" office:value-type="float" office:value="19036.2053249658" calcext:value-type="float">
            <text:p>19036.2053249658</text:p>
          </table:table-cell>
          <table:table-cell/>
        </table:table-row>
        <table:table-row table:style-name="ro1">
          <table:table-cell table:style-name="ce1" office:value-type="float" office:value="670.46" calcext:value-type="float">
            <text:p>670.46</text:p>
          </table:table-cell>
          <table:table-cell table:style-name="ce1" office:value-type="float" office:value="0.98722" calcext:value-type="float">
            <text:p>0.98722</text:p>
          </table:table-cell>
          <table:table-cell table:style-name="ce1" office:value-type="float" office:value="46.481" calcext:value-type="float">
            <text:p>46.481</text:p>
          </table:table-cell>
          <table:table-cell/>
          <table:table-cell table:style-name="ce3" table:formula="of:=ABS([.B35]-1)/1 * 100" office:value-type="float" office:value="1.27799999999999" calcext:value-type="float">
            <text:p>1.27799999999999</text:p>
          </table:table-cell>
          <table:table-cell table:formula="of:=ABS([.C35]-47)/47 * 100" office:value-type="float" office:value="1.10425531914893" calcext:value-type="float">
            <text:p>1.10425531914893</text:p>
          </table:table-cell>
          <table:table-cell table:formula="of:=[.G34]+1" office:value-type="float" office:value="54" calcext:value-type="float">
            <text:p>54</text:p>
          </table:table-cell>
          <table:table-cell table:formula="of:=CONVERT([.G35]; &quot;F&quot;; &quot;K&quot;)" office:value-type="float" office:value="285.372222222222" calcext:value-type="float">
            <text:p>285.372222222222</text:p>
          </table:table-cell>
          <table:table-cell table:formula="of:=10000 * EXP( 4100 * (1/[.H35] - 1/298.15))" office:value-type="float" office:value="18510.1354234671" calcext:value-type="float">
            <text:p>18510.1354234671</text:p>
          </table:table-cell>
          <table:table-cell/>
        </table:table-row>
        <table:table-row table:style-name="ro1">
          <table:table-cell table:style-name="ce1" office:value-type="float" office:value="673" calcext:value-type="float">
            <text:p>673</text:p>
          </table:table-cell>
          <table:table-cell table:style-name="ce1" office:value-type="float" office:value="0.996" calcext:value-type="float">
            <text:p>0.996</text:p>
          </table:table-cell>
          <table:table-cell table:style-name="ce1" office:value-type="float" office:value="46.583" calcext:value-type="float">
            <text:p>46.583</text:p>
          </table:table-cell>
          <table:table-cell/>
          <table:table-cell table:style-name="ce3" table:formula="of:=ABS([.B36]-1)/1 * 100" office:value-type="float" office:value="0.4" calcext:value-type="float">
            <text:p>0.4</text:p>
          </table:table-cell>
          <table:table-cell table:formula="of:=ABS([.C36]-47)/47 * 100" office:value-type="float" office:value="0.887234042553195" calcext:value-type="float">
            <text:p>0.887234042553195</text:p>
          </table:table-cell>
          <table:table-cell table:formula="of:=[.G35]+1" office:value-type="float" office:value="55" calcext:value-type="float">
            <text:p>55</text:p>
          </table:table-cell>
          <table:table-cell table:formula="of:=CONVERT([.G36]; &quot;F&quot;; &quot;K&quot;)" office:value-type="float" office:value="285.927777777778" calcext:value-type="float">
            <text:p>285.927777777778</text:p>
          </table:table-cell>
          <table:table-cell table:formula="of:=10000 * EXP( 4100 * (1/[.H36] - 1/298.15))" office:value-type="float" office:value="18000.563772977" calcext:value-type="float">
            <text:p>18000.563772977</text:p>
          </table:table-cell>
          <table:table-cell/>
        </table:table-row>
        <table:table-row table:style-name="ro1"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1.001" calcext:value-type="float">
            <text:p>1.001</text:p>
          </table:table-cell>
          <table:table-cell table:style-name="ce1" office:value-type="float" office:value="46.448" calcext:value-type="float">
            <text:p>46.448</text:p>
          </table:table-cell>
          <table:table-cell/>
          <table:table-cell table:style-name="ce3" table:formula="of:=ABS([.B37]-1)/1 * 100" office:value-type="float" office:value="0.099999999999989" calcext:value-type="float">
            <text:p>0.099999999999989</text:p>
          </table:table-cell>
          <table:table-cell table:formula="of:=ABS([.C37]-47)/47 * 100" office:value-type="float" office:value="1.17446808510638" calcext:value-type="float">
            <text:p>1.17446808510638</text:p>
          </table:table-cell>
          <table:table-cell table:formula="of:=[.G36]+1" office:value-type="float" office:value="56" calcext:value-type="float">
            <text:p>56</text:p>
          </table:table-cell>
          <table:table-cell table:formula="of:=CONVERT([.G37]; &quot;F&quot;; &quot;K&quot;)" office:value-type="float" office:value="286.483333333333" calcext:value-type="float">
            <text:p>286.483333333333</text:p>
          </table:table-cell>
          <table:table-cell table:formula="of:=10000 * EXP( 4100 * (1/[.H37] - 1/298.15))" office:value-type="float" office:value="17506.9156311751" calcext:value-type="float">
            <text:p>17506.9156311751</text:p>
          </table:table-cell>
          <table:table-cell/>
        </table:table-row>
        <table:table-row table:style-name="ro1">
          <table:table-cell table:style-name="ce1" office:value-type="float" office:value="671.2" calcext:value-type="float">
            <text:p>671.2</text:p>
          </table:table-cell>
          <table:table-cell table:style-name="ce1" office:value-type="float" office:value="0.985" calcext:value-type="float">
            <text:p>0.985</text:p>
          </table:table-cell>
          <table:table-cell table:style-name="ce1" office:value-type="float" office:value="46.47" calcext:value-type="float">
            <text:p>46.47</text:p>
          </table:table-cell>
          <table:table-cell/>
          <table:table-cell table:style-name="ce3" table:formula="of:=ABS([.B38]-1)/1 * 100" office:value-type="float" office:value="1.5" calcext:value-type="float">
            <text:p>1.5</text:p>
          </table:table-cell>
          <table:table-cell table:formula="of:=ABS([.C38]-47)/47 * 100" office:value-type="float" office:value="1.12765957446809" calcext:value-type="float">
            <text:p>1.12765957446809</text:p>
          </table:table-cell>
          <table:table-cell table:formula="of:=[.G37]+1" office:value-type="float" office:value="57" calcext:value-type="float">
            <text:p>57</text:p>
          </table:table-cell>
          <table:table-cell table:formula="of:=CONVERT([.G38]; &quot;F&quot;; &quot;K&quot;)" office:value-type="float" office:value="287.038888888889" calcext:value-type="float">
            <text:p>287.038888888889</text:p>
          </table:table-cell>
          <table:table-cell table:formula="of:=10000 * EXP( 4100 * (1/[.H38] - 1/298.15))" office:value-type="float" office:value="17028.6381731784" calcext:value-type="float">
            <text:p>17028.6381731784</text:p>
          </table:table-cell>
          <table:table-cell/>
        </table:table-row>
        <table:table-row table:style-name="ro1">
          <table:table-cell table:style-name="ce1" office:value-type="float" office:value="671.3" calcext:value-type="float">
            <text:p>671.3</text:p>
          </table:table-cell>
          <table:table-cell table:style-name="ce1" office:value-type="float" office:value="0.988" calcext:value-type="float">
            <text:p>0.988</text:p>
          </table:table-cell>
          <table:table-cell table:style-name="ce1" office:value-type="float" office:value="46.35" calcext:value-type="float">
            <text:p>46.35</text:p>
          </table:table-cell>
          <table:table-cell/>
          <table:table-cell table:style-name="ce3" table:formula="of:=ABS([.B39]-1)/1 * 100" office:value-type="float" office:value="1.2" calcext:value-type="float">
            <text:p>1.2</text:p>
          </table:table-cell>
          <table:table-cell table:formula="of:=ABS([.C39]-47)/47 * 100" office:value-type="float" office:value="1.38297872340425" calcext:value-type="float">
            <text:p>1.38297872340425</text:p>
          </table:table-cell>
          <table:table-cell table:formula="of:=[.G38]+1" office:value-type="float" office:value="58" calcext:value-type="float">
            <text:p>58</text:p>
          </table:table-cell>
          <table:table-cell table:formula="of:=CONVERT([.G39]; &quot;F&quot;; &quot;K&quot;)" office:value-type="float" office:value="287.594444444444" calcext:value-type="float">
            <text:p>287.594444444444</text:p>
          </table:table-cell>
          <table:table-cell table:formula="of:=10000 * EXP( 4100 * (1/[.H39] - 1/298.15))" office:value-type="float" office:value="16565.1995864346" calcext:value-type="float">
            <text:p>16565.1995864346</text:p>
          </table:table-cell>
          <table:table-cell/>
        </table:table-row>
        <table:table-row table:style-name="ro1"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0.983" calcext:value-type="float">
            <text:p>0.983</text:p>
          </table:table-cell>
          <table:table-cell table:style-name="ce1" office:value-type="float" office:value="45.3" calcext:value-type="float">
            <text:p>45.3</text:p>
          </table:table-cell>
          <table:table-cell/>
          <table:table-cell table:style-name="ce3" table:formula="of:=ABS([.B40]-1)/1 * 100" office:value-type="float" office:value="1.7" calcext:value-type="float">
            <text:p>1.7</text:p>
          </table:table-cell>
          <table:table-cell table:formula="of:=ABS([.C40]-47)/47 * 100" office:value-type="float" office:value="3.61702127659575" calcext:value-type="float">
            <text:p>3.61702127659575</text:p>
          </table:table-cell>
          <table:table-cell table:formula="of:=[.G39]+1" office:value-type="float" office:value="59" calcext:value-type="float">
            <text:p>59</text:p>
          </table:table-cell>
          <table:table-cell table:formula="of:=CONVERT([.G40]; &quot;F&quot;; &quot;K&quot;)" office:value-type="float" office:value="288.15" calcext:value-type="float">
            <text:p>288.15</text:p>
          </table:table-cell>
          <table:table-cell table:formula="of:=10000 * EXP( 4100 * (1/[.H40] - 1/298.15))" office:value-type="float" office:value="16116.0882057551" calcext:value-type="float">
            <text:p>16116.0882057551</text:p>
          </table:table-cell>
          <table:table-cell/>
        </table:table-row>
        <table:table-row table:style-name="ro1">
          <table:table-cell table:style-name="ce1" office:value-type="float" office:value="671.3" calcext:value-type="float">
            <text:p>671.3</text:p>
          </table:table-cell>
          <table:table-cell table:style-name="ce1" office:value-type="float" office:value="0.989" calcext:value-type="float">
            <text:p>0.989</text:p>
          </table:table-cell>
          <table:table-cell table:style-name="ce1" office:value-type="float" office:value="46.42" calcext:value-type="float">
            <text:p>46.42</text:p>
          </table:table-cell>
          <table:table-cell/>
          <table:table-cell table:style-name="ce3" table:formula="of:=ABS([.B41]-1)/1 * 100" office:value-type="float" office:value="1.1" calcext:value-type="float">
            <text:p>1.1</text:p>
          </table:table-cell>
          <table:table-cell table:formula="of:=ABS([.C41]-47)/47 * 100" office:value-type="float" office:value="1.23404255319149" calcext:value-type="float">
            <text:p>1.23404255319149</text:p>
          </table:table-cell>
          <table:table-cell table:formula="of:=[.G40]+1" office:value-type="float" office:value="60" calcext:value-type="float">
            <text:p>60</text:p>
          </table:table-cell>
          <table:table-cell table:formula="of:=CONVERT([.G41]; &quot;F&quot;; &quot;K&quot;)" office:value-type="float" office:value="288.705555555555" calcext:value-type="float">
            <text:p>288.705555555555</text:p>
          </table:table-cell>
          <table:table-cell table:formula="of:=10000 * EXP( 4100 * (1/[.H41] - 1/298.15))" office:value-type="float" office:value="15680.8116865903" calcext:value-type="float">
            <text:p>15680.8116865903</text:p>
          </table:table-cell>
          <table:table-cell/>
        </table:table-row>
        <table:table-row table:style-name="ro1">
          <table:table-cell table:style-name="ce1" office:value-type="float" office:value="673.2" calcext:value-type="float">
            <text:p>673.2</text:p>
          </table:table-cell>
          <table:table-cell table:style-name="ce2" table:number-columns-repeated="2"/>
          <table:table-cell table:number-columns-repeated="3"/>
          <table:table-cell table:formula="of:=[.G41]+1" office:value-type="float" office:value="61" calcext:value-type="float">
            <text:p>61</text:p>
          </table:table-cell>
          <table:table-cell table:formula="of:=CONVERT([.G42]; &quot;F&quot;; &quot;K&quot;)" office:value-type="float" office:value="289.261111111111" calcext:value-type="float">
            <text:p>289.261111111111</text:p>
          </table:table-cell>
          <table:table-cell table:formula="of:=10000 * EXP( 4100 * (1/[.H42] - 1/298.15))" office:value-type="float" office:value="15258.896214741" calcext:value-type="float">
            <text:p>15258.896214741</text:p>
          </table:table-cell>
          <table:table-cell/>
        </table:table-row>
        <table:table-row table:style-name="ro1">
          <table:table-cell/>
          <table:table-cell table:formula="of:=MAX([.B26:.B41])" office:value-type="float" office:value="1.001" calcext:value-type="float">
            <text:p>1.001</text:p>
          </table:table-cell>
          <table:table-cell table:number-columns-repeated="4"/>
          <table:table-cell table:formula="of:=[.G42]+1" office:value-type="float" office:value="62" calcext:value-type="float">
            <text:p>62</text:p>
          </table:table-cell>
          <table:table-cell table:formula="of:=CONVERT([.G43]; &quot;F&quot;; &quot;K&quot;)" office:value-type="float" office:value="289.816666666667" calcext:value-type="float">
            <text:p>289.816666666667</text:p>
          </table:table-cell>
          <table:table-cell table:formula="of:=10000 * EXP( 4100 * (1/[.H43] - 1/298.15))" office:value-type="float" office:value="14849.8857507947" calcext:value-type="float">
            <text:p>14849.8857507947</text:p>
          </table:table-cell>
          <table:table-cell/>
        </table:table-row>
        <table:table-row table:style-name="ro1">
          <table:table-cell/>
          <table:table-cell table:formula="of:=MIN([.B26:.B41])" office:value-type="float" office:value="0.97919" calcext:value-type="float">
            <text:p>0.97919</text:p>
          </table:table-cell>
          <table:table-cell table:number-columns-repeated="4"/>
          <table:table-cell table:formula="of:=[.G43]+1" office:value-type="float" office:value="63" calcext:value-type="float">
            <text:p>63</text:p>
          </table:table-cell>
          <table:table-cell table:formula="of:=CONVERT([.G44]; &quot;F&quot;; &quot;K&quot;)" office:value-type="float" office:value="290.372222222222" calcext:value-type="float">
            <text:p>290.372222222222</text:p>
          </table:table-cell>
          <table:table-cell table:formula="of:=10000 * EXP( 4100 * (1/[.H44] - 1/298.15))" office:value-type="float" office:value="14453.3413076576" calcext:value-type="float">
            <text:p>14453.3413076576</text:p>
          </table:table-cell>
          <table:table-cell/>
        </table:table-row>
        <table:table-row table:style-name="ro1">
          <table:table-cell/>
          <table:table-cell table:formula="of:=[.B43]-[.B44]" office:value-type="float" office:value="0.0218099999999998" calcext:value-type="float">
            <text:p>0.02181</text:p>
          </table:table-cell>
          <table:table-cell table:number-columns-repeated="4"/>
          <table:table-cell table:formula="of:=[.G44]+1" office:value-type="float" office:value="64" calcext:value-type="float">
            <text:p>64</text:p>
          </table:table-cell>
          <table:table-cell table:formula="of:=CONVERT([.G45]; &quot;F&quot;; &quot;K&quot;)" office:value-type="float" office:value="290.927777777778" calcext:value-type="float">
            <text:p>290.927777777778</text:p>
          </table:table-cell>
          <table:table-cell table:formula="of:=10000 * EXP( 4100 * (1/[.H45] - 1/298.15))" office:value-type="float" office:value="14068.8402596353" calcext:value-type="float">
            <text:p>14068.8402596353</text:p>
          </table:table-cell>
          <table:table-cell/>
        </table:table-row>
        <table:table-row table:style-name="ro1">
          <table:table-cell table:number-columns-repeated="6"/>
          <table:table-cell table:formula="of:=[.G45]+1" office:value-type="float" office:value="65" calcext:value-type="float">
            <text:p>65</text:p>
          </table:table-cell>
          <table:table-cell table:formula="of:=CONVERT([.G46]; &quot;F&quot;; &quot;K&quot;)" office:value-type="float" office:value="291.483333333333" calcext:value-type="float">
            <text:p>291.483333333333</text:p>
          </table:table-cell>
          <table:table-cell table:formula="of:=10000 * EXP( 4100 * (1/[.H46] - 1/298.15))" office:value-type="float" office:value="13695.9756815931" calcext:value-type="float">
            <text:p>13695.9756815931</text:p>
          </table:table-cell>
          <table:table-cell/>
        </table:table-row>
        <table:table-row table:style-name="ro1">
          <table:table-cell table:number-columns-repeated="6"/>
          <table:table-cell table:formula="of:=[.G46]+1" office:value-type="float" office:value="66" calcext:value-type="float">
            <text:p>66</text:p>
          </table:table-cell>
          <table:table-cell table:formula="of:=CONVERT([.G47]; &quot;F&quot;; &quot;K&quot;)" office:value-type="float" office:value="292.038888888889" calcext:value-type="float">
            <text:p>292.038888888889</text:p>
          </table:table-cell>
          <table:table-cell table:formula="of:=10000 * EXP( 4100 * (1/[.H47] - 1/298.15))" office:value-type="float" office:value="13334.3557167972" calcext:value-type="float">
            <text:p>13334.3557167972</text:p>
          </table:table-cell>
          <table:table-cell/>
        </table:table-row>
        <table:table-row table:style-name="ro1">
          <table:table-cell table:number-columns-repeated="6"/>
          <table:table-cell table:formula="of:=[.G47]+1" office:value-type="float" office:value="67" calcext:value-type="float">
            <text:p>67</text:p>
          </table:table-cell>
          <table:table-cell table:formula="of:=CONVERT([.G48]; &quot;F&quot;; &quot;K&quot;)" office:value-type="float" office:value="292.594444444444" calcext:value-type="float">
            <text:p>292.594444444444</text:p>
          </table:table-cell>
          <table:table-cell table:formula="of:=10000 * EXP( 4100 * (1/[.H48] - 1/298.15))" office:value-type="float" office:value="12983.6029721087" calcext:value-type="float">
            <text:p>12983.6029721087</text:p>
          </table:table-cell>
          <table:table-cell/>
        </table:table-row>
        <table:table-row table:style-name="ro1">
          <table:table-cell table:number-columns-repeated="6"/>
          <table:table-cell table:formula="of:=[.G48]+1" office:value-type="float" office:value="68" calcext:value-type="float">
            <text:p>68</text:p>
          </table:table-cell>
          <table:table-cell table:formula="of:=CONVERT([.G49]; &quot;F&quot;; &quot;K&quot;)" office:value-type="float" office:value="293.15" calcext:value-type="float">
            <text:p>293.15</text:p>
          </table:table-cell>
          <table:table-cell table:formula="of:=10000 * EXP( 4100 * (1/[.H49] - 1/298.15))" office:value-type="float" office:value="12643.3539392672" calcext:value-type="float">
            <text:p>12643.3539392672</text:p>
          </table:table-cell>
          <table:table-cell/>
        </table:table-row>
        <table:table-row table:style-name="ro1">
          <table:table-cell table:number-columns-repeated="6"/>
          <table:table-cell table:formula="of:=[.G49]+1" office:value-type="float" office:value="69" calcext:value-type="float">
            <text:p>69</text:p>
          </table:table-cell>
          <table:table-cell table:formula="of:=CONVERT([.G50]; &quot;F&quot;; &quot;K&quot;)" office:value-type="float" office:value="293.705555555556" calcext:value-type="float">
            <text:p>293.705555555556</text:p>
          </table:table-cell>
          <table:table-cell table:formula="of:=10000 * EXP( 4100 * (1/[.H50] - 1/298.15))" office:value-type="float" office:value="12313.2584410626" calcext:value-type="float">
            <text:p>12313.2584410626</text:p>
          </table:table-cell>
          <table:table-cell/>
        </table:table-row>
        <table:table-row table:style-name="ro1">
          <table:table-cell table:number-columns-repeated="6"/>
          <table:table-cell table:formula="of:=[.G50]+1" office:value-type="float" office:value="70" calcext:value-type="float">
            <text:p>70</text:p>
          </table:table-cell>
          <table:table-cell table:formula="of:=CONVERT([.G51]; &quot;F&quot;; &quot;K&quot;)" office:value-type="float" office:value="294.261111111111" calcext:value-type="float">
            <text:p>294.261111111111</text:p>
          </table:table-cell>
          <table:table-cell table:formula="of:=10000 * EXP( 4100 * (1/[.H51] - 1/298.15))" office:value-type="float" office:value="11992.9791012522" calcext:value-type="float">
            <text:p>11992.9791012522</text:p>
          </table:table-cell>
          <table:table-cell/>
        </table:table-row>
        <table:table-row table:style-name="ro1">
          <table:table-cell table:number-columns-repeated="6"/>
          <table:table-cell table:formula="of:=[.G51]+1" office:value-type="float" office:value="71" calcext:value-type="float">
            <text:p>71</text:p>
          </table:table-cell>
          <table:table-cell table:formula="of:=CONVERT([.G52]; &quot;F&quot;; &quot;K&quot;)" office:value-type="float" office:value="294.816666666667" calcext:value-type="float">
            <text:p>294.816666666667</text:p>
          </table:table-cell>
          <table:table-cell table:formula="of:=10000 * EXP( 4100 * (1/[.H52] - 1/298.15))" office:value-type="float" office:value="11682.1908371369" calcext:value-type="float">
            <text:p>11682.1908371369</text:p>
          </table:table-cell>
          <table:table-cell/>
        </table:table-row>
        <table:table-row table:style-name="ro1">
          <table:table-cell table:number-columns-repeated="6"/>
          <table:table-cell table:formula="of:=[.G52]+1" office:value-type="float" office:value="72" calcext:value-type="float">
            <text:p>72</text:p>
          </table:table-cell>
          <table:table-cell table:formula="of:=CONVERT([.G53]; &quot;F&quot;; &quot;K&quot;)" office:value-type="float" office:value="295.372222222222" calcext:value-type="float">
            <text:p>295.372222222222</text:p>
          </table:table-cell>
          <table:table-cell table:formula="of:=10000 * EXP( 4100 * (1/[.H53] - 1/298.15))" office:value-type="float" office:value="11380.5803737613" calcext:value-type="float">
            <text:p>11380.5803737613</text:p>
          </table:table-cell>
          <table:table-cell/>
        </table:table-row>
        <table:table-row table:style-name="ro1">
          <table:table-cell table:number-columns-repeated="6"/>
          <table:table-cell table:formula="of:=[.G53]+1" office:value-type="float" office:value="73" calcext:value-type="float">
            <text:p>73</text:p>
          </table:table-cell>
          <table:table-cell table:formula="of:=CONVERT([.G54]; &quot;F&quot;; &quot;K&quot;)" office:value-type="float" office:value="295.927777777778" calcext:value-type="float">
            <text:p>295.927777777778</text:p>
          </table:table-cell>
          <table:table-cell table:formula="of:=10000 * EXP( 4100 * (1/[.H54] - 1/298.15))" office:value-type="float" office:value="11087.8457787548" calcext:value-type="float">
            <text:p>11087.8457787548</text:p>
          </table:table-cell>
          <table:table-cell/>
        </table:table-row>
        <table:table-row table:style-name="ro1">
          <table:table-cell table:number-columns-repeated="6"/>
          <table:table-cell table:formula="of:=[.G54]+1" office:value-type="float" office:value="74" calcext:value-type="float">
            <text:p>74</text:p>
          </table:table-cell>
          <table:table-cell table:formula="of:=CONVERT([.G55]; &quot;F&quot;; &quot;K&quot;)" office:value-type="float" office:value="296.483333333333" calcext:value-type="float">
            <text:p>296.483333333333</text:p>
          </table:table-cell>
          <table:table-cell table:formula="of:=10000 * EXP( 4100 * (1/[.H55] - 1/298.15))" office:value-type="float" office:value="10803.6960168766" calcext:value-type="float">
            <text:p>10803.6960168766</text:p>
          </table:table-cell>
          <table:table-cell/>
        </table:table-row>
        <table:table-row table:style-name="ro1">
          <table:table-cell table:number-columns-repeated="6"/>
          <table:table-cell table:formula="of:=[.G55]+1" office:value-type="float" office:value="75" calcext:value-type="float">
            <text:p>75</text:p>
          </table:table-cell>
          <table:table-cell table:formula="of:=CONVERT([.G56]; &quot;F&quot;; &quot;K&quot;)" office:value-type="float" office:value="297.038888888889" calcext:value-type="float">
            <text:p>297.038888888889</text:p>
          </table:table-cell>
          <table:table-cell table:formula="of:=10000 * EXP( 4100 * (1/[.H56] - 1/298.15))" office:value-type="float" office:value="10527.850523373" calcext:value-type="float">
            <text:p>10527.850523373</text:p>
          </table:table-cell>
          <table:table-cell/>
        </table:table-row>
        <table:table-row table:style-name="ro1">
          <table:table-cell table:number-columns-repeated="6"/>
          <table:table-cell table:formula="of:=[.G56]+1" office:value-type="float" office:value="76" calcext:value-type="float">
            <text:p>76</text:p>
          </table:table-cell>
          <table:table-cell table:formula="of:=CONVERT([.G57]; &quot;F&quot;; &quot;K&quot;)" office:value-type="float" office:value="297.594444444444" calcext:value-type="float">
            <text:p>297.594444444444</text:p>
          </table:table-cell>
          <table:table-cell table:formula="of:=10000 * EXP( 4100 * (1/[.H57] - 1/298.15))" office:value-type="float" office:value="10260.0387952998" calcext:value-type="float">
            <text:p>10260.0387952998</text:p>
          </table:table-cell>
          <table:table-cell/>
        </table:table-row>
        <table:table-row table:style-name="ro1">
          <table:table-cell table:number-columns-repeated="6"/>
          <table:table-cell table:formula="of:=[.G57]+1" office:value-type="float" office:value="77" calcext:value-type="float">
            <text:p>77</text:p>
          </table:table-cell>
          <table:table-cell table:formula="of:=CONVERT([.G58]; &quot;F&quot;; &quot;K&quot;)" office:value-type="float" office:value="298.15" calcext:value-type="float">
            <text:p>298.15</text:p>
          </table:table-cell>
          <table:table-cell table:formula="of:=10000 * EXP( 4100 * (1/[.H58] - 1/298.15))"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number-columns-repeated="6"/>
          <table:table-cell table:formula="of:=[.G58]+1" office:value-type="float" office:value="78" calcext:value-type="float">
            <text:p>78</text:p>
          </table:table-cell>
          <table:table-cell table:formula="of:=CONVERT([.G59]; &quot;F&quot;; &quot;K&quot;)" office:value-type="float" office:value="298.705555555556" calcext:value-type="float">
            <text:p>298.705555555556</text:p>
          </table:table-cell>
          <table:table-cell table:formula="of:=10000 * EXP( 4100 * (1/[.H59] - 1/298.15))" office:value-type="float" office:value="9747.48259996922" calcext:value-type="float">
            <text:p>9747.48259996922</text:p>
          </table:table-cell>
          <table:table-cell/>
        </table:table-row>
        <table:table-row table:style-name="ro1">
          <table:table-cell table:number-columns-repeated="6"/>
          <table:table-cell table:formula="of:=[.G59]+1" office:value-type="float" office:value="79" calcext:value-type="float">
            <text:p>79</text:p>
          </table:table-cell>
          <table:table-cell table:formula="of:=CONVERT([.G60]; &quot;F&quot;; &quot;K&quot;)" office:value-type="float" office:value="299.261111111111" calcext:value-type="float">
            <text:p>299.261111111111</text:p>
          </table:table-cell>
          <table:table-cell table:formula="of:=10000 * EXP( 4100 * (1/[.H60] - 1/298.15))" office:value-type="float" office:value="9502.2439933751" calcext:value-type="float">
            <text:p>9502.2439933751</text:p>
          </table:table-cell>
          <table:table-cell/>
        </table:table-row>
        <table:table-row table:style-name="ro1">
          <table:table-cell table:number-columns-repeated="6"/>
          <table:table-cell table:formula="of:=[.G60]+1" office:value-type="float" office:value="80" calcext:value-type="float">
            <text:p>80</text:p>
          </table:table-cell>
          <table:table-cell table:formula="of:=CONVERT([.G61]; &quot;F&quot;; &quot;K&quot;)" office:value-type="float" office:value="299.816666666667" calcext:value-type="float">
            <text:p>299.816666666667</text:p>
          </table:table-cell>
          <table:table-cell table:formula="of:=10000 * EXP( 4100 * (1/[.H61] - 1/298.15))" office:value-type="float" office:value="9264.05016953331" calcext:value-type="float">
            <text:p>9264.05016953331</text:p>
          </table:table-cell>
          <table:table-cell/>
        </table:table-row>
        <table:table-row table:style-name="ro1">
          <table:table-cell table:number-columns-repeated="6"/>
          <table:table-cell table:formula="of:=[.G61]+1" office:value-type="float" office:value="81" calcext:value-type="float">
            <text:p>81</text:p>
          </table:table-cell>
          <table:table-cell table:formula="of:=CONVERT([.G62]; &quot;F&quot;; &quot;K&quot;)" office:value-type="float" office:value="300.372222222222" calcext:value-type="float">
            <text:p>300.372222222222</text:p>
          </table:table-cell>
          <table:table-cell table:formula="of:=10000 * EXP( 4100 * (1/[.H62] - 1/298.15))" office:value-type="float" office:value="9032.67537867533" calcext:value-type="float">
            <text:p>9032.67537867533</text:p>
          </table:table-cell>
          <table:table-cell/>
        </table:table-row>
        <table:table-row table:style-name="ro1">
          <table:table-cell table:number-columns-repeated="6"/>
          <table:table-cell table:formula="of:=[.G62]+1" office:value-type="float" office:value="82" calcext:value-type="float">
            <text:p>82</text:p>
          </table:table-cell>
          <table:table-cell table:formula="of:=CONVERT([.G63]; &quot;F&quot;; &quot;K&quot;)" office:value-type="float" office:value="300.927777777778" calcext:value-type="float">
            <text:p>300.927777777778</text:p>
          </table:table-cell>
          <table:table-cell table:formula="of:=10000 * EXP( 4100 * (1/[.H63] - 1/298.15))" office:value-type="float" office:value="8807.90181537419" calcext:value-type="float">
            <text:p>8807.90181537419</text:p>
          </table:table-cell>
          <table:table-cell/>
        </table:table-row>
        <table:table-row table:style-name="ro1">
          <table:table-cell table:number-columns-repeated="6"/>
          <table:table-cell table:formula="of:=[.G63]+1" office:value-type="float" office:value="83" calcext:value-type="float">
            <text:p>83</text:p>
          </table:table-cell>
          <table:table-cell table:formula="of:=CONVERT([.G64]; &quot;F&quot;; &quot;K&quot;)" office:value-type="float" office:value="301.483333333333" calcext:value-type="float">
            <text:p>301.483333333333</text:p>
          </table:table-cell>
          <table:table-cell table:formula="of:=10000 * EXP( 4100 * (1/[.H64] - 1/298.15))" office:value-type="float" office:value="8589.5193150252" calcext:value-type="float">
            <text:p>8589.5193150252</text:p>
          </table:table-cell>
          <table:table-cell/>
        </table:table-row>
        <table:table-row table:style-name="ro1">
          <table:table-cell table:number-columns-repeated="6"/>
          <table:table-cell table:formula="of:=[.G64]+1" office:value-type="float" office:value="84" calcext:value-type="float">
            <text:p>84</text:p>
          </table:table-cell>
          <table:table-cell table:formula="of:=CONVERT([.G65]; &quot;F&quot;; &quot;K&quot;)" office:value-type="float" office:value="302.038888888889" calcext:value-type="float">
            <text:p>302.038888888889</text:p>
          </table:table-cell>
          <table:table-cell table:formula="of:=10000 * EXP( 4100 * (1/[.H65] - 1/298.15))" office:value-type="float" office:value="8377.32506280578" calcext:value-type="float">
            <text:p>8377.32506280578</text:p>
          </table:table-cell>
          <table:table-cell/>
        </table:table-row>
        <table:table-row table:style-name="ro1">
          <table:table-cell table:number-columns-repeated="6"/>
          <table:table-cell table:formula="of:=[.G65]+1" office:value-type="float" office:value="85" calcext:value-type="float">
            <text:p>85</text:p>
          </table:table-cell>
          <table:table-cell table:formula="of:=CONVERT([.G66]; &quot;F&quot;; &quot;K&quot;)" office:value-type="float" office:value="302.594444444444" calcext:value-type="float">
            <text:p>302.594444444444</text:p>
          </table:table-cell>
          <table:table-cell table:formula="of:=10000 * EXP( 4100 * (1/[.H66] - 1/298.15))" office:value-type="float" office:value="8171.1233145667" calcext:value-type="float">
            <text:p>8171.1233145667</text:p>
          </table:table-cell>
          <table:table-cell/>
        </table:table-row>
        <table:table-row table:style-name="ro1">
          <table:table-cell table:number-columns-repeated="6"/>
          <table:table-cell table:formula="of:=[.G66]+1" office:value-type="float" office:value="86" calcext:value-type="float">
            <text:p>86</text:p>
          </table:table-cell>
          <table:table-cell table:formula="of:=CONVERT([.G67]; &quot;F&quot;; &quot;K&quot;)" office:value-type="float" office:value="303.15" calcext:value-type="float">
            <text:p>303.15</text:p>
          </table:table-cell>
          <table:table-cell table:formula="of:=10000 * EXP( 4100 * (1/[.H67] - 1/298.15))" office:value-type="float" office:value="7970.72512913118" calcext:value-type="float">
            <text:p>7970.72512913118</text:p>
          </table:table-cell>
          <table:table-cell/>
        </table:table-row>
        <table:table-row table:style-name="ro1">
          <table:table-cell table:number-columns-repeated="6"/>
          <table:table-cell table:formula="of:=[.G67]+1" office:value-type="float" office:value="87" calcext:value-type="float">
            <text:p>87</text:p>
          </table:table-cell>
          <table:table-cell table:formula="of:=CONVERT([.G68]; &quot;F&quot;; &quot;K&quot;)" office:value-type="float" office:value="303.705555555556" calcext:value-type="float">
            <text:p>303.705555555556</text:p>
          </table:table-cell>
          <table:table-cell table:formula="of:=10000 * EXP( 4100 * (1/[.H68] - 1/298.15))" office:value-type="float" office:value="7775.9481115044" calcext:value-type="float">
            <text:p>7775.9481115044</text:p>
          </table:table-cell>
          <table:table-cell/>
        </table:table-row>
        <table:table-row table:style-name="ro1">
          <table:table-cell table:number-columns-repeated="6"/>
          <table:table-cell table:formula="of:=[.G68]+1" office:value-type="float" office:value="88" calcext:value-type="float">
            <text:p>88</text:p>
          </table:table-cell>
          <table:table-cell table:formula="of:=CONVERT([.G69]; &quot;F&quot;; &quot;K&quot;)" office:value-type="float" office:value="304.261111111111" calcext:value-type="float">
            <text:p>304.261111111111</text:p>
          </table:table-cell>
          <table:table-cell table:formula="of:=10000 * EXP( 4100 * (1/[.H69] - 1/298.15))" office:value-type="float" office:value="7586.61616651743" calcext:value-type="float">
            <text:p>7586.61616651743</text:p>
          </table:table-cell>
          <table:table-cell/>
        </table:table-row>
        <table:table-row table:style-name="ro1">
          <table:table-cell table:number-columns-repeated="6"/>
          <table:table-cell table:formula="of:=[.G69]+1" office:value-type="float" office:value="89" calcext:value-type="float">
            <text:p>89</text:p>
          </table:table-cell>
          <table:table-cell table:formula="of:=CONVERT([.G70]; &quot;F&quot;; &quot;K&quot;)" office:value-type="float" office:value="304.816666666667" calcext:value-type="float">
            <text:p>304.816666666667</text:p>
          </table:table-cell>
          <table:table-cell table:formula="of:=10000 * EXP( 4100 * (1/[.H70] - 1/298.15))" office:value-type="float" office:value="7402.55926245275" calcext:value-type="float">
            <text:p>7402.55926245275</text:p>
          </table:table-cell>
          <table:table-cell/>
        </table:table-row>
        <table:table-row table:style-name="ro1">
          <table:table-cell table:number-columns-repeated="6"/>
          <table:table-cell table:formula="of:=[.G70]+1" office:value-type="float" office:value="90" calcext:value-type="float">
            <text:p>90</text:p>
          </table:table-cell>
          <table:table-cell table:formula="of:=CONVERT([.G71]; &quot;F&quot;; &quot;K&quot;)" office:value-type="float" office:value="305.372222222222" calcext:value-type="float">
            <text:p>305.372222222222</text:p>
          </table:table-cell>
          <table:table-cell table:formula="of:=10000 * EXP( 4100 * (1/[.H71] - 1/298.15))" office:value-type="float" office:value="7223.61320421882" calcext:value-type="float">
            <text:p>7223.61320421882</text:p>
          </table:table-cell>
          <table:table-cell/>
        </table:table-row>
        <table:table-row table:style-name="ro1">
          <table:table-cell table:number-columns-repeated="6"/>
          <table:table-cell table:formula="of:=[.G71]+1" office:value-type="float" office:value="91" calcext:value-type="float">
            <text:p>91</text:p>
          </table:table-cell>
          <table:table-cell table:formula="of:=CONVERT([.G72]; &quot;F&quot;; &quot;K&quot;)" office:value-type="float" office:value="305.927777777778" calcext:value-type="float">
            <text:p>305.927777777778</text:p>
          </table:table-cell>
          <table:table-cell table:formula="of:=10000 * EXP( 4100 * (1/[.H72] - 1/298.15))" office:value-type="float" office:value="7049.61941566134" calcext:value-type="float">
            <text:p>7049.61941566134</text:p>
          </table:table-cell>
          <table:table-cell/>
        </table:table-row>
        <table:table-row table:style-name="ro1">
          <table:table-cell table:number-columns-repeated="6"/>
          <table:table-cell table:formula="of:=[.G72]+1" office:value-type="float" office:value="92" calcext:value-type="float">
            <text:p>92</text:p>
          </table:table-cell>
          <table:table-cell table:formula="of:=CONVERT([.G73]; &quot;F&quot;; &quot;K&quot;)" office:value-type="float" office:value="306.483333333333" calcext:value-type="float">
            <text:p>306.483333333333</text:p>
          </table:table-cell>
          <table:table-cell table:formula="of:=10000 * EXP( 4100 * (1/[.H73] - 1/298.15))" office:value-type="float" office:value="6880.42473061773" calcext:value-type="float">
            <text:p>6880.42473061773</text:p>
          </table:table-cell>
          <table:table-cell/>
        </table:table-row>
        <table:table-row table:style-name="ro1">
          <table:table-cell table:number-columns-repeated="6"/>
          <table:table-cell table:formula="of:=[.G73]+1" office:value-type="float" office:value="93" calcext:value-type="float">
            <text:p>93</text:p>
          </table:table-cell>
          <table:table-cell table:formula="of:=CONVERT([.G74]; &quot;F&quot;; &quot;K&quot;)" office:value-type="float" office:value="307.038888888889" calcext:value-type="float">
            <text:p>307.038888888889</text:p>
          </table:table-cell>
          <table:table-cell table:formula="of:=10000 * EXP( 4100 * (1/[.H74] - 1/298.15))" office:value-type="float" office:value="6715.88119233939" calcext:value-type="float">
            <text:p>6715.88119233939</text:p>
          </table:table-cell>
          <table:table-cell/>
        </table:table-row>
        <table:table-row table:style-name="ro1">
          <table:table-cell table:number-columns-repeated="6"/>
          <table:table-cell table:formula="of:=[.G74]+1" office:value-type="float" office:value="94" calcext:value-type="float">
            <text:p>94</text:p>
          </table:table-cell>
          <table:table-cell table:formula="of:=CONVERT([.G75]; &quot;F&quot;; &quot;K&quot;)" office:value-type="float" office:value="307.594444444444" calcext:value-type="float">
            <text:p>307.594444444444</text:p>
          </table:table-cell>
          <table:table-cell table:formula="of:=10000 * EXP( 4100 * (1/[.H75] - 1/298.15))" office:value-type="float" office:value="6555.84586092337" calcext:value-type="float">
            <text:p>6555.84586092337</text:p>
          </table:table-cell>
          <table:table-cell/>
        </table:table-row>
        <table:table-row table:style-name="ro1">
          <table:table-cell table:number-columns-repeated="6"/>
          <table:table-cell table:formula="of:=[.G75]+1" office:value-type="float" office:value="95" calcext:value-type="float">
            <text:p>95</text:p>
          </table:table-cell>
          <table:table-cell table:formula="of:=CONVERT([.G76]; &quot;F&quot;; &quot;K&quot;)" office:value-type="float" office:value="308.15" calcext:value-type="float">
            <text:p>308.15</text:p>
          </table:table-cell>
          <table:table-cell table:formula="of:=10000 * EXP( 4100 * (1/[.H76] - 1/298.15))" office:value-type="float" office:value="6400.18062841129" calcext:value-type="float">
            <text:p>6400.18062841129</text:p>
          </table:table-cell>
          <table:table-cell/>
        </table:table-row>
        <table:table-row table:style-name="ro1">
          <table:table-cell table:number-columns-repeated="6"/>
          <table:table-cell table:formula="of:=[.G76]+1" office:value-type="float" office:value="96" calcext:value-type="float">
            <text:p>96</text:p>
          </table:table-cell>
          <table:table-cell table:formula="of:=CONVERT([.G77]; &quot;F&quot;; &quot;K&quot;)" office:value-type="float" office:value="308.705555555556" calcext:value-type="float">
            <text:p>308.705555555556</text:p>
          </table:table-cell>
          <table:table-cell table:formula="of:=10000 * EXP( 4100 * (1/[.H77] - 1/298.15))" office:value-type="float" office:value="6248.7520412292" calcext:value-type="float">
            <text:p>6248.7520412292</text:p>
          </table:table-cell>
          <table:table-cell/>
        </table:table-row>
        <table:table-row table:style-name="ro1">
          <table:table-cell table:number-columns-repeated="6"/>
          <table:table-cell table:formula="of:=[.G77]+1" office:value-type="float" office:value="97" calcext:value-type="float">
            <text:p>97</text:p>
          </table:table-cell>
          <table:table-cell table:formula="of:=CONVERT([.G78]; &quot;F&quot;; &quot;K&quot;)" office:value-type="float" office:value="309.261111111111" calcext:value-type="float">
            <text:p>309.261111111111</text:p>
          </table:table-cell>
          <table:table-cell table:formula="of:=10000 * EXP( 4100 * (1/[.H78] - 1/298.15))" office:value-type="float" office:value="6101.43112965676" calcext:value-type="float">
            <text:p>6101.43112965676</text:p>
          </table:table-cell>
          <table:table-cell/>
        </table:table-row>
        <table:table-row table:style-name="ro1">
          <table:table-cell table:number-columns-repeated="6"/>
          <table:table-cell table:formula="of:=[.G78]+1" office:value-type="float" office:value="98" calcext:value-type="float">
            <text:p>98</text:p>
          </table:table-cell>
          <table:table-cell table:formula="of:=CONVERT([.G79]; &quot;F&quot;; &quot;K&quot;)" office:value-type="float" office:value="309.816666666667" calcext:value-type="float">
            <text:p>309.816666666667</text:p>
          </table:table-cell>
          <table:table-cell table:formula="of:=10000 * EXP( 4100 * (1/[.H79] - 1/298.15))" office:value-type="float" office:value="5958.09324402774" calcext:value-type="float">
            <text:p>5958.09324402774</text:p>
          </table:table-cell>
          <table:table-cell/>
        </table:table-row>
        <table:table-row table:style-name="ro1">
          <table:table-cell table:number-columns-repeated="6"/>
          <table:table-cell table:formula="of:=[.G79]+1" office:value-type="float" office:value="99" calcext:value-type="float">
            <text:p>99</text:p>
          </table:table-cell>
          <table:table-cell table:formula="of:=CONVERT([.G80]; &quot;F&quot;; &quot;K&quot;)" office:value-type="float" office:value="310.372222222222" calcext:value-type="float">
            <text:p>310.372222222222</text:p>
          </table:table-cell>
          <table:table-cell table:formula="of:=10000 * EXP( 4100 * (1/[.H80] - 1/298.15))" office:value-type="float" office:value="5818.61789737796" calcext:value-type="float">
            <text:p>5818.61789737796</text:p>
          </table:table-cell>
          <table:table-cell/>
        </table:table-row>
        <table:table-row table:style-name="ro1">
          <table:table-cell table:number-columns-repeated="6"/>
          <table:table-cell table:formula="of:=[.G80]+1" office:value-type="float" office:value="100" calcext:value-type="float">
            <text:p>100</text:p>
          </table:table-cell>
          <table:table-cell table:formula="of:=CONVERT([.G81]; &quot;F&quot;; &quot;K&quot;)" office:value-type="float" office:value="310.927777777778" calcext:value-type="float">
            <text:p>310.927777777778</text:p>
          </table:table-cell>
          <table:table-cell table:formula="of:=10000 * EXP( 4100 * (1/[.H81] - 1/298.15))" office:value-type="float" office:value="5682.88861426901" calcext:value-type="float">
            <text:p>5682.88861426901</text:p>
          </table:table-cell>
          <table:table-cell/>
        </table:table-row>
        <table:table-row table:style-name="ro1">
          <table:table-cell table:number-columns-repeated="6"/>
          <table:table-cell table:formula="of:=[.G81]+1" office:value-type="float" office:value="101" calcext:value-type="float">
            <text:p>101</text:p>
          </table:table-cell>
          <table:table-cell table:formula="of:=CONVERT([.G82]; &quot;F&quot;; &quot;K&quot;)" office:value-type="float" office:value="311.483333333333" calcext:value-type="float">
            <text:p>311.483333333333</text:p>
          </table:table-cell>
          <table:table-cell table:formula="of:=10000 * EXP( 4100 * (1/[.H82] - 1/298.15))" office:value-type="float" office:value="5550.79278552844" calcext:value-type="float">
            <text:p>5550.79278552844</text:p>
          </table:table-cell>
          <table:table-cell/>
        </table:table-row>
        <table:table-row table:style-name="ro1">
          <table:table-cell table:number-columns-repeated="6"/>
          <table:table-cell table:formula="of:=[.G82]+1" office:value-type="float" office:value="102" calcext:value-type="float">
            <text:p>102</text:p>
          </table:table-cell>
          <table:table-cell table:formula="of:=CONVERT([.G83]; &quot;F&quot;; &quot;K&quot;)" office:value-type="float" office:value="312.038888888889" calcext:value-type="float">
            <text:p>312.038888888889</text:p>
          </table:table-cell>
          <table:table-cell table:formula="of:=10000 * EXP( 4100 * (1/[.H83] - 1/298.15))" office:value-type="float" office:value="5422.22152865889" calcext:value-type="float">
            <text:p>5422.22152865889</text:p>
          </table:table-cell>
          <table:table-cell/>
        </table:table-row>
        <table:table-row table:style-name="ro1">
          <table:table-cell table:number-columns-repeated="6"/>
          <table:table-cell table:formula="of:=[.G83]+1" office:value-type="float" office:value="103" calcext:value-type="float">
            <text:p>103</text:p>
          </table:table-cell>
          <table:table-cell table:formula="of:=CONVERT([.G84]; &quot;F&quot;; &quot;K&quot;)" office:value-type="float" office:value="312.594444444444" calcext:value-type="float">
            <text:p>312.594444444444</text:p>
          </table:table-cell>
          <table:table-cell table:formula="of:=10000 * EXP( 4100 * (1/[.H84] - 1/298.15))" office:value-type="float" office:value="5297.06955367914" calcext:value-type="float">
            <text:p>5297.06955367914</text:p>
          </table:table-cell>
          <table:table-cell/>
        </table:table-row>
        <table:table-row table:style-name="ro1">
          <table:table-cell table:number-columns-repeated="6"/>
          <table:table-cell table:formula="of:=[.G84]+1" office:value-type="float" office:value="104" calcext:value-type="float">
            <text:p>104</text:p>
          </table:table-cell>
          <table:table-cell table:formula="of:=CONVERT([.G85]; &quot;F&quot;; &quot;K&quot;)" office:value-type="float" office:value="313.15" calcext:value-type="float">
            <text:p>313.15</text:p>
          </table:table-cell>
          <table:table-cell table:formula="of:=10000 * EXP( 4100 * (1/[.H85] - 1/298.15))" office:value-type="float" office:value="5175.235034171" calcext:value-type="float">
            <text:p>5175.235034171</text:p>
          </table:table-cell>
          <table:table-cell/>
        </table:table-row>
        <table:table-row table:style-name="ro1">
          <table:table-cell table:number-columns-repeated="6"/>
          <table:table-cell table:formula="of:=[.G85]+1" office:value-type="float" office:value="105" calcext:value-type="float">
            <text:p>105</text:p>
          </table:table-cell>
          <table:table-cell table:formula="of:=CONVERT([.G86]; &quot;F&quot;; &quot;K&quot;)" office:value-type="float" office:value="313.705555555555" calcext:value-type="float">
            <text:p>313.705555555555</text:p>
          </table:table-cell>
          <table:table-cell table:formula="of:=10000 * EXP( 4100 * (1/[.H86] - 1/298.15))" office:value-type="float" office:value="5056.61948331617" calcext:value-type="float">
            <text:p>5056.61948331617</text:p>
          </table:table-cell>
          <table:table-cell/>
        </table:table-row>
        <table:table-row table:style-name="ro1">
          <table:table-cell table:number-columns-repeated="6"/>
          <table:table-cell table:formula="of:=[.G86]+1" office:value-type="float" office:value="106" calcext:value-type="float">
            <text:p>106</text:p>
          </table:table-cell>
          <table:table-cell table:formula="of:=CONVERT([.G87]; &quot;F&quot;; &quot;K&quot;)" office:value-type="float" office:value="314.261111111111" calcext:value-type="float">
            <text:p>314.261111111111</text:p>
          </table:table-cell>
          <table:table-cell table:formula="of:=10000 * EXP( 4100 * (1/[.H87] - 1/298.15))" office:value-type="float" office:value="4941.1276347159" calcext:value-type="float">
            <text:p>4941.1276347159</text:p>
          </table:table-cell>
          <table:table-cell/>
        </table:table-row>
        <table:table-row table:style-name="ro1">
          <table:table-cell table:number-columns-repeated="6"/>
          <table:table-cell table:formula="of:=[.G87]+1" office:value-type="float" office:value="107" calcext:value-type="float">
            <text:p>107</text:p>
          </table:table-cell>
          <table:table-cell table:formula="of:=CONVERT([.G88]; &quot;F&quot;; &quot;K&quot;)" office:value-type="float" office:value="314.816666666667" calcext:value-type="float">
            <text:p>314.816666666667</text:p>
          </table:table-cell>
          <table:table-cell table:formula="of:=10000 * EXP( 4100 * (1/[.H88] - 1/298.15))" office:value-type="float" office:value="4828.66732779641" calcext:value-type="float">
            <text:p>4828.66732779641</text:p>
          </table:table-cell>
          <table:table-cell/>
        </table:table-row>
        <table:table-row table:style-name="ro1">
          <table:table-cell table:number-columns-repeated="6"/>
          <table:table-cell table:formula="of:=[.G88]+1" office:value-type="float" office:value="108" calcext:value-type="float">
            <text:p>108</text:p>
          </table:table-cell>
          <table:table-cell table:formula="of:=CONVERT([.G89]; &quot;F&quot;; &quot;K&quot;)" office:value-type="float" office:value="315.372222222222" calcext:value-type="float">
            <text:p>315.372222222222</text:p>
          </table:table-cell>
          <table:table-cell table:formula="of:=10000 * EXP( 4100 * (1/[.H89] - 1/298.15))" office:value-type="float" office:value="4719.14939761105" calcext:value-type="float">
            <text:p>4719.14939761105</text:p>
          </table:table-cell>
          <table:table-cell/>
        </table:table-row>
        <table:table-row table:style-name="ro1">
          <table:table-cell table:number-columns-repeated="6"/>
          <table:table-cell table:formula="of:=[.G89]+1" office:value-type="float" office:value="109" calcext:value-type="float">
            <text:p>109</text:p>
          </table:table-cell>
          <table:table-cell table:formula="of:=CONVERT([.G90]; &quot;F&quot;; &quot;K&quot;)" office:value-type="float" office:value="315.927777777778" calcext:value-type="float">
            <text:p>315.927777777778</text:p>
          </table:table-cell>
          <table:table-cell table:formula="of:=10000 * EXP( 4100 * (1/[.H90] - 1/298.15))" office:value-type="float" office:value="4612.48756885847" calcext:value-type="float">
            <text:p>4612.48756885847</text:p>
          </table:table-cell>
          <table:table-cell/>
        </table:table-row>
        <table:table-row table:style-name="ro1">
          <table:table-cell table:number-columns-repeated="6"/>
          <table:table-cell table:formula="of:=[.G90]+1" office:value-type="float" office:value="110" calcext:value-type="float">
            <text:p>110</text:p>
          </table:table-cell>
          <table:table-cell table:formula="of:=CONVERT([.G91]; &quot;F&quot;; &quot;K&quot;)" office:value-type="float" office:value="316.483333333333" calcext:value-type="float">
            <text:p>316.483333333333</text:p>
          </table:table-cell>
          <table:table-cell table:formula="of:=10000 * EXP( 4100 * (1/[.H91] - 1/298.15))" office:value-type="float" office:value="4508.59835394441" calcext:value-type="float">
            <text:p>4508.59835394441</text:p>
          </table:table-cell>
          <table:table-cell/>
        </table:table-row>
        <table:table-row table:style-name="ro1">
          <table:table-cell table:number-columns-repeated="6"/>
          <table:table-cell table:formula="of:=[.G91]+1" office:value-type="float" office:value="111" calcext:value-type="float">
            <text:p>111</text:p>
          </table:table-cell>
          <table:table-cell table:formula="of:=CONVERT([.G92]; &quot;F&quot;; &quot;K&quot;)" office:value-type="float" office:value="317.038888888889" calcext:value-type="float">
            <text:p>317.038888888889</text:p>
          </table:table-cell>
          <table:table-cell table:formula="of:=10000 * EXP( 4100 * (1/[.H92] - 1/298.15))" office:value-type="float" office:value="4407.4009549218" calcext:value-type="float">
            <text:p>4407.4009549218</text:p>
          </table:table-cell>
          <table:table-cell/>
        </table:table-row>
        <table:table-row table:style-name="ro1">
          <table:table-cell table:number-columns-repeated="6"/>
          <table:table-cell table:formula="of:=[.G92]+1" office:value-type="float" office:value="112" calcext:value-type="float">
            <text:p>112</text:p>
          </table:table-cell>
          <table:table-cell table:formula="of:=CONVERT([.G93]; &quot;F&quot;; &quot;K&quot;)" office:value-type="float" office:value="317.594444444444" calcext:value-type="float">
            <text:p>317.594444444444</text:p>
          </table:table-cell>
          <table:table-cell table:formula="of:=10000 * EXP( 4100 * (1/[.H93] - 1/298.15))" office:value-type="float" office:value="4308.81716915131" calcext:value-type="float">
            <text:p>4308.81716915131</text:p>
          </table:table-cell>
          <table:table-cell/>
        </table:table-row>
        <table:table-row table:style-name="ro1">
          <table:table-cell table:number-columns-repeated="6"/>
          <table:table-cell table:formula="of:=[.G93]+1" office:value-type="float" office:value="113" calcext:value-type="float">
            <text:p>113</text:p>
          </table:table-cell>
          <table:table-cell table:formula="of:=CONVERT([.G94]; &quot;F&quot;; &quot;K&quot;)" office:value-type="float" office:value="318.15" calcext:value-type="float">
            <text:p>318.15</text:p>
          </table:table-cell>
          <table:table-cell table:formula="of:=10000 * EXP( 4100 * (1/[.H94] - 1/298.15))" office:value-type="float" office:value="4212.77129853088" calcext:value-type="float">
            <text:p>4212.77129853088</text:p>
          </table:table-cell>
          <table:table-cell/>
        </table:table-row>
        <table:table-row table:style-name="ro1">
          <table:table-cell table:number-columns-repeated="6"/>
          <table:table-cell table:formula="of:=[.G94]+1" office:value-type="float" office:value="114" calcext:value-type="float">
            <text:p>114</text:p>
          </table:table-cell>
          <table:table-cell table:formula="of:=CONVERT([.G95]; &quot;F&quot;; &quot;K&quot;)" office:value-type="float" office:value="318.705555555556" calcext:value-type="float">
            <text:p>318.705555555556</text:p>
          </table:table-cell>
          <table:table-cell table:formula="of:=10000 * EXP( 4100 * (1/[.H95] - 1/298.15))" office:value-type="float" office:value="4119.19006215024" calcext:value-type="float">
            <text:p>4119.19006215024</text:p>
          </table:table-cell>
          <table:table-cell/>
        </table:table-row>
        <table:table-row table:style-name="ro1">
          <table:table-cell table:number-columns-repeated="6"/>
          <table:table-cell table:formula="of:=[.G95]+1" office:value-type="float" office:value="115" calcext:value-type="float">
            <text:p>115</text:p>
          </table:table-cell>
          <table:table-cell table:formula="of:=CONVERT([.G96]; &quot;F&quot;; &quot;K&quot;)" office:value-type="float" office:value="319.261111111111" calcext:value-type="float">
            <text:p>319.261111111111</text:p>
          </table:table-cell>
          <table:table-cell table:formula="of:=10000 * EXP( 4100 * (1/[.H96] - 1/298.15))" office:value-type="float" office:value="4028.00251223147" calcext:value-type="float">
            <text:p>4028.00251223147</text:p>
          </table:table-cell>
          <table:table-cell/>
        </table:table-row>
        <table:table-row table:style-name="ro1">
          <table:table-cell table:number-columns-repeated="6"/>
          <table:table-cell table:formula="of:=[.G96]+1" office:value-type="float" office:value="116" calcext:value-type="float">
            <text:p>116</text:p>
          </table:table-cell>
          <table:table-cell table:formula="of:=CONVERT([.G97]; &quot;F&quot;; &quot;K&quot;)" office:value-type="float" office:value="319.816666666667" calcext:value-type="float">
            <text:p>319.816666666667</text:p>
          </table:table-cell>
          <table:table-cell table:formula="of:=10000 * EXP( 4100 * (1/[.H97] - 1/298.15))" office:value-type="float" office:value="3939.13995322357" calcext:value-type="float">
            <text:p>3939.13995322357</text:p>
          </table:table-cell>
          <table:table-cell/>
        </table:table-row>
        <table:table-row table:style-name="ro1">
          <table:table-cell table:number-columns-repeated="6"/>
          <table:table-cell table:formula="of:=[.G97]+1" office:value-type="float" office:value="117" calcext:value-type="float">
            <text:p>117</text:p>
          </table:table-cell>
          <table:table-cell table:formula="of:=CONVERT([.G98]; &quot;F&quot;; &quot;K&quot;)" office:value-type="float" office:value="320.372222222222" calcext:value-type="float">
            <text:p>320.372222222222</text:p>
          </table:table-cell>
          <table:table-cell table:formula="of:=10000 * EXP( 4100 * (1/[.H98] - 1/298.15))" office:value-type="float" office:value="3852.53586392415" calcext:value-type="float">
            <text:p>3852.53586392415</text:p>
          </table:table-cell>
          <table:table-cell/>
        </table:table-row>
        <table:table-row table:style-name="ro1">
          <table:table-cell table:number-columns-repeated="6"/>
          <table:table-cell table:formula="of:=[.G98]+1" office:value-type="float" office:value="118" calcext:value-type="float">
            <text:p>118</text:p>
          </table:table-cell>
          <table:table-cell table:formula="of:=CONVERT([.G99]; &quot;F&quot;; &quot;K&quot;)" office:value-type="float" office:value="320.927777777778" calcext:value-type="float">
            <text:p>320.927777777778</text:p>
          </table:table-cell>
          <table:table-cell table:formula="of:=10000 * EXP( 4100 * (1/[.H99] - 1/298.15))" office:value-type="float" office:value="3768.12582250698" calcext:value-type="float">
            <text:p>3768.12582250698</text:p>
          </table:table-cell>
          <table:table-cell/>
        </table:table-row>
        <table:table-row table:style-name="ro1">
          <table:table-cell table:number-columns-repeated="6"/>
          <table:table-cell table:formula="of:=[.G99]+1" office:value-type="float" office:value="119" calcext:value-type="float">
            <text:p>119</text:p>
          </table:table-cell>
          <table:table-cell table:formula="of:=CONVERT([.G100]; &quot;F&quot;; &quot;K&quot;)" office:value-type="float" office:value="321.483333333333" calcext:value-type="float">
            <text:p>321.483333333333</text:p>
          </table:table-cell>
          <table:table-cell table:formula="of:=10000 * EXP( 4100 * (1/[.H100] - 1/298.15))" office:value-type="float" office:value="3685.84743433915" calcext:value-type="float">
            <text:p>3685.84743433915</text:p>
          </table:table-cell>
          <table:table-cell/>
        </table:table-row>
        <table:table-row table:style-name="ro1">
          <table:table-cell table:number-columns-repeated="6"/>
          <table:table-cell table:formula="of:=[.G100]+1" office:value-type="float" office:value="120" calcext:value-type="float">
            <text:p>120</text:p>
          </table:table-cell>
          <table:table-cell table:formula="of:=CONVERT([.G101]; &quot;F&quot;; &quot;K&quot;)" office:value-type="float" office:value="322.038888888889" calcext:value-type="float">
            <text:p>322.038888888889</text:p>
          </table:table-cell>
          <table:table-cell table:formula="of:=10000 * EXP( 4100 * (1/[.H101] - 1/298.15))" office:value-type="float" office:value="3605.64026247704" calcext:value-type="float">
            <text:p>3605.64026247704</text:p>
          </table:table-cell>
          <table:table-cell/>
        </table:table-row>
        <table:table-row table:style-name="ro1">
          <table:table-cell table:number-columns-repeated="6"/>
          <table:table-cell table:formula="of:=[.G101]+1" office:value-type="float" office:value="121" calcext:value-type="float">
            <text:p>121</text:p>
          </table:table-cell>
          <table:table-cell table:formula="of:=CONVERT([.G102]; &quot;F&quot;; &quot;K&quot;)" office:value-type="float" office:value="322.594444444444" calcext:value-type="float">
            <text:p>322.594444444444</text:p>
          </table:table-cell>
          <table:table-cell table:formula="of:=10000 * EXP( 4100 * (1/[.H102] - 1/298.15))" office:value-type="float" office:value="3527.44576073394" calcext:value-type="float">
            <text:p>3527.44576073394</text:p>
          </table:table-cell>
          <table:table-cell/>
        </table:table-row>
        <table:table-row table:style-name="ro1">
          <table:table-cell table:number-columns-repeated="6"/>
          <table:table-cell table:formula="of:=[.G102]+1" office:value-type="float" office:value="122" calcext:value-type="float">
            <text:p>122</text:p>
          </table:table-cell>
          <table:table-cell table:formula="of:=CONVERT([.G103]; &quot;F&quot;; &quot;K&quot;)" office:value-type="float" office:value="323.15" calcext:value-type="float">
            <text:p>323.15</text:p>
          </table:table-cell>
          <table:table-cell table:formula="of:=10000 * EXP( 4100 * (1/[.H103] - 1/298.15))" office:value-type="float" office:value="3451.20720921812" calcext:value-type="float">
            <text:p>3451.20720921812</text:p>
          </table:table-cell>
          <table:table-cell/>
        </table:table-row>
        <table:table-row table:style-name="ro1">
          <table:table-cell table:number-columns-repeated="6"/>
          <table:table-cell table:formula="of:=[.G103]+1" office:value-type="float" office:value="123" calcext:value-type="float">
            <text:p>123</text:p>
          </table:table-cell>
          <table:table-cell table:formula="of:=CONVERT([.G104]; &quot;F&quot;; &quot;K&quot;)" office:value-type="float" office:value="323.705555555556" calcext:value-type="float">
            <text:p>323.705555555556</text:p>
          </table:table-cell>
          <table:table-cell table:formula="of:=10000 * EXP( 4100 * (1/[.H104] - 1/298.15))" office:value-type="float" office:value="3376.8696522431" calcext:value-type="float">
            <text:p>3376.8696522431</text:p>
          </table:table-cell>
          <table:table-cell/>
        </table:table-row>
        <table:table-row table:style-name="ro1">
          <table:table-cell table:number-columns-repeated="6"/>
          <table:table-cell table:formula="of:=[.G104]+1" office:value-type="float" office:value="124" calcext:value-type="float">
            <text:p>124</text:p>
          </table:table-cell>
          <table:table-cell table:formula="of:=CONVERT([.G105]; &quot;F&quot;; &quot;K&quot;)" office:value-type="float" office:value="324.261111111111" calcext:value-type="float">
            <text:p>324.261111111111</text:p>
          </table:table-cell>
          <table:table-cell table:formula="of:=10000 * EXP( 4100 * (1/[.H105] - 1/298.15))" office:value-type="float" office:value="3304.37983851682" calcext:value-type="float">
            <text:p>3304.37983851682</text:p>
          </table:table-cell>
          <table:table-cell/>
        </table:table-row>
        <table:table-row table:style-name="ro1">
          <table:table-cell table:number-columns-repeated="6"/>
          <table:table-cell table:formula="of:=[.G105]+1" office:value-type="float" office:value="125" calcext:value-type="float">
            <text:p>125</text:p>
          </table:table-cell>
          <table:table-cell table:formula="of:=CONVERT([.G106]; &quot;F&quot;; &quot;K&quot;)" office:value-type="float" office:value="324.816666666667" calcext:value-type="float">
            <text:p>324.816666666667</text:p>
          </table:table-cell>
          <table:table-cell table:formula="of:=10000 * EXP( 4100 * (1/[.H106] - 1/298.15))" office:value-type="float" office:value="3233.68616352019" calcext:value-type="float">
            <text:p>3233.68616352019</text:p>
          </table:table-cell>
          <table:table-cell/>
        </table:table-row>
        <table:table-row table:style-name="ro1">
          <table:table-cell table:number-columns-repeated="6"/>
          <table:table-cell table:formula="of:=[.G106]+1" office:value-type="float" office:value="126" calcext:value-type="float">
            <text:p>126</text:p>
          </table:table-cell>
          <table:table-cell table:formula="of:=CONVERT([.G107]; &quot;F&quot;; &quot;K&quot;)" office:value-type="float" office:value="325.372222222222" calcext:value-type="float">
            <text:p>325.372222222222</text:p>
          </table:table-cell>
          <table:table-cell table:formula="of:=10000 * EXP( 4100 * (1/[.H107] - 1/298.15))" office:value-type="float" office:value="3164.73861398886" calcext:value-type="float">
            <text:p>3164.73861398886</text:p>
          </table:table-cell>
          <table:table-cell/>
        </table:table-row>
        <table:table-row table:style-name="ro1">
          <table:table-cell table:number-columns-repeated="6"/>
          <table:table-cell table:formula="of:=[.G107]+1" office:value-type="float" office:value="127" calcext:value-type="float">
            <text:p>127</text:p>
          </table:table-cell>
          <table:table-cell table:formula="of:=CONVERT([.G108]; &quot;F&quot;; &quot;K&quot;)" office:value-type="float" office:value="325.927777777778" calcext:value-type="float">
            <text:p>325.927777777778</text:p>
          </table:table-cell>
          <table:table-cell table:formula="of:=10000 * EXP( 4100 * (1/[.H108] - 1/298.15))" office:value-type="float" office:value="3097.48871441618" calcext:value-type="float">
            <text:p>3097.48871441618</text:p>
          </table:table-cell>
          <table:table-cell/>
        </table:table-row>
        <table:table-row table:style-name="ro1">
          <table:table-cell table:number-columns-repeated="6"/>
          <table:table-cell table:formula="of:=[.G108]+1" office:value-type="float" office:value="128" calcext:value-type="float">
            <text:p>128</text:p>
          </table:table-cell>
          <table:table-cell table:formula="of:=CONVERT([.G109]; &quot;F&quot;; &quot;K&quot;)" office:value-type="float" office:value="326.483333333333" calcext:value-type="float">
            <text:p>326.483333333333</text:p>
          </table:table-cell>
          <table:table-cell table:formula="of:=10000 * EXP( 4100 * (1/[.H109] - 1/298.15))" office:value-type="float" office:value="3031.88947549837" calcext:value-type="float">
            <text:p>3031.88947549837</text:p>
          </table:table-cell>
          <table:table-cell/>
        </table:table-row>
        <table:table-row table:style-name="ro1">
          <table:table-cell table:number-columns-repeated="6"/>
          <table:table-cell table:formula="of:=[.G109]+1" office:value-type="float" office:value="129" calcext:value-type="float">
            <text:p>129</text:p>
          </table:table-cell>
          <table:table-cell table:formula="of:=CONVERT([.G110]; &quot;F&quot;; &quot;K&quot;)" office:value-type="float" office:value="327.038888888889" calcext:value-type="float">
            <text:p>327.038888888889</text:p>
          </table:table-cell>
          <table:table-cell table:formula="of:=10000 * EXP( 4100 * (1/[.H110] - 1/298.15))" office:value-type="float" office:value="2967.8953444464" calcext:value-type="float">
            <text:p>2967.8953444464</text:p>
          </table:table-cell>
          <table:table-cell/>
        </table:table-row>
        <table:table-row table:style-name="ro1">
          <table:table-cell table:number-columns-repeated="6"/>
          <table:table-cell table:formula="of:=[.G110]+1" office:value-type="float" office:value="130" calcext:value-type="float">
            <text:p>130</text:p>
          </table:table-cell>
          <table:table-cell table:formula="of:=CONVERT([.G111]; &quot;F&quot;; &quot;K&quot;)" office:value-type="float" office:value="327.594444444444" calcext:value-type="float">
            <text:p>327.594444444444</text:p>
          </table:table-cell>
          <table:table-cell table:formula="of:=10000 * EXP( 4100 * (1/[.H111] - 1/298.15))" office:value-type="float" office:value="2905.46215709205" calcext:value-type="float">
            <text:p>2905.46215709205</text:p>
          </table:table-cell>
          <table:table-cell/>
        </table:table-row>
        <table:table-row table:style-name="ro1">
          <table:table-cell table:number-columns-repeated="6"/>
          <table:table-cell table:formula="of:=[.G111]+1" office:value-type="float" office:value="131" calcext:value-type="float">
            <text:p>131</text:p>
          </table:table-cell>
          <table:table-cell table:formula="of:=CONVERT([.G112]; &quot;F&quot;; &quot;K&quot;)" office:value-type="float" office:value="328.15" calcext:value-type="float">
            <text:p>328.15</text:p>
          </table:table-cell>
          <table:table-cell table:formula="of:=10000 * EXP( 4100 * (1/[.H112] - 1/298.15))" office:value-type="float" office:value="2844.54709171879" calcext:value-type="float">
            <text:p>2844.54709171879</text:p>
          </table:table-cell>
          <table:table-cell/>
        </table:table-row>
        <table:table-row table:style-name="ro1">
          <table:table-cell table:number-columns-repeated="6"/>
          <table:table-cell table:formula="of:=[.G112]+1" office:value-type="float" office:value="132" calcext:value-type="float">
            <text:p>132</text:p>
          </table:table-cell>
          <table:table-cell table:formula="of:=CONVERT([.G113]; &quot;F&quot;; &quot;K&quot;)" office:value-type="float" office:value="328.705555555556" calcext:value-type="float">
            <text:p>328.705555555556</text:p>
          </table:table-cell>
          <table:table-cell table:formula="of:=10000 * EXP( 4100 * (1/[.H113] - 1/298.15))" office:value-type="float" office:value="2785.10862455082" calcext:value-type="float">
            <text:p>2785.10862455082</text:p>
          </table:table-cell>
          <table:table-cell/>
        </table:table-row>
        <table:table-row table:style-name="ro1">
          <table:table-cell table:number-columns-repeated="6"/>
          <table:table-cell table:formula="of:=[.G113]+1" office:value-type="float" office:value="133" calcext:value-type="float">
            <text:p>133</text:p>
          </table:table-cell>
          <table:table-cell table:formula="of:=CONVERT([.G114]; &quot;F&quot;; &quot;K&quot;)" office:value-type="float" office:value="329.261111111111" calcext:value-type="float">
            <text:p>329.261111111111</text:p>
          </table:table-cell>
          <table:table-cell table:formula="of:=10000 * EXP( 4100 * (1/[.H114] - 1/298.15))" office:value-type="float" office:value="2727.10648683649" calcext:value-type="float">
            <text:p>2727.10648683649</text:p>
          </table:table-cell>
          <table:table-cell/>
        </table:table-row>
        <table:table-row table:style-name="ro1">
          <table:table-cell table:number-columns-repeated="6"/>
          <table:table-cell table:formula="of:=[.G114]+1" office:value-type="float" office:value="134" calcext:value-type="float">
            <text:p>134</text:p>
          </table:table-cell>
          <table:table-cell table:formula="of:=CONVERT([.G115]; &quot;F&quot;; &quot;K&quot;)" office:value-type="float" office:value="329.816666666667" calcext:value-type="float">
            <text:p>329.816666666667</text:p>
          </table:table-cell>
          <table:table-cell table:formula="of:=10000 * EXP( 4100 * (1/[.H115] - 1/298.15))" office:value-type="float" office:value="2670.50162346482" calcext:value-type="float">
            <text:p>2670.50162346482</text:p>
          </table:table-cell>
          <table:table-cell/>
        </table:table-row>
        <table:table-row table:style-name="ro1">
          <table:table-cell table:number-columns-repeated="6"/>
          <table:table-cell table:formula="of:=[.G115]+1" office:value-type="float" office:value="135" calcext:value-type="float">
            <text:p>135</text:p>
          </table:table-cell>
          <table:table-cell table:formula="of:=CONVERT([.G116]; &quot;F&quot;; &quot;K&quot;)" office:value-type="float" office:value="330.372222222222" calcext:value-type="float">
            <text:p>330.372222222222</text:p>
          </table:table-cell>
          <table:table-cell table:formula="of:=10000 * EXP( 4100 * (1/[.H116] - 1/298.15))" office:value-type="float" office:value="2615.25615305644" calcext:value-type="float">
            <text:p>2615.25615305644</text:p>
          </table:table-cell>
          <table:table-cell/>
        </table:table-row>
        <table:table-row table:style-name="ro1">
          <table:table-cell table:number-columns-repeated="6"/>
          <table:table-cell table:formula="of:=[.G116]+1" office:value-type="float" office:value="136" calcext:value-type="float">
            <text:p>136</text:p>
          </table:table-cell>
          <table:table-cell table:formula="of:=CONVERT([.G117]; &quot;F&quot;; &quot;K&quot;)" office:value-type="float" office:value="330.927777777778" calcext:value-type="float">
            <text:p>330.927777777778</text:p>
          </table:table-cell>
          <table:table-cell table:formula="of:=10000 * EXP( 4100 * (1/[.H117] - 1/298.15))" office:value-type="float" office:value="2561.33332947258" calcext:value-type="float">
            <text:p>2561.33332947258</text:p>
          </table:table-cell>
          <table:table-cell/>
        </table:table-row>
        <table:table-row table:style-name="ro1">
          <table:table-cell table:number-columns-repeated="6"/>
          <table:table-cell table:formula="of:=[.G117]+1" office:value-type="float" office:value="137" calcext:value-type="float">
            <text:p>137</text:p>
          </table:table-cell>
          <table:table-cell table:formula="of:=CONVERT([.G118]; &quot;F&quot;; &quot;K&quot;)" office:value-type="float" office:value="331.483333333333" calcext:value-type="float">
            <text:p>331.483333333333</text:p>
          </table:table-cell>
          <table:table-cell table:formula="of:=10000 * EXP( 4100 * (1/[.H118] - 1/298.15))" office:value-type="float" office:value="2508.6975046881" calcext:value-type="float">
            <text:p>2508.6975046881</text:p>
          </table:table-cell>
          <table:table-cell/>
        </table:table-row>
        <table:table-row table:style-name="ro1">
          <table:table-cell table:number-columns-repeated="6"/>
          <table:table-cell table:formula="of:=[.G118]+1" office:value-type="float" office:value="138" calcext:value-type="float">
            <text:p>138</text:p>
          </table:table-cell>
          <table:table-cell table:formula="of:=CONVERT([.G119]; &quot;F&quot;; &quot;K&quot;)" office:value-type="float" office:value="332.038888888889" calcext:value-type="float">
            <text:p>332.038888888889</text:p>
          </table:table-cell>
          <table:table-cell table:formula="of:=10000 * EXP( 4100 * (1/[.H119] - 1/298.15))" office:value-type="float" office:value="2457.3140929768" calcext:value-type="float">
            <text:p>2457.3140929768</text:p>
          </table:table-cell>
          <table:table-cell/>
        </table:table-row>
        <table:table-row table:style-name="ro1">
          <table:table-cell table:number-columns-repeated="6"/>
          <table:table-cell table:formula="of:=[.G119]+1" office:value-type="float" office:value="139" calcext:value-type="float">
            <text:p>139</text:p>
          </table:table-cell>
          <table:table-cell table:formula="of:=CONVERT([.G120]; &quot;F&quot;; &quot;K&quot;)" office:value-type="float" office:value="332.594444444444" calcext:value-type="float">
            <text:p>332.594444444444</text:p>
          </table:table-cell>
          <table:table-cell table:formula="of:=10000 * EXP( 4100 * (1/[.H120] - 1/298.15))" office:value-type="float" office:value="2407.14953635904" calcext:value-type="float">
            <text:p>2407.14953635904</text:p>
          </table:table-cell>
          <table:table-cell/>
        </table:table-row>
        <table:table-row table:style-name="ro1">
          <table:table-cell table:number-columns-repeated="6"/>
          <table:table-cell table:formula="of:=[.G120]+1" office:value-type="float" office:value="140" calcext:value-type="float">
            <text:p>140</text:p>
          </table:table-cell>
          <table:table-cell table:formula="of:=CONVERT([.G121]; &quot;F&quot;; &quot;K&quot;)" office:value-type="float" office:value="333.15" calcext:value-type="float">
            <text:p>333.15</text:p>
          </table:table-cell>
          <table:table-cell table:formula="of:=10000 * EXP( 4100 * (1/[.H121] - 1/298.15))" office:value-type="float" office:value="2358.1712712643" calcext:value-type="float">
            <text:p>2358.1712712643</text:p>
          </table:table-cell>
          <table:table-cell/>
        </table:table-row>
        <table:table-row table:style-name="ro1">
          <table:table-cell table:number-columns-repeated="6"/>
          <table:table-cell table:formula="of:=[.G121]+1" office:value-type="float" office:value="141" calcext:value-type="float">
            <text:p>141</text:p>
          </table:table-cell>
          <table:table-cell table:formula="of:=CONVERT([.G122]; &quot;F&quot;; &quot;K&quot;)" office:value-type="float" office:value="333.705555555556" calcext:value-type="float">
            <text:p>333.705555555556</text:p>
          </table:table-cell>
          <table:table-cell table:formula="of:=10000 * EXP( 4100 * (1/[.H122] - 1/298.15))" office:value-type="float" office:value="2310.3476963625" calcext:value-type="float">
            <text:p>2310.3476963625</text:p>
          </table:table-cell>
          <table:table-cell/>
        </table:table-row>
        <table:table-row table:style-name="ro1">
          <table:table-cell table:number-columns-repeated="6"/>
          <table:table-cell table:formula="of:=[.G122]+1" office:value-type="float" office:value="142" calcext:value-type="float">
            <text:p>142</text:p>
          </table:table-cell>
          <table:table-cell table:formula="of:=CONVERT([.G123]; &quot;F&quot;; &quot;K&quot;)" office:value-type="float" office:value="334.261111111111" calcext:value-type="float">
            <text:p>334.261111111111</text:p>
          </table:table-cell>
          <table:table-cell table:formula="of:=10000 * EXP( 4100 * (1/[.H123] - 1/298.15))" office:value-type="float" office:value="2263.64814152035" calcext:value-type="float">
            <text:p>2263.64814152035</text:p>
          </table:table-cell>
          <table:table-cell/>
        </table:table-row>
        <table:table-row table:style-name="ro1">
          <table:table-cell table:number-columns-repeated="6"/>
          <table:table-cell table:formula="of:=[.G123]+1" office:value-type="float" office:value="143" calcext:value-type="float">
            <text:p>143</text:p>
          </table:table-cell>
          <table:table-cell table:formula="of:=CONVERT([.G124]; &quot;F&quot;; &quot;K&quot;)" office:value-type="float" office:value="334.816666666667" calcext:value-type="float">
            <text:p>334.816666666667</text:p>
          </table:table-cell>
          <table:table-cell table:formula="of:=10000 * EXP( 4100 * (1/[.H124] - 1/298.15))" office:value-type="float" office:value="2218.04283784051" calcext:value-type="float">
            <text:p>2218.04283784051</text:p>
          </table:table-cell>
          <table:table-cell/>
        </table:table-row>
        <table:table-row table:style-name="ro1">
          <table:table-cell table:number-columns-repeated="6"/>
          <table:table-cell table:formula="of:=[.G124]+1" office:value-type="float" office:value="144" calcext:value-type="float">
            <text:p>144</text:p>
          </table:table-cell>
          <table:table-cell table:formula="of:=CONVERT([.G125]; &quot;F&quot;; &quot;K&quot;)" office:value-type="float" office:value="335.372222222222" calcext:value-type="float">
            <text:p>335.372222222222</text:p>
          </table:table-cell>
          <table:table-cell table:formula="of:=10000 * EXP( 4100 * (1/[.H125] - 1/298.15))" office:value-type="float" office:value="2173.50288874295" calcext:value-type="float">
            <text:p>2173.50288874295</text:p>
          </table:table-cell>
          <table:table-cell/>
        </table:table-row>
        <table:table-row table:style-name="ro1">
          <table:table-cell table:number-columns-repeated="6"/>
          <table:table-cell table:formula="of:=[.G125]+1" office:value-type="float" office:value="145" calcext:value-type="float">
            <text:p>145</text:p>
          </table:table-cell>
          <table:table-cell table:formula="of:=CONVERT([.G126]; &quot;F&quot;; &quot;K&quot;)" office:value-type="float" office:value="335.927777777778" calcext:value-type="float">
            <text:p>335.927777777778</text:p>
          </table:table-cell>
          <table:table-cell table:formula="of:=10000 * EXP( 4100 * (1/[.H126] - 1/298.15))" office:value-type="float" office:value="2130.00024204962" calcext:value-type="float">
            <text:p>2130.00024204962</text:p>
          </table:table-cell>
          <table:table-cell/>
        </table:table-row>
        <table:table-row table:style-name="ro1">
          <table:table-cell table:number-columns-repeated="6"/>
          <table:table-cell table:formula="of:=[.G126]+1" office:value-type="float" office:value="146" calcext:value-type="float">
            <text:p>146</text:p>
          </table:table-cell>
          <table:table-cell table:formula="of:=CONVERT([.G127]; &quot;F&quot;; &quot;K&quot;)" office:value-type="float" office:value="336.483333333333" calcext:value-type="float">
            <text:p>336.483333333333</text:p>
          </table:table-cell>
          <table:table-cell table:formula="of:=10000 * EXP( 4100 * (1/[.H127] - 1/298.15))" office:value-type="float" office:value="2087.50766303523" calcext:value-type="float">
            <text:p>2087.50766303523</text:p>
          </table:table-cell>
          <table:table-cell/>
        </table:table-row>
        <table:table-row table:style-name="ro1">
          <table:table-cell table:number-columns-repeated="6"/>
          <table:table-cell table:formula="of:=[.G127]+1" office:value-type="float" office:value="147" calcext:value-type="float">
            <text:p>147</text:p>
          </table:table-cell>
          <table:table-cell table:formula="of:=CONVERT([.G128]; &quot;F&quot;; &quot;K&quot;)" office:value-type="float" office:value="337.038888888889" calcext:value-type="float">
            <text:p>337.038888888889</text:p>
          </table:table-cell>
          <table:table-cell table:formula="of:=10000 * EXP( 4100 * (1/[.H128] - 1/298.15))" office:value-type="float" office:value="2045.99870840807" calcext:value-type="float">
            <text:p>2045.99870840807</text:p>
          </table:table-cell>
          <table:table-cell/>
        </table:table-row>
        <table:table-row table:style-name="ro1">
          <table:table-cell table:number-columns-repeated="6"/>
          <table:table-cell table:formula="of:=[.G128]+1" office:value-type="float" office:value="148" calcext:value-type="float">
            <text:p>148</text:p>
          </table:table-cell>
          <table:table-cell table:formula="of:=CONVERT([.G129]; &quot;F&quot;; &quot;K&quot;)" office:value-type="float" office:value="337.594444444444" calcext:value-type="float">
            <text:p>337.594444444444</text:p>
          </table:table-cell>
          <table:table-cell table:formula="of:=10000 * EXP( 4100 * (1/[.H129] - 1/298.15))" office:value-type="float" office:value="2005.44770118658" calcext:value-type="float">
            <text:p>2005.44770118658</text:p>
          </table:table-cell>
          <table:table-cell/>
        </table:table-row>
        <table:table-row table:style-name="ro1">
          <table:table-cell table:number-columns-repeated="6"/>
          <table:table-cell table:formula="of:=[.G129]+1" office:value-type="float" office:value="149" calcext:value-type="float">
            <text:p>149</text:p>
          </table:table-cell>
          <table:table-cell table:formula="of:=CONVERT([.G130]; &quot;F&quot;; &quot;K&quot;)" office:value-type="float" office:value="338.15" calcext:value-type="float">
            <text:p>338.15</text:p>
          </table:table-cell>
          <table:table-cell table:formula="of:=10000 * EXP( 4100 * (1/[.H130] - 1/298.15))" office:value-type="float" office:value="1965.82970643847" calcext:value-type="float">
            <text:p>1965.82970643847</text:p>
          </table:table-cell>
          <table:table-cell/>
        </table:table-row>
        <table:table-row table:style-name="ro1">
          <table:table-cell table:number-columns-repeated="6"/>
          <table:table-cell table:formula="of:=[.G130]+1" office:value-type="float" office:value="150" calcext:value-type="float">
            <text:p>150</text:p>
          </table:table-cell>
          <table:table-cell table:formula="of:=CONVERT([.G131]; &quot;F&quot;; &quot;K&quot;)" office:value-type="float" office:value="338.705555555555" calcext:value-type="float">
            <text:p>338.705555555555</text:p>
          </table:table-cell>
          <table:table-cell table:formula="of:=10000 * EXP( 4100 * (1/[.H131] - 1/298.15))" office:value-type="float" office:value="1927.12050785067" calcext:value-type="float">
            <text:p>1927.12050785067</text:p>
          </table:table-cell>
          <table:table-cell/>
        </table:table-row>
        <table:table-row table:style-name="ro1">
          <table:table-cell table:number-columns-repeated="6"/>
          <table:table-cell table:formula="of:=[.G131]+1" office:value-type="float" office:value="151" calcext:value-type="float">
            <text:p>151</text:p>
          </table:table-cell>
          <table:table-cell table:formula="of:=CONVERT([.G132]; &quot;F&quot;; &quot;K&quot;)" office:value-type="float" office:value="339.261111111111" calcext:value-type="float">
            <text:p>339.261111111111</text:p>
          </table:table-cell>
          <table:table-cell table:formula="of:=10000 * EXP( 4100 * (1/[.H132] - 1/298.15))" office:value-type="float" office:value="1889.29658509955" calcext:value-type="float">
            <text:p>1889.29658509955</text:p>
          </table:table-cell>
          <table:table-cell/>
        </table:table-row>
        <table:table-row table:style-name="ro1">
          <table:table-cell table:number-columns-repeated="6"/>
          <table:table-cell table:formula="of:=[.G132]+1" office:value-type="float" office:value="152" calcext:value-type="float">
            <text:p>152</text:p>
          </table:table-cell>
          <table:table-cell table:formula="of:=CONVERT([.G133]; &quot;F&quot;; &quot;K&quot;)" office:value-type="float" office:value="339.816666666667" calcext:value-type="float">
            <text:p>339.816666666667</text:p>
          </table:table-cell>
          <table:table-cell table:formula="of:=10000 * EXP( 4100 * (1/[.H133] - 1/298.15))" office:value-type="float" office:value="1852.33509199214" calcext:value-type="float">
            <text:p>1852.33509199214</text:p>
          </table:table-cell>
          <table:table-cell/>
        </table:table-row>
        <table:table-row table:style-name="ro1">
          <table:table-cell table:number-columns-repeated="6"/>
          <table:table-cell table:formula="of:=[.G133]+1" office:value-type="float" office:value="153" calcext:value-type="float">
            <text:p>153</text:p>
          </table:table-cell>
          <table:table-cell table:formula="of:=CONVERT([.G134]; &quot;F&quot;; &quot;K&quot;)" office:value-type="float" office:value="340.372222222222" calcext:value-type="float">
            <text:p>340.372222222222</text:p>
          </table:table-cell>
          <table:table-cell table:formula="of:=10000 * EXP( 4100 * (1/[.H134] - 1/298.15))" office:value-type="float" office:value="1816.21383535" calcext:value-type="float">
            <text:p>1816.21383535</text:p>
          </table:table-cell>
          <table:table-cell/>
        </table:table-row>
        <table:table-row table:style-name="ro1">
          <table:table-cell table:number-columns-repeated="6"/>
          <table:table-cell table:formula="of:=[.G134]+1" office:value-type="float" office:value="154" calcext:value-type="float">
            <text:p>154</text:p>
          </table:table-cell>
          <table:table-cell table:formula="of:=CONVERT([.G135]; &quot;F&quot;; &quot;K&quot;)" office:value-type="float" office:value="340.927777777778" calcext:value-type="float">
            <text:p>340.927777777778</text:p>
          </table:table-cell>
          <table:table-cell table:formula="of:=10000 * EXP( 4100 * (1/[.H135] - 1/298.15))" office:value-type="float" office:value="1780.9112546088" calcext:value-type="float">
            <text:p>1780.9112546088</text:p>
          </table:table-cell>
          <table:table-cell/>
        </table:table-row>
        <table:table-row table:style-name="ro1">
          <table:table-cell table:number-columns-repeated="6"/>
          <table:table-cell table:formula="of:=[.G135]+1" office:value-type="float" office:value="155" calcext:value-type="float">
            <text:p>155</text:p>
          </table:table-cell>
          <table:table-cell table:formula="of:=CONVERT([.G136]; &quot;F&quot;; &quot;K&quot;)" office:value-type="float" office:value="341.483333333333" calcext:value-type="float">
            <text:p>341.483333333333</text:p>
          </table:table-cell>
          <table:table-cell table:formula="of:=10000 * EXP( 4100 * (1/[.H136] - 1/298.15))" office:value-type="float" office:value="1746.40640210757" calcext:value-type="float">
            <text:p>1746.40640210757</text:p>
          </table:table-cell>
          <table:table-cell/>
        </table:table-row>
        <table:table-row table:style-name="ro1">
          <table:table-cell table:number-columns-repeated="6"/>
          <table:table-cell table:formula="of:=[.G136]+1" office:value-type="float" office:value="156" calcext:value-type="float">
            <text:p>156</text:p>
          </table:table-cell>
          <table:table-cell table:formula="of:=CONVERT([.G137]; &quot;F&quot;; &quot;K&quot;)" office:value-type="float" office:value="342.038888888889" calcext:value-type="float">
            <text:p>342.038888888889</text:p>
          </table:table-cell>
          <table:table-cell table:formula="of:=10000 * EXP( 4100 * (1/[.H137] - 1/298.15))" office:value-type="float" office:value="1712.67892404241" calcext:value-type="float">
            <text:p>1712.67892404241</text:p>
          </table:table-cell>
          <table:table-cell/>
        </table:table-row>
        <table:table-row table:style-name="ro1">
          <table:table-cell table:number-columns-repeated="6"/>
          <table:table-cell table:formula="of:=[.G137]+1" office:value-type="float" office:value="157" calcext:value-type="float">
            <text:p>157</text:p>
          </table:table-cell>
          <table:table-cell table:formula="of:=CONVERT([.G138]; &quot;F&quot;; &quot;K&quot;)" office:value-type="float" office:value="342.594444444444" calcext:value-type="float">
            <text:p>342.594444444444</text:p>
          </table:table-cell>
          <table:table-cell table:formula="of:=10000 * EXP( 4100 * (1/[.H138] - 1/298.15))" office:value-type="float" office:value="1679.70904206086" calcext:value-type="float">
            <text:p>1679.70904206086</text:p>
          </table:table-cell>
          <table:table-cell/>
        </table:table-row>
        <table:table-row table:style-name="ro1">
          <table:table-cell table:number-columns-repeated="6"/>
          <table:table-cell table:formula="of:=[.G138]+1" office:value-type="float" office:value="158" calcext:value-type="float">
            <text:p>158</text:p>
          </table:table-cell>
          <table:table-cell table:formula="of:=CONVERT([.G139]; &quot;F&quot;; &quot;K&quot;)" office:value-type="float" office:value="343.15" calcext:value-type="float">
            <text:p>343.15</text:p>
          </table:table-cell>
          <table:table-cell table:formula="of:=10000 * EXP( 4100 * (1/[.H139] - 1/298.15))" office:value-type="float" office:value="1647.47753547363" calcext:value-type="float">
            <text:p>1647.47753547363</text:p>
          </table:table-cell>
          <table:table-cell/>
        </table:table-row>
        <table:table-row table:style-name="ro1">
          <table:table-cell table:number-columns-repeated="6"/>
          <table:table-cell table:formula="of:=[.G139]+1" office:value-type="float" office:value="159" calcext:value-type="float">
            <text:p>159</text:p>
          </table:table-cell>
          <table:table-cell table:formula="of:=CONVERT([.G140]; &quot;F&quot;; &quot;K&quot;)" office:value-type="float" office:value="343.705555555556" calcext:value-type="float">
            <text:p>343.705555555556</text:p>
          </table:table-cell>
          <table:table-cell table:formula="of:=10000 * EXP( 4100 * (1/[.H140] - 1/298.15))" office:value-type="float" office:value="1615.96572406145" calcext:value-type="float">
            <text:p>1615.96572406145</text:p>
          </table:table-cell>
          <table:table-cell/>
        </table:table-row>
        <table:table-row table:style-name="ro1">
          <table:table-cell table:number-columns-repeated="6"/>
          <table:table-cell table:formula="of:=[.G140]+1" office:value-type="float" office:value="160" calcext:value-type="float">
            <text:p>160</text:p>
          </table:table-cell>
          <table:table-cell table:formula="of:=CONVERT([.G141]; &quot;F&quot;; &quot;K&quot;)" office:value-type="float" office:value="344.261111111111" calcext:value-type="float">
            <text:p>344.261111111111</text:p>
          </table:table-cell>
          <table:table-cell table:formula="of:=10000 * EXP( 4100 * (1/[.H141] - 1/298.15))" office:value-type="float" office:value="1585.15545145581" calcext:value-type="float">
            <text:p>1585.15545145581</text:p>
          </table:table-cell>
          <table:table-cell/>
        </table:table-row>
        <table:table-row table:style-name="ro1">
          <table:table-cell table:number-columns-repeated="6"/>
          <table:table-cell table:formula="of:=[.G141]+1" office:value-type="float" office:value="161" calcext:value-type="float">
            <text:p>161</text:p>
          </table:table-cell>
          <table:table-cell table:formula="of:=CONVERT([.G142]; &quot;F&quot;; &quot;K&quot;)" office:value-type="float" office:value="344.816666666667" calcext:value-type="float">
            <text:p>344.816666666667</text:p>
          </table:table-cell>
          <table:table-cell table:formula="of:=10000 * EXP( 4100 * (1/[.H142] - 1/298.15))" office:value-type="float" office:value="1555.02906907277" calcext:value-type="float">
            <text:p>1555.02906907277</text:p>
          </table:table-cell>
          <table:table-cell/>
        </table:table-row>
        <table:table-row table:style-name="ro1">
          <table:table-cell table:number-columns-repeated="6"/>
          <table:table-cell table:formula="of:=[.G142]+1" office:value-type="float" office:value="162" calcext:value-type="float">
            <text:p>162</text:p>
          </table:table-cell>
          <table:table-cell table:formula="of:=CONVERT([.G143]; &quot;F&quot;; &quot;K&quot;)" office:value-type="float" office:value="345.372222222222" calcext:value-type="float">
            <text:p>345.372222222222</text:p>
          </table:table-cell>
          <table:table-cell table:formula="of:=10000 * EXP( 4100 * (1/[.H143] - 1/298.15))" office:value-type="float" office:value="1525.56942058041" calcext:value-type="float">
            <text:p>1525.56942058041</text:p>
          </table:table-cell>
          <table:table-cell/>
        </table:table-row>
        <table:table-row table:style-name="ro1">
          <table:table-cell table:number-columns-repeated="6"/>
          <table:table-cell table:formula="of:=[.G143]+1" office:value-type="float" office:value="163" calcext:value-type="float">
            <text:p>163</text:p>
          </table:table-cell>
          <table:table-cell table:formula="of:=CONVERT([.G144]; &quot;F&quot;; &quot;K&quot;)" office:value-type="float" office:value="345.927777777778" calcext:value-type="float">
            <text:p>345.927777777778</text:p>
          </table:table-cell>
          <table:table-cell table:formula="of:=10000 * EXP( 4100 * (1/[.H144] - 1/298.15))" office:value-type="float" office:value="1496.75982688045" calcext:value-type="float">
            <text:p>1496.75982688045</text:p>
          </table:table-cell>
          <table:table-cell/>
        </table:table-row>
        <table:table-row table:style-name="ro1">
          <table:table-cell table:number-columns-repeated="6"/>
          <table:table-cell table:formula="of:=[.G144]+1" office:value-type="float" office:value="164" calcext:value-type="float">
            <text:p>164</text:p>
          </table:table-cell>
          <table:table-cell table:formula="of:=CONVERT([.G145]; &quot;F&quot;; &quot;K&quot;)" office:value-type="float" office:value="346.483333333333" calcext:value-type="float">
            <text:p>346.483333333333</text:p>
          </table:table-cell>
          <table:table-cell table:formula="of:=10000 * EXP( 4100 * (1/[.H145] - 1/298.15))" office:value-type="float" office:value="1468.58407158624" calcext:value-type="float">
            <text:p>1468.58407158624</text:p>
          </table:table-cell>
          <table:table-cell/>
        </table:table-row>
        <table:table-row table:style-name="ro1">
          <table:table-cell table:number-columns-repeated="6"/>
          <table:table-cell table:formula="of:=[.G145]+1" office:value-type="float" office:value="165" calcext:value-type="float">
            <text:p>165</text:p>
          </table:table-cell>
          <table:table-cell table:formula="of:=CONVERT([.G146]; &quot;F&quot;; &quot;K&quot;)" office:value-type="float" office:value="347.038888888889" calcext:value-type="float">
            <text:p>347.038888888889</text:p>
          </table:table-cell>
          <table:table-cell table:formula="of:=10000 * EXP( 4100 * (1/[.H146] - 1/298.15))" office:value-type="float" office:value="1441.02638697906" calcext:value-type="float">
            <text:p>1441.02638697906</text:p>
          </table:table-cell>
          <table:table-cell/>
        </table:table-row>
        <table:table-row table:style-name="ro1">
          <table:table-cell table:number-columns-repeated="6"/>
          <table:table-cell table:formula="of:=[.G146]+1" office:value-type="float" office:value="166" calcext:value-type="float">
            <text:p>166</text:p>
          </table:table-cell>
          <table:table-cell table:formula="of:=CONVERT([.G147]; &quot;F&quot;; &quot;K&quot;)" office:value-type="float" office:value="347.594444444444" calcext:value-type="float">
            <text:p>347.594444444444</text:p>
          </table:table-cell>
          <table:table-cell table:formula="of:=10000 * EXP( 4100 * (1/[.H147] - 1/298.15))" office:value-type="float" office:value="1414.07144042617" calcext:value-type="float">
            <text:p>1414.07144042617</text:p>
          </table:table-cell>
          <table:table-cell/>
        </table:table-row>
        <table:table-row table:style-name="ro1">
          <table:table-cell table:number-columns-repeated="6"/>
          <table:table-cell table:formula="of:=[.G147]+1" office:value-type="float" office:value="167" calcext:value-type="float">
            <text:p>167</text:p>
          </table:table-cell>
          <table:table-cell table:formula="of:=CONVERT([.G148]; &quot;F&quot;; &quot;K&quot;)" office:value-type="float" office:value="348.15" calcext:value-type="float">
            <text:p>348.15</text:p>
          </table:table-cell>
          <table:table-cell table:formula="of:=10000 * EXP( 4100 * (1/[.H148] - 1/298.15))" office:value-type="float" office:value="1387.70432124398" calcext:value-type="float">
            <text:p>1387.70432124398</text:p>
          </table:table-cell>
          <table:table-cell/>
        </table:table-row>
        <table:table-row table:style-name="ro1">
          <table:table-cell table:number-columns-repeated="6"/>
          <table:table-cell table:formula="of:=[.G148]+1" office:value-type="float" office:value="168" calcext:value-type="float">
            <text:p>168</text:p>
          </table:table-cell>
          <table:table-cell table:formula="of:=CONVERT([.G149]; &quot;F&quot;; &quot;K&quot;)" office:value-type="float" office:value="348.705555555556" calcext:value-type="float">
            <text:p>348.705555555556</text:p>
          </table:table-cell>
          <table:table-cell table:formula="of:=10000 * EXP( 4100 * (1/[.H149] - 1/298.15))" office:value-type="float" office:value="1361.91052799092" calcext:value-type="float">
            <text:p>1361.91052799092</text:p>
          </table:table-cell>
          <table:table-cell/>
        </table:table-row>
        <table:table-row table:style-name="ro1">
          <table:table-cell table:number-columns-repeated="6"/>
          <table:table-cell table:formula="of:=[.G149]+1" office:value-type="float" office:value="169" calcext:value-type="float">
            <text:p>169</text:p>
          </table:table-cell>
          <table:table-cell table:formula="of:=CONVERT([.G150]; &quot;F&quot;; &quot;K&quot;)" office:value-type="float" office:value="349.261111111111" calcext:value-type="float">
            <text:p>349.261111111111</text:p>
          </table:table-cell>
          <table:table-cell table:formula="of:=10000 * EXP( 4100 * (1/[.H150] - 1/298.15))" office:value-type="float" office:value="1336.67595617479" calcext:value-type="float">
            <text:p>1336.67595617479</text:p>
          </table:table-cell>
          <table:table-cell/>
        </table:table-row>
        <table:table-row table:style-name="ro1">
          <table:table-cell table:number-columns-repeated="6"/>
          <table:table-cell table:formula="of:=[.G150]+1" office:value-type="float" office:value="170" calcext:value-type="float">
            <text:p>170</text:p>
          </table:table-cell>
          <table:table-cell table:formula="of:=CONVERT([.G151]; &quot;F&quot;; &quot;K&quot;)" office:value-type="float" office:value="349.816666666667" calcext:value-type="float">
            <text:p>349.816666666667</text:p>
          </table:table-cell>
          <table:table-cell table:formula="of:=10000 * EXP( 4100 * (1/[.H151] - 1/298.15))" office:value-type="float" office:value="1311.98688636008" calcext:value-type="float">
            <text:p>1311.98688636008</text:p>
          </table:table-cell>
          <table:table-cell/>
        </table:table-row>
        <table:table-row table:style-name="ro1">
          <table:table-cell table:number-columns-repeated="6"/>
          <table:table-cell table:formula="of:=[.G151]+1" office:value-type="float" office:value="171" calcext:value-type="float">
            <text:p>171</text:p>
          </table:table-cell>
          <table:table-cell table:formula="of:=CONVERT([.G152]; &quot;F&quot;; &quot;K&quot;)" office:value-type="float" office:value="350.372222222222" calcext:value-type="float">
            <text:p>350.372222222222</text:p>
          </table:table-cell>
          <table:table-cell table:formula="of:=10000 * EXP( 4100 * (1/[.H152] - 1/298.15))" office:value-type="float" office:value="1287.82997266127" calcext:value-type="float">
            <text:p>1287.82997266127</text:p>
          </table:table-cell>
          <table:table-cell/>
        </table:table-row>
        <table:table-row table:style-name="ro1">
          <table:table-cell table:number-columns-repeated="6"/>
          <table:table-cell table:formula="of:=[.G152]+1" office:value-type="float" office:value="172" calcext:value-type="float">
            <text:p>172</text:p>
          </table:table-cell>
          <table:table-cell table:formula="of:=CONVERT([.G153]; &quot;F&quot;; &quot;K&quot;)" office:value-type="float" office:value="350.927777777778" calcext:value-type="float">
            <text:p>350.927777777778</text:p>
          </table:table-cell>
          <table:table-cell table:formula="of:=10000 * EXP( 4100 * (1/[.H153] - 1/298.15))" office:value-type="float" office:value="1264.19223160863" calcext:value-type="float">
            <text:p>1264.19223160863</text:p>
          </table:table-cell>
          <table:table-cell/>
        </table:table-row>
        <table:table-row table:style-name="ro1">
          <table:table-cell table:number-columns-repeated="6"/>
          <table:table-cell table:formula="of:=[.G153]+1" office:value-type="float" office:value="173" calcext:value-type="float">
            <text:p>173</text:p>
          </table:table-cell>
          <table:table-cell table:formula="of:=CONVERT([.G154]; &quot;F&quot;; &quot;K&quot;)" office:value-type="float" office:value="351.483333333333" calcext:value-type="float">
            <text:p>351.483333333333</text:p>
          </table:table-cell>
          <table:table-cell table:formula="of:=10000 * EXP( 4100 * (1/[.H154] - 1/298.15))" office:value-type="float" office:value="1241.06103137369" calcext:value-type="float">
            <text:p>1241.06103137369</text:p>
          </table:table-cell>
          <table:table-cell/>
        </table:table-row>
        <table:table-row table:style-name="ro1">
          <table:table-cell table:number-columns-repeated="6"/>
          <table:table-cell table:formula="of:=[.G154]+1" office:value-type="float" office:value="174" calcext:value-type="float">
            <text:p>174</text:p>
          </table:table-cell>
          <table:table-cell table:formula="of:=CONVERT([.G155]; &quot;F&quot;; &quot;K&quot;)" office:value-type="float" office:value="352.038888888889" calcext:value-type="float">
            <text:p>352.038888888889</text:p>
          </table:table-cell>
          <table:table-cell table:formula="of:=10000 * EXP( 4100 * (1/[.H155] - 1/298.15))" office:value-type="float" office:value="1218.42408134166" calcext:value-type="float">
            <text:p>1218.42408134166</text:p>
          </table:table-cell>
          <table:table-cell/>
        </table:table-row>
        <table:table-row table:style-name="ro1">
          <table:table-cell table:number-columns-repeated="6"/>
          <table:table-cell table:formula="of:=[.G155]+1" office:value-type="float" office:value="175" calcext:value-type="float">
            <text:p>175</text:p>
          </table:table-cell>
          <table:table-cell table:formula="of:=CONVERT([.G156]; &quot;F&quot;; &quot;K&quot;)" office:value-type="float" office:value="352.594444444444" calcext:value-type="float">
            <text:p>352.594444444444</text:p>
          </table:table-cell>
          <table:table-cell table:formula="of:=10000 * EXP( 4100 * (1/[.H156] - 1/298.15))" office:value-type="float" office:value="1196.26942201904" calcext:value-type="float">
            <text:p>1196.26942201904</text:p>
          </table:table-cell>
          <table:table-cell/>
        </table:table-row>
        <table:table-row table:style-name="ro1">
          <table:table-cell table:number-columns-repeated="6"/>
          <table:table-cell table:formula="of:=[.G156]+1" office:value-type="float" office:value="176" calcext:value-type="float">
            <text:p>176</text:p>
          </table:table-cell>
          <table:table-cell table:formula="of:=CONVERT([.G157]; &quot;F&quot;; &quot;K&quot;)" office:value-type="float" office:value="353.15" calcext:value-type="float">
            <text:p>353.15</text:p>
          </table:table-cell>
          <table:table-cell table:formula="of:=10000 * EXP( 4100 * (1/[.H157] - 1/298.15))" office:value-type="float" office:value="1174.58541526463" calcext:value-type="float">
            <text:p>1174.58541526463</text:p>
          </table:table-cell>
          <table:table-cell/>
        </table:table-row>
        <table:table-row table:style-name="ro1">
          <table:table-cell table:number-columns-repeated="6"/>
          <table:table-cell table:formula="of:=[.G157]+1" office:value-type="float" office:value="177" calcext:value-type="float">
            <text:p>177</text:p>
          </table:table-cell>
          <table:table-cell table:formula="of:=CONVERT([.G158]; &quot;F&quot;; &quot;K&quot;)" office:value-type="float" office:value="353.705555555556" calcext:value-type="float">
            <text:p>353.705555555556</text:p>
          </table:table-cell>
          <table:table-cell table:formula="of:=10000 * EXP( 4100 * (1/[.H158] - 1/298.15))" office:value-type="float" office:value="1153.36073483296" calcext:value-type="float">
            <text:p>1153.36073483296</text:p>
          </table:table-cell>
          <table:table-cell/>
        </table:table-row>
        <table:table-row table:style-name="ro1">
          <table:table-cell table:number-columns-repeated="6"/>
          <table:table-cell table:formula="of:=[.G158]+1" office:value-type="float" office:value="178" calcext:value-type="float">
            <text:p>178</text:p>
          </table:table-cell>
          <table:table-cell table:formula="of:=CONVERT([.G159]; &quot;F&quot;; &quot;K&quot;)" office:value-type="float" office:value="354.261111111111" calcext:value-type="float">
            <text:p>354.261111111111</text:p>
          </table:table-cell>
          <table:table-cell table:formula="of:=10000 * EXP( 4100 * (1/[.H159] - 1/298.15))" office:value-type="float" office:value="1132.58435721931" calcext:value-type="float">
            <text:p>1132.58435721931</text:p>
          </table:table-cell>
          <table:table-cell/>
        </table:table-row>
        <table:table-row table:style-name="ro1">
          <table:table-cell table:number-columns-repeated="6"/>
          <table:table-cell table:formula="of:=[.G159]+1" office:value-type="float" office:value="179" calcext:value-type="float">
            <text:p>179</text:p>
          </table:table-cell>
          <table:table-cell table:formula="of:=CONVERT([.G160]; &quot;F&quot;; &quot;K&quot;)" office:value-type="float" office:value="354.816666666667" calcext:value-type="float">
            <text:p>354.816666666667</text:p>
          </table:table-cell>
          <table:table-cell table:formula="of:=10000 * EXP( 4100 * (1/[.H160] - 1/298.15))" office:value-type="float" office:value="1112.24555279599" calcext:value-type="float">
            <text:p>1112.24555279599</text:p>
          </table:table-cell>
          <table:table-cell/>
        </table:table-row>
        <table:table-row table:style-name="ro1">
          <table:table-cell table:number-columns-repeated="6"/>
          <table:table-cell table:formula="of:=[.G160]+1" office:value-type="float" office:value="180" calcext:value-type="float">
            <text:p>180</text:p>
          </table:table-cell>
          <table:table-cell table:formula="of:=CONVERT([.G161]; &quot;F&quot;; &quot;K&quot;)" office:value-type="float" office:value="355.372222222222" calcext:value-type="float">
            <text:p>355.372222222222</text:p>
          </table:table-cell>
          <table:table-cell table:formula="of:=10000 * EXP( 4100 * (1/[.H161] - 1/298.15))" office:value-type="float" office:value="1092.33387722994" calcext:value-type="float">
            <text:p>1092.33387722994</text:p>
          </table:table-cell>
          <table:table-cell/>
        </table:table-row>
        <table:table-row table:style-name="ro1">
          <table:table-cell table:number-columns-repeated="6"/>
          <table:table-cell table:formula="of:=[.G161]+1" office:value-type="float" office:value="181" calcext:value-type="float">
            <text:p>181</text:p>
          </table:table-cell>
          <table:table-cell table:formula="of:=CONVERT([.G162]; &quot;F&quot;; &quot;K&quot;)" office:value-type="float" office:value="355.927777777778" calcext:value-type="float">
            <text:p>355.927777777778</text:p>
          </table:table-cell>
          <table:table-cell table:formula="of:=10000 * EXP( 4100 * (1/[.H162] - 1/298.15))" office:value-type="float" office:value="1072.83916317208" calcext:value-type="float">
            <text:p>1072.83916317208</text:p>
          </table:table-cell>
          <table:table-cell/>
        </table:table-row>
        <table:table-row table:style-name="ro1">
          <table:table-cell table:number-columns-repeated="6"/>
          <table:table-cell table:formula="of:=[.G162]+1" office:value-type="float" office:value="182" calcext:value-type="float">
            <text:p>182</text:p>
          </table:table-cell>
          <table:table-cell table:formula="of:=CONVERT([.G163]; &quot;F&quot;; &quot;K&quot;)" office:value-type="float" office:value="356.483333333333" calcext:value-type="float">
            <text:p>356.483333333333</text:p>
          </table:table-cell>
          <table:table-cell table:formula="of:=10000 * EXP( 4100 * (1/[.H163] - 1/298.15))" office:value-type="float" office:value="1053.75151220902" calcext:value-type="float">
            <text:p>1053.75151220902</text:p>
          </table:table-cell>
          <table:table-cell/>
        </table:table-row>
        <table:table-row table:style-name="ro1">
          <table:table-cell table:number-columns-repeated="6"/>
          <table:table-cell table:formula="of:=[.G163]+1" office:value-type="float" office:value="183" calcext:value-type="float">
            <text:p>183</text:p>
          </table:table-cell>
          <table:table-cell table:formula="of:=CONVERT([.G164]; &quot;F&quot;; &quot;K&quot;)" office:value-type="float" office:value="357.038888888889" calcext:value-type="float">
            <text:p>357.038888888889</text:p>
          </table:table-cell>
          <table:table-cell table:formula="of:=10000 * EXP( 4100 * (1/[.H164] - 1/298.15))" office:value-type="float" office:value="1035.06128706846" calcext:value-type="float">
            <text:p>1035.06128706846</text:p>
          </table:table-cell>
          <table:table-cell/>
        </table:table-row>
        <table:table-row table:style-name="ro1">
          <table:table-cell table:number-columns-repeated="6"/>
          <table:table-cell table:formula="of:=[.G164]+1" office:value-type="float" office:value="184" calcext:value-type="float">
            <text:p>184</text:p>
          </table:table-cell>
          <table:table-cell table:formula="of:=CONVERT([.G165]; &quot;F&quot;; &quot;K&quot;)" office:value-type="float" office:value="357.594444444444" calcext:value-type="float">
            <text:p>357.594444444444</text:p>
          </table:table-cell>
          <table:table-cell table:formula="of:=10000 * EXP( 4100 * (1/[.H165] - 1/298.15))" office:value-type="float" office:value="1016.75910406941" calcext:value-type="float">
            <text:p>1016.75910406941</text:p>
          </table:table-cell>
          <table:table-cell/>
        </table:table-row>
        <table:table-row table:style-name="ro1">
          <table:table-cell table:number-columns-repeated="6"/>
          <table:table-cell table:formula="of:=[.G165]+1" office:value-type="float" office:value="185" calcext:value-type="float">
            <text:p>185</text:p>
          </table:table-cell>
          <table:table-cell table:formula="of:=CONVERT([.G166]; &quot;F&quot;; &quot;K&quot;)" office:value-type="float" office:value="358.15" calcext:value-type="float">
            <text:p>358.15</text:p>
          </table:table-cell>
          <table:table-cell table:formula="of:=10000 * EXP( 4100 * (1/[.H166] - 1/298.15))" office:value-type="float" office:value="998.835825809186" calcext:value-type="float">
            <text:p>998.835825809186</text:p>
          </table:table-cell>
          <table:table-cell/>
        </table:table-row>
        <table:table-row table:style-name="ro1">
          <table:table-cell table:number-columns-repeated="6"/>
          <table:table-cell table:formula="of:=[.G166]+1" office:value-type="float" office:value="186" calcext:value-type="float">
            <text:p>186</text:p>
          </table:table-cell>
          <table:table-cell table:formula="of:=CONVERT([.G167]; &quot;F&quot;; &quot;K&quot;)" office:value-type="float" office:value="358.705555555556" calcext:value-type="float">
            <text:p>358.705555555556</text:p>
          </table:table-cell>
          <table:table-cell table:formula="of:=10000 * EXP( 4100 * (1/[.H167] - 1/298.15))" office:value-type="float" office:value="981.282554079059" calcext:value-type="float">
            <text:p>981.282554079059</text:p>
          </table:table-cell>
          <table:table-cell/>
        </table:table-row>
        <table:table-row table:style-name="ro1">
          <table:table-cell table:number-columns-repeated="6"/>
          <table:table-cell table:formula="of:=[.G167]+1" office:value-type="float" office:value="187" calcext:value-type="float">
            <text:p>187</text:p>
          </table:table-cell>
          <table:table-cell table:formula="of:=CONVERT([.G168]; &quot;F&quot;; &quot;K&quot;)" office:value-type="float" office:value="359.261111111111" calcext:value-type="float">
            <text:p>359.261111111111</text:p>
          </table:table-cell>
          <table:table-cell table:formula="of:=10000 * EXP( 4100 * (1/[.H168] - 1/298.15))" office:value-type="float" office:value="964.090623000942" calcext:value-type="float">
            <text:p>964.090623000942</text:p>
          </table:table-cell>
          <table:table-cell/>
        </table:table-row>
        <table:table-row table:style-name="ro1">
          <table:table-cell table:number-columns-repeated="6"/>
          <table:table-cell table:formula="of:=[.G168]+1" office:value-type="float" office:value="188" calcext:value-type="float">
            <text:p>188</text:p>
          </table:table-cell>
          <table:table-cell table:formula="of:=CONVERT([.G169]; &quot;F&quot;; &quot;K&quot;)" office:value-type="float" office:value="359.816666666667" calcext:value-type="float">
            <text:p>359.816666666667</text:p>
          </table:table-cell>
          <table:table-cell table:formula="of:=10000 * EXP( 4100 * (1/[.H169] - 1/298.15))" office:value-type="float" office:value="947.251592377637" calcext:value-type="float">
            <text:p>947.251592377637</text:p>
          </table:table-cell>
          <table:table-cell/>
        </table:table-row>
        <table:table-row table:style-name="ro1">
          <table:table-cell table:number-columns-repeated="6"/>
          <table:table-cell table:formula="of:=[.G169]+1" office:value-type="float" office:value="189" calcext:value-type="float">
            <text:p>189</text:p>
          </table:table-cell>
          <table:table-cell table:formula="of:=CONVERT([.G170]; &quot;F&quot;; &quot;K&quot;)" office:value-type="float" office:value="360.372222222222" calcext:value-type="float">
            <text:p>360.372222222222</text:p>
          </table:table-cell>
          <table:table-cell table:formula="of:=10000 * EXP( 4100 * (1/[.H170] - 1/298.15))" office:value-type="float" office:value="930.757241249558" calcext:value-type="float">
            <text:p>930.757241249558</text:p>
          </table:table-cell>
          <table:table-cell/>
        </table:table-row>
        <table:table-row table:style-name="ro1">
          <table:table-cell table:number-columns-repeated="6"/>
          <table:table-cell table:formula="of:=[.G170]+1" office:value-type="float" office:value="190" calcext:value-type="float">
            <text:p>190</text:p>
          </table:table-cell>
          <table:table-cell table:formula="of:=CONVERT([.G171]; &quot;F&quot;; &quot;K&quot;)" office:value-type="float" office:value="360.927777777778" calcext:value-type="float">
            <text:p>360.927777777778</text:p>
          </table:table-cell>
          <table:table-cell table:formula="of:=10000 * EXP( 4100 * (1/[.H171] - 1/298.15))" office:value-type="float" office:value="914.599561650966" calcext:value-type="float">
            <text:p>914.599561650966</text:p>
          </table:table-cell>
          <table:table-cell/>
        </table:table-row>
        <table:table-row table:style-name="ro1">
          <table:table-cell table:number-columns-repeated="6"/>
          <table:table-cell table:formula="of:=[.G171]+1" office:value-type="float" office:value="191" calcext:value-type="float">
            <text:p>191</text:p>
          </table:table-cell>
          <table:table-cell table:formula="of:=CONVERT([.G172]; &quot;F&quot;; &quot;K&quot;)" office:value-type="float" office:value="361.483333333333" calcext:value-type="float">
            <text:p>361.483333333333</text:p>
          </table:table-cell>
          <table:table-cell table:formula="of:=10000 * EXP( 4100 * (1/[.H172] - 1/298.15))" office:value-type="float" office:value="898.770752559128" calcext:value-type="float">
            <text:p>898.770752559128</text:p>
          </table:table-cell>
          <table:table-cell/>
        </table:table-row>
        <table:table-row table:style-name="ro1">
          <table:table-cell table:number-columns-repeated="6"/>
          <table:table-cell table:formula="of:=[.G172]+1" office:value-type="float" office:value="192" calcext:value-type="float">
            <text:p>192</text:p>
          </table:table-cell>
          <table:table-cell table:formula="of:=CONVERT([.G173]; &quot;F&quot;; &quot;K&quot;)" office:value-type="float" office:value="362.038888888889" calcext:value-type="float">
            <text:p>362.038888888889</text:p>
          </table:table-cell>
          <table:table-cell table:formula="of:=10000 * EXP( 4100 * (1/[.H173] - 1/298.15))" office:value-type="float" office:value="883.263214029971" calcext:value-type="float">
            <text:p>883.263214029971</text:p>
          </table:table-cell>
          <table:table-cell/>
        </table:table-row>
        <table:table-row table:style-name="ro1">
          <table:table-cell table:number-columns-repeated="6"/>
          <table:table-cell table:formula="of:=[.G173]+1" office:value-type="float" office:value="193" calcext:value-type="float">
            <text:p>193</text:p>
          </table:table-cell>
          <table:table-cell table:formula="of:=CONVERT([.G174]; &quot;F&quot;; &quot;K&quot;)" office:value-type="float" office:value="362.594444444444" calcext:value-type="float">
            <text:p>362.594444444444</text:p>
          </table:table-cell>
          <table:table-cell table:formula="of:=10000 * EXP( 4100 * (1/[.H174] - 1/298.15))" office:value-type="float" office:value="868.069541513997" calcext:value-type="float">
            <text:p>868.069541513997</text:p>
          </table:table-cell>
          <table:table-cell/>
        </table:table-row>
        <table:table-row table:style-name="ro1">
          <table:table-cell table:number-columns-repeated="6"/>
          <table:table-cell table:formula="of:=[.G174]+1" office:value-type="float" office:value="194" calcext:value-type="float">
            <text:p>194</text:p>
          </table:table-cell>
          <table:table-cell table:formula="of:=CONVERT([.G175]; &quot;F&quot;; &quot;K&quot;)" office:value-type="float" office:value="363.15" calcext:value-type="float">
            <text:p>363.15</text:p>
          </table:table-cell>
          <table:table-cell table:formula="of:=10000 * EXP( 4100 * (1/[.H175] - 1/298.15))" office:value-type="float" office:value="853.182520346593" calcext:value-type="float">
            <text:p>853.182520346593</text:p>
          </table:table-cell>
          <table:table-cell/>
        </table:table-row>
        <table:table-row table:style-name="ro1">
          <table:table-cell table:number-columns-repeated="6"/>
          <table:table-cell table:formula="of:=[.G175]+1" office:value-type="float" office:value="195" calcext:value-type="float">
            <text:p>195</text:p>
          </table:table-cell>
          <table:table-cell table:formula="of:=CONVERT([.G176]; &quot;F&quot;; &quot;K&quot;)" office:value-type="float" office:value="363.705555555555" calcext:value-type="float">
            <text:p>363.705555555555</text:p>
          </table:table-cell>
          <table:table-cell table:formula="of:=10000 * EXP( 4100 * (1/[.H176] - 1/298.15))" office:value-type="float" office:value="838.595120406883" calcext:value-type="float">
            <text:p>838.595120406883</text:p>
          </table:table-cell>
          <table:table-cell/>
        </table:table-row>
        <table:table-row table:style-name="ro1">
          <table:table-cell table:number-columns-repeated="6"/>
          <table:table-cell table:formula="of:=[.G176]+1" office:value-type="float" office:value="196" calcext:value-type="float">
            <text:p>196</text:p>
          </table:table-cell>
          <table:table-cell table:formula="of:=CONVERT([.G177]; &quot;F&quot;; &quot;K&quot;)" office:value-type="float" office:value="364.261111111111" calcext:value-type="float">
            <text:p>364.261111111111</text:p>
          </table:table-cell>
          <table:table-cell table:formula="of:=10000 * EXP( 4100 * (1/[.H177] - 1/298.15))" office:value-type="float" office:value="824.30049093964" calcext:value-type="float">
            <text:p>824.30049093964</text:p>
          </table:table-cell>
          <table:table-cell/>
        </table:table-row>
        <table:table-row table:style-name="ro1">
          <table:table-cell table:number-columns-repeated="6"/>
          <table:table-cell table:formula="of:=[.G177]+1" office:value-type="float" office:value="197" calcext:value-type="float">
            <text:p>197</text:p>
          </table:table-cell>
          <table:table-cell table:formula="of:=CONVERT([.G178]; &quot;F&quot;; &quot;K&quot;)" office:value-type="float" office:value="364.816666666667" calcext:value-type="float">
            <text:p>364.816666666667</text:p>
          </table:table-cell>
          <table:table-cell table:formula="of:=10000 * EXP( 4100 * (1/[.H178] - 1/298.15))" office:value-type="float" office:value="810.291955534855" calcext:value-type="float">
            <text:p>810.291955534855</text:p>
          </table:table-cell>
          <table:table-cell/>
        </table:table-row>
        <table:table-row table:style-name="ro1">
          <table:table-cell table:number-columns-repeated="6"/>
          <table:table-cell table:formula="of:=[.G178]+1" office:value-type="float" office:value="198" calcext:value-type="float">
            <text:p>198</text:p>
          </table:table-cell>
          <table:table-cell table:formula="of:=CONVERT([.G179]; &quot;F&quot;; &quot;K&quot;)" office:value-type="float" office:value="365.372222222222" calcext:value-type="float">
            <text:p>365.372222222222</text:p>
          </table:table-cell>
          <table:table-cell table:formula="of:=10000 * EXP( 4100 * (1/[.H179] - 1/298.15))" office:value-type="float" office:value="796.563007259847" calcext:value-type="float">
            <text:p>796.56300725984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02:40:09.388978760</meta:creation-date>
    <dc:date>2022-02-01T04:07:18.915189173</dc:date>
    <meta:editing-duration>PT25M20S</meta:editing-duration>
    <meta:editing-cycles>2</meta:editing-cycles>
    <meta:generator>LibreOffice/6.4.7.2$Linux_X86_64 LibreOffice_project/40$Build-2</meta:generator>
    <meta:document-statistic meta:table-count="1" meta:cell-count="710" meta:object-count="1"/>
    <meta:user-defined meta:name="ProgId">Excel.Sheet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036cm" svg:height="20.719cm" xlink:href=".." xlink:type="simple" chart:class="chart:scatter" chart:style-name="ch1">
        <chart:title svg:x="7.696cm" svg:y="0.55cm" chart:style-name="ch2">
          <text:p>Resistance vs Temperature</text:p>
        </chart:title>
        <chart:legend chart:legend-position="end" svg:x="18.402cm" svg:y="9.313cm" style:legend-expansion="high" chart:style-name="ch3"/>
        <chart:plot-area chart:style-name="ch4" table:cell-range-address="Sheet1.A1:Sheet1.A15 Sheet1.B1:Sheet1.B14 Sheet1.C15:Sheet1.C15 Sheet1.D1:Sheet1.D14 Sheet1.E15:Sheet1.E15 Sheet1.F1:Sheet1.F14 Sheet1.J4:Sheet1.J4 Sheet1.I1:Sheet1.I179" chart:data-source-has-labels="row" svg:x="1.431cm" svg:y="1.743cm" svg:width="16.551cm" svg:height="17.581cm">
          <chartooo:coordinate-region svg:x="2.608cm" svg:y="1.942cm" svg:width="15.094cm" svg:height="16.735cm"/>
          <chart:axis chart:dimension="x" chart:name="primary-x" chart:style-name="ch5">
            <chart:title svg:x="7.902cm" svg:y="19.738cm" chart:style-name="ch6">
              <text:p>Temperature Fahrenheit</text:p>
            </chart:title>
          </chart:axis>
          <chart:axis chart:dimension="y" chart:name="primary-y" chart:style-name="ch5">
            <chart:title svg:x="0.451cm" svg:y="11.556cm" chart:style-name="ch7">
              <text:p>Resistance Ω</text:p>
            </chart:title>
            <chart:grid chart:style-name="ch8" chart:class="major"/>
          </chart:axis>
          <chart:series chart:style-name="ch9" chart:values-cell-range-address="Sheet1.B1:Sheet1.B14" chart:label-cell-address="Sheet1.A15:Sheet1.A15" chart:class="chart:scatter">
            <chart:domain table:cell-range-address="Sheet1.A1:Sheet1.A14"/>
            <chart:data-point chart:repeated="14"/>
          </chart:series>
          <chart:series chart:style-name="ch10" chart:values-cell-range-address="Sheet1.D1:Sheet1.D14" chart:label-cell-address="Sheet1.C15:Sheet1.C15" chart:class="chart:scatter">
            <chart:domain table:cell-range-address="Sheet1.C1:Sheet1.C14"/>
            <chart:data-point chart:repeated="14"/>
          </chart:series>
          <chart:series chart:style-name="ch11" chart:values-cell-range-address="Sheet1.F1:Sheet1.F14" chart:label-cell-address="Sheet1.E15:Sheet1.E15" chart:class="chart:scatter">
            <chart:domain table:cell-range-address="Sheet1.E1:Sheet1.E14"/>
            <chart:data-point chart:repeated="14"/>
          </chart:series>
          <chart:series chart:style-name="ch12" chart:values-cell-range-address="Sheet1.I1:Sheet1.I179" chart:label-cell-address="Sheet1.J4:Sheet1.J4" chart:class="chart:scatter">
            <chart:domain table:cell-range-address="Sheet1.G1:Sheet1.G179"/>
            <chart:data-point chart:repeated="17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d</text:p>
                <draw:g>
                  <svg:desc>Sheet1.A15:Sheet1.A1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oom Temp</text:p>
                <draw:g>
                  <svg:desc>Sheet1.C15:Sheet1.C15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Hot</text:p>
                <draw:g>
                  <svg:desc>Sheet1.E15:Sheet1.E15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Expected</text:p>
                <draw:g>
                  <svg:desc>Sheet1.J4:Sheet1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.68">
                <text:p>36.68</text:p>
                <draw:g>
                  <svg:desc>Sheet1.A1:Sheet1.A14</svg:desc>
                </draw:g>
              </table:table-cell>
              <table:table-cell office:value-type="float" office:value="29800">
                <text:p>29800</text:p>
                <draw:g>
                  <svg:desc>Sheet1.B1:Sheet1.B14</svg:desc>
                </draw:g>
              </table:table-cell>
              <table:table-cell office:value-type="float" office:value="87.08">
                <text:p>87.08</text:p>
                <draw:g>
                  <svg:desc>Sheet1.C1:Sheet1.C14</svg:desc>
                </draw:g>
              </table:table-cell>
              <table:table-cell office:value-type="float" office:value="10512">
                <text:p>10512</text:p>
                <draw:g>
                  <svg:desc>Sheet1.D1:Sheet1.D14</svg:desc>
                </draw:g>
              </table:table-cell>
              <table:table-cell office:value-type="float" office:value="162.5">
                <text:p>162.5</text:p>
                <draw:g>
                  <svg:desc>Sheet1.E1:Sheet1.E14</svg:desc>
                </draw:g>
              </table:table-cell>
              <table:table-cell office:value-type="float" office:value="6210">
                <text:p>6210</text:p>
                <draw:g>
                  <svg:desc>Sheet1.F1:Sheet1.F14</svg:desc>
                </draw:g>
              </table:table-cell>
              <table:table-cell office:value-type="float" office:value="20">
                <text:p>20</text:p>
                <draw:g>
                  <svg:desc>Sheet1.G1:Sheet1.G179</svg:desc>
                </draw:g>
              </table:table-cell>
              <table:table-cell office:value-type="float" office:value="51248.9584760399">
                <text:p>51248.9584760399</text:p>
                <draw:g>
                  <svg:desc>Sheet1.I1:Sheet1.I1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32">
                <text:p>36.32</text:p>
              </table:table-cell>
              <table:table-cell office:value-type="float" office:value="29300">
                <text:p>29300</text:p>
              </table:table-cell>
              <table:table-cell office:value-type="float" office:value="87.08">
                <text:p>87.08</text:p>
              </table:table-cell>
              <table:table-cell office:value-type="float" office:value="9780">
                <text:p>9780</text:p>
              </table:table-cell>
              <table:table-cell office:value-type="float" office:value="161.6">
                <text:p>161.6</text:p>
              </table:table-cell>
              <table:table-cell office:value-type="float" office:value="3880">
                <text:p>3880</text:p>
              </table:table-cell>
              <table:table-cell office:value-type="float" office:value="21">
                <text:p>21</text:p>
              </table:table-cell>
              <table:table-cell office:value-type="float" office:value="49634.5263552575">
                <text:p>49634.5263552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4">
                <text:p>37.4</text:p>
              </table:table-cell>
              <table:table-cell office:value-type="float" office:value="28000">
                <text:p>28000</text:p>
              </table:table-cell>
              <table:table-cell office:value-type="float" office:value="87.44">
                <text:p>87.44</text:p>
              </table:table-cell>
              <table:table-cell office:value-type="float" office:value="9640">
                <text:p>9640</text:p>
              </table:table-cell>
              <table:table-cell office:value-type="float" office:value="130.82">
                <text:p>130.82</text:p>
              </table:table-cell>
              <table:table-cell office:value-type="float" office:value="440">
                <text:p>440</text:p>
              </table:table-cell>
              <table:table-cell office:value-type="float" office:value="22">
                <text:p>22</text:p>
              </table:table-cell>
              <table:table-cell office:value-type="float" office:value="48077.3410598973">
                <text:p>48077.34105989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04">
                <text:p>37.04</text:p>
              </table:table-cell>
              <table:table-cell office:value-type="float" office:value="30000">
                <text:p>30000</text:p>
              </table:table-cell>
              <table:table-cell office:value-type="float" office:value="87.44">
                <text:p>87.44</text:p>
              </table:table-cell>
              <table:table-cell office:value-type="float" office:value="10630">
                <text:p>10630</text:p>
              </table:table-cell>
              <table:table-cell office:value-type="float" office:value="149.9">
                <text:p>149.9</text:p>
              </table:table-cell>
              <table:table-cell office:value-type="float" office:value="3800">
                <text:p>3800</text:p>
              </table:table-cell>
              <table:table-cell office:value-type="float" office:value="23">
                <text:p>23</text:p>
              </table:table-cell>
              <table:table-cell office:value-type="float" office:value="46575.1606542209">
                <text:p>46575.16065422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.86">
                <text:p>36.86</text:p>
              </table:table-cell>
              <table:table-cell office:value-type="float" office:value="32220">
                <text:p>32220</text:p>
              </table:table-cell>
              <table:table-cell office:value-type="float" office:value="90.86">
                <text:p>90.86</text:p>
              </table:table-cell>
              <table:table-cell office:value-type="float" office:value="10069">
                <text:p>10069</text:p>
              </table:table-cell>
              <table:table-cell office:value-type="float" office:value="153.86">
                <text:p>153.86</text:p>
              </table:table-cell>
              <table:table-cell office:value-type="float" office:value="3059">
                <text:p>3059</text:p>
              </table:table-cell>
              <table:table-cell office:value-type="float" office:value="24">
                <text:p>24</text:p>
              </table:table-cell>
              <table:table-cell office:value-type="float" office:value="45125.8388924289">
                <text:p>45125.83889242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.86">
                <text:p>36.86</text:p>
              </table:table-cell>
              <table:table-cell office:value-type="float" office:value="28600">
                <text:p>28600</text:p>
              </table:table-cell>
              <table:table-cell office:value-type="float" office:value="87.08">
                <text:p>87.08</text:p>
              </table:table-cell>
              <table:table-cell office:value-type="float" office:value="9780">
                <text:p>9780</text:p>
              </table:table-cell>
              <table:table-cell office:value-type="float" office:value="162.86">
                <text:p>162.86</text:p>
              </table:table-cell>
              <table:table-cell office:value-type="float" office:value="5100">
                <text:p>5100</text:p>
              </table:table-cell>
              <table:table-cell office:value-type="float" office:value="25">
                <text:p>25</text:p>
              </table:table-cell>
              <table:table-cell office:value-type="float" office:value="43727.3208113607">
                <text:p>43727.32081136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68">
                <text:p>36.68</text:p>
              </table:table-cell>
              <table:table-cell office:value-type="float" office:value="32201">
                <text:p>32201</text:p>
              </table:table-cell>
              <table:table-cell office:value-type="float" office:value="86.72">
                <text:p>86.72</text:p>
              </table:table-cell>
              <table:table-cell office:value-type="float" office:value="10450">
                <text:p>10450</text:p>
              </table:table-cell>
              <table:table-cell office:value-type="float" office:value="177.26">
                <text:p>177.26</text:p>
              </table:table-cell>
              <table:table-cell office:value-type="float" office:value="4122">
                <text:p>4122</text:p>
              </table:table-cell>
              <table:table-cell office:value-type="float" office:value="26">
                <text:p>26</text:p>
              </table:table-cell>
              <table:table-cell office:value-type="float" office:value="42377.6385405558">
                <text:p>42377.63854055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86">
                <text:p>36.86</text:p>
              </table:table-cell>
              <table:table-cell office:value-type="float" office:value="32200">
                <text:p>32200</text:p>
              </table:table-cell>
              <table:table-cell office:value-type="float" office:value="87.08">
                <text:p>87.08</text:p>
              </table:table-cell>
              <table:table-cell office:value-type="float" office:value="9919.8">
                <text:p>9919.8</text:p>
              </table:table-cell>
              <table:table-cell office:value-type="float" office:value="162.86">
                <text:p>162.86</text:p>
              </table:table-cell>
              <table:table-cell office:value-type="float" office:value="4650">
                <text:p>4650</text:p>
              </table:table-cell>
              <table:table-cell office:value-type="float" office:value="27">
                <text:p>27</text:p>
              </table:table-cell>
              <table:table-cell office:value-type="float" office:value="41074.907318267">
                <text:p>41074.9073182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14">
                <text:p>36.14</text:p>
              </table:table-cell>
              <table:table-cell office:value-type="float" office:value="10194">
                <text:p>10194</text:p>
              </table:table-cell>
              <table:table-cell office:value-type="float" office:value="87.26">
                <text:p>87.26</text:p>
              </table:table-cell>
              <table:table-cell office:value-type="float" office:value="9990">
                <text:p>9990</text:p>
              </table:table-cell>
              <table:table-cell office:value-type="float" office:value="143.96">
                <text:p>143.96</text:p>
              </table:table-cell>
              <table:table-cell office:value-type="float" office:value="3650">
                <text:p>3650</text:p>
              </table:table-cell>
              <table:table-cell office:value-type="float" office:value="28">
                <text:p>28</text:p>
              </table:table-cell>
              <table:table-cell office:value-type="float" office:value="39817.3217026538">
                <text:p>39817.3217026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.32">
                <text:p>36.32</text:p>
              </table:table-cell>
              <table:table-cell office:value-type="float" office:value="31920">
                <text:p>31920</text:p>
              </table:table-cell>
              <table:table-cell office:value-type="float" office:value="86.36">
                <text:p>86.36</text:p>
              </table:table-cell>
              <table:table-cell office:value-type="float" office:value="8036">
                <text:p>8036</text:p>
              </table:table-cell>
              <table:table-cell office:value-type="float" office:value="180.32">
                <text:p>180.32</text:p>
              </table:table-cell>
              <table:table-cell office:value-type="float" office:value="4346">
                <text:p>4346</text:p>
              </table:table-cell>
              <table:table-cell office:value-type="float" office:value="29">
                <text:p>29</text:p>
              </table:table-cell>
              <table:table-cell office:value-type="float" office:value="38603.1519679783">
                <text:p>38603.15196797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">
                <text:p>36.5</text:p>
              </table:table-cell>
              <table:table-cell office:value-type="float" office:value="22000">
                <text:p>22000</text:p>
              </table:table-cell>
              <table:table-cell office:value-type="float" office:value="87.08">
                <text:p>87.08</text:p>
              </table:table-cell>
              <table:table-cell office:value-type="float" office:value="9200">
                <text:p>9200</text:p>
              </table:table-cell>
              <table:table-cell office:value-type="float" office:value="165.2">
                <text:p>165.2</text:p>
              </table:table-cell>
              <table:table-cell office:value-type="float" office:value="3700">
                <text:p>3700</text:p>
              </table:table-cell>
              <table:table-cell office:value-type="float" office:value="30">
                <text:p>30</text:p>
              </table:table-cell>
              <table:table-cell office:value-type="float" office:value="37430.7406761889">
                <text:p>37430.7406761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7">
                <text:p>36.7</text:p>
              </table:table-cell>
              <table:table-cell office:value-type="float" office:value="30900">
                <text:p>30900</text:p>
              </table:table-cell>
              <table:table-cell office:value-type="float" office:value="87.44">
                <text:p>87.44</text:p>
              </table:table-cell>
              <table:table-cell office:value-type="float" office:value="9998">
                <text:p>9998</text:p>
              </table:table-cell>
              <table:table-cell office:value-type="float" office:value="127.4">
                <text:p>127.4</text:p>
              </table:table-cell>
              <table:table-cell office:value-type="float" office:value="7300">
                <text:p>7300</text:p>
              </table:table-cell>
              <table:table-cell office:value-type="float" office:value="31">
                <text:p>31</text:p>
              </table:table-cell>
              <table:table-cell office:value-type="float" office:value="36298.4994148056">
                <text:p>36298.49941480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.5">
                <text:p>36.5</text:p>
              </table:table-cell>
              <table:table-cell office:value-type="float" office:value="13500">
                <text:p>13500</text:p>
              </table:table-cell>
              <table:table-cell office:value-type="float" office:value="87.44">
                <text:p>87.44</text:p>
              </table:table-cell>
              <table:table-cell office:value-type="float" office:value="8670">
                <text:p>8670</text:p>
              </table:table-cell>
              <table:table-cell office:value-type="float" office:value="144.32">
                <text:p>144.32</text:p>
              </table:table-cell>
              <table:table-cell office:value-type="float" office:value="3500">
                <text:p>3500</text:p>
              </table:table-cell>
              <table:table-cell office:value-type="float" office:value="32">
                <text:p>32</text:p>
              </table:table-cell>
              <table:table-cell office:value-type="float" office:value="35204.9056925203">
                <text:p>35204.9056925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4">
                <text:p>36.4</text:p>
              </table:table-cell>
              <table:table-cell office:value-type="float" office:value="23000">
                <text:p>23000</text:p>
              </table:table-cell>
              <table:table-cell office:value-type="float" office:value="87.09">
                <text:p>87.09</text:p>
              </table:table-cell>
              <table:table-cell office:value-type="float" office:value="9980">
                <text:p>9980</text:p>
              </table:table-cell>
              <table:table-cell office:value-type="float" office:value="144.32">
                <text:p>144.32</text:p>
              </table:table-cell>
              <table:table-cell office:value-type="float" office:value="3650">
                <text:p>3650</text:p>
              </table:table-cell>
              <table:table-cell office:value-type="float" office:value="33">
                <text:p>33</text:p>
              </table:table-cell>
              <table:table-cell office:value-type="float" office:value="34148.4999843931">
                <text:p>34148.49998439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33127.8829189708">
                <text:p>33127.88291897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32141.7126000685">
                <text:p>32141.71260006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31188.7020563485">
                <text:p>31188.70205634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30267.6168122046">
                <text:p>30267.61681220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29377.272573805">
                <text:p>29377.2725738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28516.5330244791">
                <text:p>28516.53302447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7684.3077239458">
                <text:p>27684.30772394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26879.550106172">
                <text:p>26879.550106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26101.2555709271">
                <text:p>26101.25557092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25348.4596643643">
                <text:p>25348.45966436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24620.2363442017">
                <text:p>24620.2363442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23915.6963253111">
                <text:p>23915.69632531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23233.9855017452">
                <text:p>23233.9855017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22574.2834414373">
                <text:p>22574.2834414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21935.8019500065">
                <text:p>21935.8019500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21317.7837002882">
                <text:p>21317.78370028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0719.5009243823">
                <text:p>20719.50092438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20140.2541651784">
                <text:p>20140.2541651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19579.3710844765">
                <text:p>19579.37108447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19036.2053249658">
                <text:p>19036.20532496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18510.1354234671">
                <text:p>18510.13542346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18000.563772977">
                <text:p>18000.5637729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17506.9156311751">
                <text:p>17506.91563117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17028.6381731784">
                <text:p>17028.6381731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6565.1995864346">
                <text:p>16565.19958643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16116.0882057551">
                <text:p>16116.08820575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15680.8116865903">
                <text:p>15680.81168659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15258.896214741">
                <text:p>15258.8962147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14849.8857507947">
                <text:p>14849.88575079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14453.3413076576">
                <text:p>14453.34130765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14068.8402596353">
                <text:p>14068.84025963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13695.9756815931">
                <text:p>13695.97568159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13334.3557167972">
                <text:p>13334.3557167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12983.6029721087">
                <text:p>12983.6029721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12643.3539392672">
                <text:p>12643.3539392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12313.2584410626">
                <text:p>12313.25844106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11992.9791012522">
                <text:p>11992.9791012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11682.1908371369">
                <text:p>11682.1908371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11380.5803737613">
                <text:p>11380.58037376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11087.8457787548">
                <text:p>11087.84577875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10803.6960168766">
                <text:p>10803.6960168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10527.850523373">
                <text:p>10527.850523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10260.0387952998">
                <text:p>10260.03879529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9747.48259996922">
                <text:p>9747.482599969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9502.2439933751">
                <text:p>9502.24399337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9264.05016953331">
                <text:p>9264.050169533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9032.67537867533">
                <text:p>9032.67537867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8807.90181537419">
                <text:p>8807.90181537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8589.5193150252">
                <text:p>8589.5193150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8377.32506280578">
                <text:p>8377.325062805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8171.1233145667">
                <text:p>8171.1233145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7970.72512913118">
                <text:p>7970.72512913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7775.9481115044">
                <text:p>7775.9481115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7586.61616651743">
                <text:p>7586.616166517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7402.55926245275">
                <text:p>7402.559262452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7223.61320421882">
                <text:p>7223.613204218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7049.61941566134">
                <text:p>7049.619415661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6880.42473061773">
                <text:p>6880.424730617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6715.88119233939">
                <text:p>6715.881192339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6555.84586092337">
                <text:p>6555.845860923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6400.18062841129">
                <text:p>6400.180628411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6248.7520412292">
                <text:p>6248.7520412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6101.43112965676">
                <text:p>6101.43112965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5958.09324402774">
                <text:p>5958.093244027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5818.61789737796">
                <text:p>5818.61789737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5682.88861426901">
                <text:p>5682.88861426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5550.79278552844">
                <text:p>5550.79278552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5422.22152865889">
                <text:p>5422.22152865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5297.06955367914">
                <text:p>5297.069553679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5175.235034171">
                <text:p>5175.235034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5056.61948331617">
                <text:p>5056.619483316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4941.1276347159">
                <text:p>4941.1276347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4828.66732779641">
                <text:p>4828.66732779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4719.14939761105">
                <text:p>4719.149397611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4612.48756885847">
                <text:p>4612.487568858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4508.59835394441">
                <text:p>4508.59835394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4407.4009549218">
                <text:p>4407.4009549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4308.81716915131">
                <text:p>4308.817169151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4212.77129853088">
                <text:p>4212.771298530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4119.19006215024">
                <text:p>4119.19006215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4028.00251223147">
                <text:p>4028.002512231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3939.13995322357">
                <text:p>3939.139953223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3852.53586392415">
                <text:p>3852.535863924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3768.12582250698">
                <text:p>3768.125822506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3685.84743433915">
                <text:p>3685.84743433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3605.64026247704">
                <text:p>3605.64026247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3527.44576073394">
                <text:p>3527.44576073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3451.20720921812">
                <text:p>3451.20720921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3376.8696522431">
                <text:p>3376.86965224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3304.37983851682">
                <text:p>3304.379838516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3233.68616352019">
                <text:p>3233.68616352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3164.73861398886">
                <text:p>3164.738613988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3097.48871441618">
                <text:p>3097.488714416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3031.88947549837">
                <text:p>3031.889475498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2967.8953444464">
                <text:p>2967.89534444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2905.46215709205">
                <text:p>2905.46215709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2844.54709171879">
                <text:p>2844.547091718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2785.10862455082">
                <text:p>2785.108624550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2727.10648683649">
                <text:p>2727.106486836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2670.50162346482">
                <text:p>2670.501623464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2615.25615305644">
                <text:p>2615.256153056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2561.33332947258">
                <text:p>2561.333329472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2508.6975046881">
                <text:p>2508.6975046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2457.3140929768">
                <text:p>2457.3140929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2407.14953635904">
                <text:p>2407.149536359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2358.1712712643">
                <text:p>2358.17127126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2310.3476963625">
                <text:p>2310.3476963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2263.64814152035">
                <text:p>2263.64814152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2218.04283784051">
                <text:p>2218.04283784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2173.50288874295">
                <text:p>2173.502888742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2130.00024204962">
                <text:p>2130.000242049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2087.50766303523">
                <text:p>2087.50766303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2045.99870840807">
                <text:p>2045.998708408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2005.44770118658">
                <text:p>2005.447701186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1965.82970643847">
                <text:p>1965.829706438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1927.12050785067">
                <text:p>1927.120507850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1889.29658509955">
                <text:p>1889.296585099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  <table:table-cell office:value-type="float" office:value="1852.33509199214">
                <text:p>1852.33509199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">
                <text:p>153</text:p>
              </table:table-cell>
              <table:table-cell office:value-type="float" office:value="1816.21383535">
                <text:p>1816.21383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1780.9112546088">
                <text:p>1780.91125460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1746.40640210757">
                <text:p>1746.406402107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  <table:table-cell office:value-type="float" office:value="1712.67892404241">
                <text:p>1712.678924042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">
                <text:p>157</text:p>
              </table:table-cell>
              <table:table-cell office:value-type="float" office:value="1679.70904206086">
                <text:p>1679.709042060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  <table:table-cell office:value-type="float" office:value="1647.47753547363">
                <text:p>1647.47753547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  <table:table-cell office:value-type="float" office:value="1615.96572406145">
                <text:p>1615.965724061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1585.15545145581">
                <text:p>1585.15545145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1555.02906907277">
                <text:p>1555.029069072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1525.56942058041">
                <text:p>1525.56942058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1496.75982688045">
                <text:p>1496.75982688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">
                <text:p>164</text:p>
              </table:table-cell>
              <table:table-cell office:value-type="float" office:value="1468.58407158624">
                <text:p>1468.584071586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1441.02638697906">
                <text:p>1441.026386979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">
                <text:p>166</text:p>
              </table:table-cell>
              <table:table-cell office:value-type="float" office:value="1414.07144042617">
                <text:p>1414.071440426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1387.70432124398">
                <text:p>1387.70432124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  <table:table-cell office:value-type="float" office:value="1361.91052799092">
                <text:p>1361.91052799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1336.67595617479">
                <text:p>1336.67595617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1311.98688636008">
                <text:p>1311.98688636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">
                <text:p>171</text:p>
              </table:table-cell>
              <table:table-cell office:value-type="float" office:value="1287.82997266127">
                <text:p>1287.829972661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">
                <text:p>172</text:p>
              </table:table-cell>
              <table:table-cell office:value-type="float" office:value="1264.19223160863">
                <text:p>1264.192231608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1241.06103137369">
                <text:p>1241.06103137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  <table:table-cell office:value-type="float" office:value="1218.42408134166">
                <text:p>1218.424081341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1196.26942201904">
                <text:p>1196.269422019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1174.58541526463">
                <text:p>1174.585415264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">
                <text:p>177</text:p>
              </table:table-cell>
              <table:table-cell office:value-type="float" office:value="1153.36073483296">
                <text:p>1153.36073483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">
                <text:p>178</text:p>
              </table:table-cell>
              <table:table-cell office:value-type="float" office:value="1132.58435721931">
                <text:p>1132.584357219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">
                <text:p>179</text:p>
              </table:table-cell>
              <table:table-cell office:value-type="float" office:value="1112.24555279599">
                <text:p>1112.245552795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1092.33387722994">
                <text:p>1092.333877229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">
                <text:p>181</text:p>
              </table:table-cell>
              <table:table-cell office:value-type="float" office:value="1072.83916317208">
                <text:p>1072.83916317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  <table:table-cell office:value-type="float" office:value="1053.75151220902">
                <text:p>1053.751512209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  <table:table-cell office:value-type="float" office:value="1035.06128706846">
                <text:p>1035.061287068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">
                <text:p>184</text:p>
              </table:table-cell>
              <table:table-cell office:value-type="float" office:value="1016.75910406941">
                <text:p>1016.759104069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998.835825809186">
                <text:p>998.8358258091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  <table:table-cell office:value-type="float" office:value="981.282554079059">
                <text:p>981.282554079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  <table:table-cell office:value-type="float" office:value="964.090623000942">
                <text:p>964.090623000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">
                <text:p>188</text:p>
              </table:table-cell>
              <table:table-cell office:value-type="float" office:value="947.251592377637">
                <text:p>947.251592377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">
                <text:p>189</text:p>
              </table:table-cell>
              <table:table-cell office:value-type="float" office:value="930.757241249558">
                <text:p>930.7572412495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914.599561650966">
                <text:p>914.5995616509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  <table:table-cell office:value-type="float" office:value="898.770752559128">
                <text:p>898.7707525591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883.263214029971">
                <text:p>883.263214029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">
                <text:p>193</text:p>
              </table:table-cell>
              <table:table-cell office:value-type="float" office:value="868.069541513997">
                <text:p>868.0695415139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853.182520346593">
                <text:p>853.1825203465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838.595120406883">
                <text:p>838.595120406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824.30049093964">
                <text:p>824.300490939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  <table:table-cell office:value-type="float" office:value="810.291955534855">
                <text:p>810.2919555348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  <table:table-cell office:value-type="float" office:value="796.563007259847">
                <text:p>796.5630072598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